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9" table:default-cell-style-name="ce1"/>
        <table:table-row table:style-name="ro1">
          <table:table-cell office:value-type="string" calcext:value-type="string">
            <text:p><text:a xlink:href="https://1xbet.whoscored.com/Players/365413/Show/Alex" xlink:type="simple">1Alex</text:a><text:a xlink:href="https://1xbet.whoscored.com/Teams/1241/Show/Brazil-Santos-FC" xlink:type="simple">Santos FC, </text:a>23, D(C)</text:p>
          </table:table-cell>
          <table:table-cell office:value-type="string" calcext:value-type="string">
            <text:p><text:a xlink:href="https://1xbet.whoscored.com/Players/365413/Show/Alex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72</text:p>
          </table:table-cell>
        </table:table-row>
        <table:table-row table:style-name="ro1">
          <table:table-cell office:value-type="string" calcext:value-type="string">
            <text:p><text:a xlink:href="https://1xbet.whoscored.com/Players/40718/Show/Renan" xlink:type="simple">2Renan</text:a><text:a xlink:href="https://1xbet.whoscored.com/Teams/6368/Show/Brazil-Atletico-GO" xlink:type="simple">Atletico GO, </text:a>33, GK</text:p>
          </table:table-cell>
          <table:table-cell office:value-type="string" calcext:value-type="string">
            <text:p><text:a xlink:href="https://1xbet.whoscored.com/Players/40718/Show/Renan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2.5</text:p>
          </table:table-cell>
          <table:table-cell office:value-type="string" calcext:value-type="string">
            <text:p>7.64</text:p>
          </table:table-cell>
        </table:table-row>
        <table:table-row table:style-name="ro2">
          <table:table-cell office:value-type="string" calcext:value-type="string">
            <text:p><text:a xlink:href="https://1xbet.whoscored.com/Players/298258/Show/Airton" xlink:type="simple">3Airton</text:a><text:a xlink:href="https://1xbet.whoscored.com/Teams/1228/Show/Brazil-America-MG" xlink:type="simple">America MG, </text:a>28, Goalkeeper</text:p>
          </table:table-cell>
          <table:table-cell office:value-type="string" calcext:value-type="string">
            <text:p><text:a xlink:href="https://1xbet.whoscored.com/Players/298258/Show/Airton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50</text:p>
          </table:table-cell>
        </table:table-row>
        <table:table-row table:style-name="ro1">
          <table:table-cell office:value-type="string" calcext:value-type="string">
            <text:p><text:a xlink:href="https://1xbet.whoscored.com/Players/337303/Show/Andrey" xlink:type="simple">4Andrey</text:a><text:a xlink:href="https://1xbet.whoscored.com/Teams/1236/Show/Brazil-Coritiba" xlink:type="simple">Coritiba, </text:a>24, M(C)</text:p>
          </table:table-cell>
          <table:table-cell office:value-type="string" calcext:value-type="string">
            <text:p><text:a xlink:href="https://1xbet.whoscored.com/Players/337303/Show/Andrey" xlink:type="simple"> </text:a><text:a xlink:href="https://1xbet.whoscored.com/Teams/1236/Show/Brazil-Coriti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89" calcext:value-type="float">
            <text:p>48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47</text:p>
          </table:table-cell>
        </table:table-row>
        <table:table-row table:style-name="ro1">
          <table:table-cell office:value-type="string" calcext:value-type="string">
            <text:p><text:a xlink:href="https://1xbet.whoscored.com/Players/149738/Show/Gustavo-Scarpa" xlink:type="simple">5Gustavo Scarpa</text:a><text:a xlink:href="https://1xbet.whoscored.com/Teams/1234/Show/Brazil-Palmeiras" xlink:type="simple">Palmeiras, </text:a>28, D(L),M(CLR)</text:p>
          </table:table-cell>
          <table:table-cell office:value-type="string" calcext:value-type="string">
            <text:p><text:a xlink:href="https://1xbet.whoscored.com/Players/149738/Show/Gustavo-Scarpa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68" calcext:value-type="float">
            <text:p>146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44</text:p>
          </table:table-cell>
        </table:table-row>
        <table:table-row table:style-name="ro1">
          <table:table-cell office:value-type="string" calcext:value-type="string">
            <text:p><text:a xlink:href="https://1xbet.whoscored.com/Players/63830/Show/Marcelo-Lomba" xlink:type="simple">6Marcelo Lomba</text:a><text:a xlink:href="https://1xbet.whoscored.com/Teams/1234/Show/Brazil-Palmeiras" xlink:type="simple">Palmeiras, </text:a>35, GK</text:p>
          </table:table-cell>
          <table:table-cell office:value-type="string" calcext:value-type="string">
            <text:p><text:a xlink:href="https://1xbet.whoscored.com/Players/63830/Show/Marcelo-Lomba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42</text:p>
          </table:table-cell>
        </table:table-row>
        <table:table-row table:style-name="ro1">
          <table:table-cell office:value-type="string" calcext:value-type="string">
            <text:p><text:a xlink:href="https://1xbet.whoscored.com/Players/125232/Show/Emanuel-Brítez" xlink:type="simple">7Emanuel Brítez</text:a><text:a xlink:href="https://1xbet.whoscored.com/Teams/2065/Show/Brazil-Fortaleza" xlink:type="simple">Fortaleza, </text:a>30, D(CLR)</text:p>
          </table:table-cell>
          <table:table-cell office:value-type="string" calcext:value-type="string">
            <text:p><text:a xlink:href="https://1xbet.whoscored.com/Players/125232/Show/Emanuel-Brítez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https://1xbet.whoscored.com/Players/5491/Show/Andrés-D-39-Alessandro" xlink:type="simple">8Andrés D'Alessandro</text:a><text:a xlink:href="https://1xbet.whoscored.com/Teams/1219/Show/Brazil-Internacional" xlink:type="simple">Internacional, </text:a>41, AM(CR)</text:p>
          </table:table-cell>
          <table:table-cell office:value-type="string" calcext:value-type="string">
            <text:p><text:a xlink:href="https://1xbet.whoscored.com/Players/5491/Show/Andrés-D-39-Alessandro" xlink:type="simple"> </text:a><text:a xlink:href="https://1xbet.whoscored.com/Teams/1219/Show/Brazil-Internacional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28627/Show/Giorgian-de-Arrascaeta" xlink:type="simple">9Giorgian de Arrascaeta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28627/Show/Giorgian-de-Arrascaeta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70" calcext:value-type="float">
            <text:p>117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21/Show/Felipe-Alves" xlink:type="simple">10Felipe Alves</text:a><text:a xlink:href="https://1xbet.whoscored.com/Teams/1220/Show/Brazil-Juventude" xlink:type="simple">Juventude, </text:a>34, GK</text:p>
          </table:table-cell>
          <table:table-cell office:value-type="string" calcext:value-type="string">
            <text:p><text:a xlink:href="https://1xbet.whoscored.com/Players/355721/Show/Felipe-Alves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10307/Show/Marcio-Silva" xlink:type="simple">11Marcio Silva</text:a><text:a xlink:href="https://1xbet.whoscored.com/Teams/1236/Show/Brazil-Coritiba" xlink:type="simple">Coritiba, </text:a>21, Defender</text:p>
          </table:table-cell>
          <table:table-cell office:value-type="string" calcext:value-type="string">
            <text:p><text:a xlink:href="https://1xbet.whoscored.com/Players/410307/Show/Marcio-Silv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87/Show/Benjamín-Kuscevic" xlink:type="simple">12Benjamín Kuscevic</text:a><text:a xlink:href="https://1xbet.whoscored.com/Teams/1234/Show/Brazil-Palmeiras" xlink:type="simple">Palmeiras, </text:a>26, D(C)</text:p>
          </table:table-cell>
          <table:table-cell office:value-type="string" calcext:value-type="string">
            <text:p><text:a xlink:href="https://1xbet.whoscored.com/Players/406287/Show/Benjamín-Kuscevic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28</text:p>
          </table:table-cell>
        </table:table-row>
        <table:table-row table:style-name="ro1">
          <table:table-cell office:value-type="string" calcext:value-type="string">
            <text:p><text:a xlink:href="https://1xbet.whoscored.com/Players/246393/Show/Igor-Rabello" xlink:type="simple">13Igor Rabello</text:a><text:a xlink:href="https://1xbet.whoscored.com/Teams/1235/Show/Brazil-Atletico-MG" xlink:type="simple">Atletico MG, </text:a>27, D(C)</text:p>
          </table:table-cell>
          <table:table-cell office:value-type="string" calcext:value-type="string">
            <text:p><text:a xlink:href="https://1xbet.whoscored.com/Players/246393/Show/Igor-Rabello" xlink:type="simple"> </text:a><text:a xlink:href="https://1xbet.whoscored.com/Teams/1235/Show/Brazil-Atletico-MG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27</text:p>
          </table:table-cell>
        </table:table-row>
        <table:table-row table:style-name="ro1">
          <table:table-cell office:value-type="string" calcext:value-type="string">
            <text:p><text:a xlink:href="https://1xbet.whoscored.com/Players/74447/Show/Marcos-Rocha" xlink:type="simple">14Marcos Rocha</text:a><text:a xlink:href="https://1xbet.whoscored.com/Teams/1234/Show/Brazil-Palmeiras" xlink:type="simple">Palmeiras, </text:a>33, D(R),M(R)</text:p>
          </table:table-cell>
          <table:table-cell office:value-type="string" calcext:value-type="string">
            <text:p><text:a xlink:href="https://1xbet.whoscored.com/Players/74447/Show/Marcos-Roch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6" calcext:value-type="float">
            <text:p>110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2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2/Show/Diego" xlink:type="simple">15Diego</text:a><text:a xlink:href="https://1xbet.whoscored.com/Teams/1218/Show/Brazil-Goias" xlink:type="simple">Goias, </text:a>26, D(R),M(R)</text:p>
          </table:table-cell>
          <table:table-cell office:value-type="string" calcext:value-type="string">
            <text:p><text:a xlink:href="https://1xbet.whoscored.com/Players/436562/Show/Diego" xlink:type="simple"> </text:a><text:a xlink:href="https://1xbet.whoscored.com/Teams/1218/Show/Brazil-Goi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87" calcext:value-type="float">
            <text:p>168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22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0/Show/Éverton" xlink:type="simple">16Éverton</text:a><text:a xlink:href="https://1xbet.whoscored.com/Teams/1239/Show/Brazil-Flamengo" xlink:type="simple">Flamengo, </text:a>26, AM(CLR),FW</text:p>
          </table:table-cell>
          <table:table-cell office:value-type="string" calcext:value-type="string">
            <text:p><text:a xlink:href="https://1xbet.whoscored.com/Players/146760/Show/Éverton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1" calcext:value-type="float">
            <text:p>34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20</text:p>
          </table:table-cell>
        </table:table-row>
        <table:table-row table:style-name="ro1">
          <table:table-cell office:value-type="string" calcext:value-type="string">
            <text:p><text:a xlink:href="https://1xbet.whoscored.com/Players/114595/Show/Gustavo-Henrique" xlink:type="simple">17Gustavo Henrique</text:a><text:a xlink:href="https://1xbet.whoscored.com/Teams/1239/Show/Brazil-Flamengo" xlink:type="simple">Flamengo, </text:a>29, D(C)</text:p>
          </table:table-cell>
          <table:table-cell office:value-type="string" calcext:value-type="string">
            <text:p><text:a xlink:href="https://1xbet.whoscored.com/Players/114595/Show/Gustavo-Henrique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1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3/Show/Igor-Paixão" xlink:type="simple">18Igor Paixão</text:a><text:a xlink:href="https://1xbet.whoscored.com/Teams/1236/Show/Brazil-Coritiba" xlink:type="simple">Coritiba, </text:a>22, AM(L)</text:p>
          </table:table-cell>
          <table:table-cell office:value-type="string" calcext:value-type="string">
            <text:p><text:a xlink:href="https://1xbet.whoscored.com/Players/436553/Show/Igor-Paixão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4" calcext:value-type="float">
            <text:p>155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18</text:p>
          </table:table-cell>
        </table:table-row>
        <table:table-row table:style-name="ro1">
          <table:table-cell office:value-type="string" calcext:value-type="string">
            <text:p><text:a xlink:href="https://1xbet.whoscored.com/Players/300280/Show/Ygor-Nogueira" xlink:type="simple">19Ygor Nogueira</text:a><text:a xlink:href="https://1xbet.whoscored.com/Teams/1220/Show/Brazil-Juventude" xlink:type="simple">Juventude, </text:a>27, D(C)</text:p>
          </table:table-cell>
          <table:table-cell office:value-type="string" calcext:value-type="string">
            <text:p><text:a xlink:href="https://1xbet.whoscored.com/Players/300280/Show/Ygor-Nogueira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89/Show/Joaquim" xlink:type="simple">20Joaquim</text:a><text:a xlink:href="https://1xbet.whoscored.com/Teams/8938/Show/Brazil-Cuiaba" xlink:type="simple">Cuiaba, </text:a>23, D(C)</text:p>
          </table:table-cell>
          <table:table-cell office:value-type="string" calcext:value-type="string">
            <text:p><text:a xlink:href="https://1xbet.whoscored.com/Players/416789/Show/Joaquim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13" calcext:value-type="float">
            <text:p>81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18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39173/Show/Murilo" xlink:type="simple">21Murilo</text:a><text:a xlink:href="https://1xbet.whoscored.com/Teams/1234/Show/Brazil-Palmeiras" xlink:type="simple">Palmeiras, </text:a>25, D(C),DMC</text:p>
          </table:table-cell>
          <table:table-cell office:value-type="string" calcext:value-type="string">
            <text:p><text:a xlink:href="https://1xbet.whoscored.com/Players/339173/Show/Murilo" xlink:type="simple"> </text:a><text:a xlink:href="https://1xbet.whoscored.com/Teams/1234/Show/Brazil-Palmeir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69" calcext:value-type="float">
            <text:p>166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24039/Show/Jhon-Arias" xlink:type="simple">22Jhon Arias</text:a><text:a xlink:href="https://1xbet.whoscored.com/Teams/1232/Show/Brazil-Fluminense" xlink:type="simple">Fluminense, </text:a>24, AM(CL)</text:p>
          </table:table-cell>
          <table:table-cell office:value-type="string" calcext:value-type="string">
            <text:p><text:a xlink:href="https://1xbet.whoscored.com/Players/424039/Show/Jhon-Arias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92" calcext:value-type="float">
            <text:p>129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17</text:p>
          </table:table-cell>
        </table:table-row>
        <table:table-row table:style-name="ro1">
          <table:table-cell office:value-type="string" calcext:value-type="string">
            <text:p><text:a xlink:href="https://1xbet.whoscored.com/Players/101640/Show/Sidimar" xlink:type="simple">23Sidimar</text:a><text:a xlink:href="https://1xbet.whoscored.com/Teams/1218/Show/Brazil-Goias" xlink:type="simple">Goias, </text:a>30, D(C)</text:p>
          </table:table-cell>
          <table:table-cell office:value-type="string" calcext:value-type="string">
            <text:p><text:a xlink:href="https://1xbet.whoscored.com/Players/101640/Show/Sidimar" xlink:type="simple"> </text:a><text:a xlink:href="https://1xbet.whoscored.com/Teams/1218/Show/Brazil-Goi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16</text:p>
          </table:table-cell>
        </table:table-row>
        <table:table-row table:style-name="ro1">
          <table:table-cell office:value-type="string" calcext:value-type="string">
            <text:p><text:a xlink:href="https://1xbet.whoscored.com/Players/136957/Show/Fernando-Miguel" xlink:type="simple">24Fernando Miguel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136957/Show/Fernando-Miguel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25957/Show/Víctor-Cuesta" xlink:type="simple">25Víctor Cuesta</text:a><text:a xlink:href="https://1xbet.whoscored.com/Teams/1227/Show/Brazil-Botafogo-RJ" xlink:type="simple">Botafogo RJ, </text:a>33, D(C)</text:p>
          </table:table-cell>
          <table:table-cell office:value-type="string" calcext:value-type="string">
            <text:p><text:a xlink:href="https://1xbet.whoscored.com/Players/125957/Show/Víctor-Cuesta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14" calcext:value-type="float">
            <text:p>131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00/Show/Juninho-Capixaba" xlink:type="simple">26Juninho Capixaba</text:a><text:a xlink:href="https://1xbet.whoscored.com/Teams/2065/Show/Brazil-Fortaleza" xlink:type="simple">Fortaleza, </text:a>25, D(L),M(L)</text:p>
          </table:table-cell>
          <table:table-cell office:value-type="string" calcext:value-type="string">
            <text:p><text:a xlink:href="https://1xbet.whoscored.com/Players/337900/Show/Juninho-Capixaba" xlink:type="simple"> </text:a><text:a xlink:href="https://1xbet.whoscored.com/Teams/2065/Show/Brazil-Fortalez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80" calcext:value-type="float">
            <text:p>15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14</text:p>
          </table:table-cell>
        </table:table-row>
        <table:table-row table:style-name="ro1">
          <table:table-cell office:value-type="string" calcext:value-type="string">
            <text:p><text:a xlink:href="https://1xbet.whoscored.com/Players/103383/Show/Gustavo-Gómez" xlink:type="simple">27Gustavo Gómez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03383/Show/Gustavo-Gómez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87/Show/Luiz-Henrique" xlink:type="simple">28Luiz Henrique</text:a><text:a xlink:href="https://1xbet.whoscored.com/Teams/1232/Show/Brazil-Fluminense" xlink:type="simple">Fluminense, </text:a>21, AM(LR)</text:p>
          </table:table-cell>
          <table:table-cell office:value-type="string" calcext:value-type="string">
            <text:p><text:a xlink:href="https://1xbet.whoscored.com/Players/397587/Show/Luiz-Henrique" xlink:type="simple"> </text:a><text:a xlink:href="https://1xbet.whoscored.com/Teams/1232/Show/Brazil-Flumin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58" calcext:value-type="float">
            <text:p>105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18302/Show/Artur" xlink:type="simple">29Artur</text:a><text:a xlink:href="https://1xbet.whoscored.com/Teams/5438/Show/Brazil-Red-Bull-Bragantino" xlink:type="simple">Red Bull Bragantino, </text:a>24, AM(LR)</text:p>
          </table:table-cell>
          <table:table-cell office:value-type="string" calcext:value-type="string">
            <text:p><text:a xlink:href="https://1xbet.whoscored.com/Players/318302/Show/Artur" xlink:type="simple"> </text:a><text:a xlink:href="https://1xbet.whoscored.com/Teams/5438/Show/Brazil-Red-Bull-Bragantin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65" calcext:value-type="float">
            <text:p>146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12</text:p>
          </table:table-cell>
        </table:table-row>
        <table:table-row table:style-name="ro2">
          <table:table-cell office:value-type="string" calcext:value-type="string">
            <text:p><text:a xlink:href="https://1xbet.whoscored.com/Players/360109/Show/Anderson" xlink:type="simple">30Anderson</text:a><text:a xlink:href="https://1xbet.whoscored.com/Teams/1243/Show/Brazil-Athletico-Paranaense" xlink:type="simple">Athletico Paranaense, </text:a>24, Goalkeeper</text:p>
          </table:table-cell>
          <table:table-cell office:value-type="string" calcext:value-type="string">
            <text:p><text:a xlink:href="https://1xbet.whoscored.com/Players/360109/Show/Anderson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https://1xbet.whoscored.com/Players/64073/Show/Matheus-Cavichioli" xlink:type="simple">31Matheus Cavichioli</text:a><text:a xlink:href="https://1xbet.whoscored.com/Teams/1228/Show/Brazil-America-MG" xlink:type="simple">America MG, </text:a>36, GK</text:p>
          </table:table-cell>
          <table:table-cell office:value-type="string" calcext:value-type="string">
            <text:p><text:a xlink:href="https://1xbet.whoscored.com/Players/64073/Show/Matheus-Cavichioli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64161/Show/Luan-Cândido" xlink:type="simple">32Luan Cândido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64161/Show/Luan-Cândido" xlink:type="simple"> </text:a><text:a xlink:href="https://1xbet.whoscored.com/Teams/5438/Show/Brazil-Red-Bull-Bragantin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5" calcext:value-type="float">
            <text:p>152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85/Show/André" xlink:type="simple">33André</text:a><text:a xlink:href="https://1xbet.whoscored.com/Teams/1232/Show/Brazil-Fluminense" xlink:type="simple">Fluminense, </text:a>21, DMC</text:p>
          </table:table-cell>
          <table:table-cell office:value-type="string" calcext:value-type="string">
            <text:p><text:a xlink:href="https://1xbet.whoscored.com/Players/397585/Show/André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77" calcext:value-type="float">
            <text:p>157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6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39/Show/Steven-Mendoza" xlink:type="simple">34Steven Mendoza</text:a><text:a xlink:href="https://1xbet.whoscored.com/Teams/7334/Show/Brazil-Ceara" xlink:type="simple">Ceara, </text:a>30, AM(CLR)</text:p>
          </table:table-cell>
          <table:table-cell office:value-type="string" calcext:value-type="string">
            <text:p><text:a xlink:href="https://1xbet.whoscored.com/Players/279539/Show/Steven-Mendoza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91" calcext:value-type="float">
            <text:p>149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5</text:p>
          </table:table-cell>
        </table:table-row>
        <table:table-row table:style-name="ro1">
          <table:table-cell office:value-type="string" calcext:value-type="string">
            <text:p><text:a xlink:href="https://1xbet.whoscored.com/Players/40345/Show/Cássio" xlink:type="simple">35Cássio</text:a><text:a xlink:href="https://1xbet.whoscored.com/Teams/1237/Show/Brazil-Corinthians" xlink:type="simple">Corinthians, </text:a>35, GK</text:p>
          </table:table-cell>
          <table:table-cell office:value-type="string" calcext:value-type="string">
            <text:p><text:a xlink:href="https://1xbet.whoscored.com/Players/40345/Show/Cássio" xlink:type="simple"> </text:a><text:a xlink:href="https://1xbet.whoscored.com/Teams/1237/Show/Brazil-Corinthian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04</text:p>
          </table:table-cell>
        </table:table-row>
        <table:table-row table:style-name="ro2">
          <table:table-cell office:value-type="string" calcext:value-type="string">
            <text:p><text:a xlink:href="https://1xbet.whoscored.com/Players/102256/Show/Edenílson" xlink:type="simple">36Edenílson</text:a><text:a xlink:href="https://1xbet.whoscored.com/Teams/1219/Show/Brazil-Internacional" xlink:type="simple">Internacional, </text:a>32, D(R),M(CLR)</text:p>
          </table:table-cell>
          <table:table-cell office:value-type="string" calcext:value-type="string">
            <text:p><text:a xlink:href="https://1xbet.whoscored.com/Players/102256/Show/Edenílson" xlink:type="simple"> </text:a><text:a xlink:href="https://1xbet.whoscored.com/Teams/1219/Show/Brazil-Internacional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18866/Show/Marcelo-Benevenuto" xlink:type="simple">37Marcelo Benevenuto</text:a><text:a xlink:href="https://1xbet.whoscored.com/Teams/2065/Show/Brazil-Fortaleza" xlink:type="simple">Fortaleza, </text:a>26, D(C)</text:p>
          </table:table-cell>
          <table:table-cell office:value-type="string" calcext:value-type="string">
            <text:p><text:a xlink:href="https://1xbet.whoscored.com/Players/318866/Show/Marcelo-Benevenuto" xlink:type="simple"> </text:a><text:a xlink:href="https://1xbet.whoscored.com/Teams/2065/Show/Brazil-Fortalez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73" calcext:value-type="float">
            <text:p>177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133445/Show/Jonathan-Calleri" xlink:type="simple">38Jonathan Calleri</text:a><text:a xlink:href="https://1xbet.whoscored.com/Teams/1224/Show/Brazil-Sao-Paulo" xlink:type="simple">Sao Paulo, </text:a>28, FW</text:p>
          </table:table-cell>
          <table:table-cell office:value-type="string" calcext:value-type="string">
            <text:p><text:a xlink:href="https://1xbet.whoscored.com/Players/133445/Show/Jonathan-Calleri" xlink:type="simple"> </text:a><text:a xlink:href="https://1xbet.whoscored.com/Teams/1224/Show/Brazil-Sao-Paul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4" calcext:value-type="float">
            <text:p>165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297581/Show/Ayrton" xlink:type="simple">39Ayrton</text:a><text:a xlink:href="https://1xbet.whoscored.com/Teams/1239/Show/Brazil-Flamengo" xlink:type="simple">Flamengo, </text:a>25, D(L),M(L)</text:p>
          </table:table-cell>
          <table:table-cell office:value-type="string" calcext:value-type="string">
            <text:p><text:a xlink:href="https://1xbet.whoscored.com/Players/297581/Show/Ayrton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46" calcext:value-type="float">
            <text:p>134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29463/Show/Willian" xlink:type="simple">41Willian</text:a><text:a xlink:href="https://1xbet.whoscored.com/Teams/1237/Show/Brazil-Corinthians" xlink:type="simple">Corinthians, </text:a>34, AM(CLR)</text:p>
          </table:table-cell>
          <table:table-cell office:value-type="string" calcext:value-type="string">
            <text:p><text:a xlink:href="https://1xbet.whoscored.com/Players/29463/Show/Willian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34" calcext:value-type="float">
            <text:p>83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84/Show/Léo-Ortiz" xlink:type="simple">42Léo Ortiz</text:a><text:a xlink:href="https://1xbet.whoscored.com/Teams/5438/Show/Brazil-Red-Bull-Bragantino" xlink:type="simple">Red Bull Bragantino, </text:a>26, D(C)</text:p>
          </table:table-cell>
          <table:table-cell office:value-type="string" calcext:value-type="string">
            <text:p><text:a xlink:href="https://1xbet.whoscored.com/Players/355684/Show/Léo-Ortiz" xlink:type="simple"> </text:a><text:a xlink:href="https://1xbet.whoscored.com/Teams/5438/Show/Brazil-Red-Bull-Bragantin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2" calcext:value-type="float">
            <text:p>129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81/Show/Fabrício-Bruno" xlink:type="simple">43Fabrício Bruno</text:a><text:a xlink:href="https://1xbet.whoscored.com/Teams/1239/Show/Brazil-Flamengo" xlink:type="simple">Flamengo, </text:a>26, D(C)</text:p>
          </table:table-cell>
          <table:table-cell office:value-type="string" calcext:value-type="string">
            <text:p><text:a xlink:href="https://1xbet.whoscored.com/Players/317681/Show/Fabrício-Bruno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75/Show/Bruno-Henrique" xlink:type="simple">44Bruno Henrique</text:a><text:a xlink:href="https://1xbet.whoscored.com/Teams/1239/Show/Brazil-Flamengo" xlink:type="simple">Flamengo, </text:a>31, AM(CLR),FW</text:p>
          </table:table-cell>
          <table:table-cell office:value-type="string" calcext:value-type="string">
            <text:p><text:a xlink:href="https://1xbet.whoscored.com/Players/279575/Show/Bruno-Henrique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16" calcext:value-type="float">
            <text:p>61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23/Show/Nino" xlink:type="simple">45Nino</text:a><text:a xlink:href="https://1xbet.whoscored.com/Teams/1232/Show/Brazil-Fluminense" xlink:type="simple">Fluminense, </text:a>25, D(C)</text:p>
          </table:table-cell>
          <table:table-cell office:value-type="string" calcext:value-type="string">
            <text:p><text:a xlink:href="https://1xbet.whoscored.com/Players/373523/Show/Nino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79" calcext:value-type="float">
            <text:p>147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1</text:p>
          </table:table-cell>
        </table:table-row>
        <table:table-row table:style-name="ro1">
          <table:table-cell office:value-type="string" calcext:value-type="string">
            <text:p><text:a xlink:href="https://1xbet.whoscored.com/Players/326607/Show/Lucas-Sasha" xlink:type="simple">46Lucas Sasha</text:a><text:a xlink:href="https://1xbet.whoscored.com/Teams/2065/Show/Brazil-Fortaleza" xlink:type="simple">Fortaleza, </text:a>32, Midfielder</text:p>
          </table:table-cell>
          <table:table-cell office:value-type="string" calcext:value-type="string">
            <text:p><text:a xlink:href="https://1xbet.whoscored.com/Players/326607/Show/Lucas-Sasha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1</text:p>
          </table:table-cell>
        </table:table-row>
        <table:table-row table:style-name="ro4">
          <table:table-cell office:value-type="string" calcext:value-type="string">
            <text:p><text:a xlink:href="https://1xbet.whoscored.com/Players/389173/Show/Vinícius-Machado" xlink:type="simple">47Vinícius Machado</text:a><text:a xlink:href="https://1xbet.whoscored.com/Teams/7334/Show/Brazil-Ceara" xlink:type="simple">Ceara, </text:a>22, GK</text:p>
          </table:table-cell>
          <table:table-cell office:value-type="string" calcext:value-type="string">
            <text:p><text:a xlink:href="https://1xbet.whoscored.com/Players/389173/Show/Vinícius-Machado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.01</text:p>
          </table:table-cell>
        </table:table-row>
        <table:table-row table:style-name="ro1">
          <table:table-cell office:value-type="string" calcext:value-type="string">
            <text:p><text:a xlink:href="https://1xbet.whoscored.com/Players/101467/Show/Éverton-Ribeiro" xlink:type="simple">48Éverton Ribeiro</text:a><text:a xlink:href="https://1xbet.whoscored.com/Teams/1239/Show/Brazil-Flamengo" xlink:type="simple">Flamengo, </text:a>33, AM(CLR)</text:p>
          </table:table-cell>
          <table:table-cell office:value-type="string" calcext:value-type="string">
            <text:p><text:a xlink:href="https://1xbet.whoscored.com/Players/101467/Show/Éverton-Ribeiro" xlink:type="simple"> </text:a><text:a xlink:href="https://1xbet.whoscored.com/Teams/1239/Show/Brazil-Flamen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285" calcext:value-type="float">
            <text:p>128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9/Show/Habraão" xlink:type="simple">49Habraão</text:a><text:a xlink:href="https://1xbet.whoscored.com/Teams/2065/Show/Brazil-Fortaleza" xlink:type="simple">Fortaleza, </text:a>21, Defender</text:p>
          </table:table-cell>
          <table:table-cell office:value-type="string" calcext:value-type="string">
            <text:p><text:a xlink:href="https://1xbet.whoscored.com/Players/429559/Show/Habraão" xlink:type="simple"> </text:a><text:a xlink:href="https://1xbet.whoscored.com/Teams/2065/Show/Brazil-Fortalez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296379/Show/Carlos-de-Pena" xlink:type="simple">50Carlos de Pena</text:a><text:a xlink:href="https://1xbet.whoscored.com/Teams/1219/Show/Brazil-Internacional" xlink:type="simple">Internacional, </text:a>30, AM(CL)</text:p>
          </table:table-cell>
          <table:table-cell office:value-type="string" calcext:value-type="string">
            <text:p><text:a xlink:href="https://1xbet.whoscored.com/Players/296379/Show/Carlos-de-Pena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15" calcext:value-type="float">
            <text:p>151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0</text:p>
          </table:table-cell>
        </table:table-row>
        <table:table-row table:style-name="ro3" table:number-rows-repeated="2">
          <table:table-cell table:style-name="Default" table:number-columns-repeated="9"/>
        </table:table-row>
        <table:table-row table:style-name="ro4">
          <table:table-cell office:value-type="string" calcext:value-type="string">
            <text:p><text:a xlink:href="https://1xbet.whoscored.com/Players/309573/Show/Tadeu" xlink:type="simple">51Tadeu</text:a><text:a xlink:href="https://1xbet.whoscored.com/Teams/1218/Show/Brazil-Goias" xlink:type="simple">Goias, </text:a>30, GK</text:p>
          </table:table-cell>
          <table:table-cell office:value-type="string" calcext:value-type="string">
            <text:p><text:a xlink:href="https://1xbet.whoscored.com/Players/309573/Show/Tadeu" xlink:type="simple"> </text:a><text:a xlink:href="https://1xbet.whoscored.com/Teams/1218/Show/Brazil-Goi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.00</text:p>
          </table:table-cell>
        </table:table-row>
        <table:table-row table:style-name="ro2">
          <table:table-cell office:value-type="string" calcext:value-type="string">
            <text:p><text:a xlink:href="https://1xbet.whoscored.com/Players/295012/Show/Wanderson" xlink:type="simple">52Wanderson</text:a><text:a xlink:href="https://1xbet.whoscored.com/Teams/1219/Show/Brazil-Internacional" xlink:type="simple">Internacional, </text:a>27, AM(LR),FW</text:p>
          </table:table-cell>
          <table:table-cell office:value-type="string" calcext:value-type="string">
            <text:p><text:a xlink:href="https://1xbet.whoscored.com/Players/295012/Show/Wanderson" xlink:type="simple"> </text:a><text:a xlink:href="https://1xbet.whoscored.com/Teams/1219/Show/Brazil-Internacional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54" calcext:value-type="float">
            <text:p>95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114201/Show/Vina" xlink:type="simple">53Vina</text:a><text:a xlink:href="https://1xbet.whoscored.com/Teams/7334/Show/Brazil-Ceara" xlink:type="simple">Ceara, </text:a>31, M(CR),FW</text:p>
          </table:table-cell>
          <table:table-cell office:value-type="string" calcext:value-type="string">
            <text:p><text:a xlink:href="https://1xbet.whoscored.com/Players/114201/Show/Vina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4" calcext:value-type="float">
            <text:p>143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3931/Show/Maicon" xlink:type="simple">54Maicon</text:a><text:a xlink:href="https://1xbet.whoscored.com/Teams/1241/Show/Brazil-Santos-FC" xlink:type="simple">Santos FC, </text:a>33, D(C)</text:p>
          </table:table-cell>
          <table:table-cell office:value-type="string" calcext:value-type="string">
            <text:p><text:a xlink:href="https://1xbet.whoscored.com/Players/43931/Show/Maicon" xlink:type="simple"> </text:a><text:a xlink:href="https://1xbet.whoscored.com/Teams/1241/Show/Brazil-Santos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76" calcext:value-type="float">
            <text:p>127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78/Show/Robert-Arboleda" xlink:type="simple">55Robert Arboleda</text:a><text:a xlink:href="https://1xbet.whoscored.com/Teams/1224/Show/Brazil-Sao-Paulo" xlink:type="simple">Sao Paulo, </text:a>30, D(C)</text:p>
          </table:table-cell>
          <table:table-cell office:value-type="string" calcext:value-type="string">
            <text:p><text:a xlink:href="https://1xbet.whoscored.com/Players/318478/Show/Robert-Arboleda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99/Show/Germán-Cano" xlink:type="simple">56Germán Cano</text:a><text:a xlink:href="https://1xbet.whoscored.com/Teams/1232/Show/Brazil-Fluminense" xlink:type="simple">Fluminense, </text:a>34, FW</text:p>
          </table:table-cell>
          <table:table-cell office:value-type="string" calcext:value-type="string">
            <text:p><text:a xlink:href="https://1xbet.whoscored.com/Players/397899/Show/Germán-Can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775" calcext:value-type="float">
            <text:p>177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34393/Show/Aderlan" xlink:type="simple">57Aderlan</text:a><text:a xlink:href="https://1xbet.whoscored.com/Teams/5438/Show/Brazil-Red-Bull-Bragantino" xlink:type="simple">Red Bull Bragantino, </text:a>31, D(R),M(R)</text:p>
          </table:table-cell>
          <table:table-cell office:value-type="string" calcext:value-type="string">
            <text:p><text:a xlink:href="https://1xbet.whoscored.com/Players/234393/Show/Aderlan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46" calcext:value-type="float">
            <text:p>144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82871/Show/Fabián-Balbuena" xlink:type="simple">58Fabián Balbuena</text:a><text:a xlink:href="https://1xbet.whoscored.com/Teams/1237/Show/Brazil-Corinthians" xlink:type="simple">Corinthians, </text:a>30, D(C)</text:p>
          </table:table-cell>
          <table:table-cell office:value-type="string" calcext:value-type="string">
            <text:p><text:a xlink:href="https://1xbet.whoscored.com/Players/282871/Show/Fabián-Balbuena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149561/Show/Pedro-Henrique" xlink:type="simple">59Pedro Henrique</text:a><text:a xlink:href="https://1xbet.whoscored.com/Teams/1243/Show/Brazil-Athletico-Paranaense" xlink:type="simple">Athletico Paranaense, </text:a>26, D(C)</text:p>
          </table:table-cell>
          <table:table-cell office:value-type="string" calcext:value-type="string">
            <text:p><text:a xlink:href="https://1xbet.whoscored.com/Players/149561/Show/Pedro-Henrique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32" calcext:value-type="float">
            <text:p>143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84/Show/João-Paulo" xlink:type="simple">60João Paulo</text:a><text:a xlink:href="https://1xbet.whoscored.com/Teams/1241/Show/Brazil-Santos-FC" xlink:type="simple">Santos FC, </text:a>27, GK</text:p>
          </table:table-cell>
          <table:table-cell office:value-type="string" calcext:value-type="string">
            <text:p><text:a xlink:href="https://1xbet.whoscored.com/Players/137084/Show/João-Paulo" xlink:type="simple"> </text:a><text:a xlink:href="https://1xbet.whoscored.com/Teams/1241/Show/Brazil-Santos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98</text:p>
          </table:table-cell>
        </table:table-row>
        <table:table-row table:style-name="ro3">
          <table:table-cell table:style-name="Default" table:number-columns-repeated="9"/>
        </table:table-row>
        <table:table-row table:style-name="ro2">
          <table:table-cell office:value-type="string" calcext:value-type="string">
            <text:p><text:a xlink:href="https://1xbet.whoscored.com/Players/16886/Show/Hulk" xlink:type="simple">61Hulk</text:a><text:a xlink:href="https://1xbet.whoscored.com/Teams/1235/Show/Brazil-Atletico-MG" xlink:type="simple">Atletico MG, </text:a>36, AM(CLR),FW</text:p>
          </table:table-cell>
          <table:table-cell office:value-type="string" calcext:value-type="string">
            <text:p><text:a xlink:href="https://1xbet.whoscored.com/Players/16886/Show/Hulk" xlink:type="simple"> </text:a><text:a xlink:href="https://1xbet.whoscored.com/Teams/1235/Show/Brazil-Atletico-MG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1" calcext:value-type="float">
            <text:p>152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75752/Show/Dudu" xlink:type="simple">62Dudu</text:a><text:a xlink:href="https://1xbet.whoscored.com/Teams/1234/Show/Brazil-Palmeiras" xlink:type="simple">Palmeiras, </text:a>30, AM(CLR),FW</text:p>
          </table:table-cell>
          <table:table-cell office:value-type="string" calcext:value-type="string">
            <text:p><text:a xlink:href="https://1xbet.whoscored.com/Players/75752/Show/Dudu" xlink:type="simple"> </text:a><text:a xlink:href="https://1xbet.whoscored.com/Teams/1234/Show/Brazil-Palmeir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21" calcext:value-type="float">
            <text:p>162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4">
          <table:table-cell office:value-type="string" calcext:value-type="string">
            <text:p><text:a xlink:href="https://1xbet.whoscored.com/Players/398132/Show/Pedro-Raúl" xlink:type="simple">63Pedro Raúl</text:a><text:a xlink:href="https://1xbet.whoscored.com/Teams/1218/Show/Brazil-Goias" xlink:type="simple">Goias, </text:a>25, FW</text:p>
          </table:table-cell>
          <table:table-cell office:value-type="string" calcext:value-type="string">
            <text:p><text:a xlink:href="https://1xbet.whoscored.com/Players/398132/Show/Pedro-Raúl" xlink:type="simple"> </text:a><text:a xlink:href="https://1xbet.whoscored.com/Teams/1218/Show/Brazil-Goi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68/Show/Luiz-Felipe" xlink:type="simple">64Luiz Felipe</text:a><text:a xlink:href="https://1xbet.whoscored.com/Teams/1241/Show/Brazil-Santos-FC" xlink:type="simple">Santos FC, </text:a>28, D(C)</text:p>
          </table:table-cell>
          <table:table-cell office:value-type="string" calcext:value-type="string">
            <text:p><text:a xlink:href="https://1xbet.whoscored.com/Players/317668/Show/Luiz-Felipe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146665/Show/Jorginho" xlink:type="simple">65Jorginho</text:a><text:a xlink:href="https://1xbet.whoscored.com/Teams/6368/Show/Brazil-Atletico-GO" xlink:type="simple">Atletico GO, </text:a>31, AM(CL)</text:p>
          </table:table-cell>
          <table:table-cell office:value-type="string" calcext:value-type="string">
            <text:p><text:a xlink:href="https://1xbet.whoscored.com/Players/146665/Show/Jorginh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79" calcext:value-type="float">
            <text:p>137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2">
          <table:table-cell office:value-type="string" calcext:value-type="string">
            <text:p><text:a xlink:href="https://1xbet.whoscored.com/Players/121718/Show/Marçal" xlink:type="simple">66Marçal</text:a><text:a xlink:href="https://1xbet.whoscored.com/Teams/1227/Show/Brazil-Botafogo-RJ" xlink:type="simple">Botafogo RJ, </text:a>33, D(CL),M(L)</text:p>
          </table:table-cell>
          <table:table-cell office:value-type="string" calcext:value-type="string">
            <text:p><text:a xlink:href="https://1xbet.whoscored.com/Players/121718/Show/Marçal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279487/Show/João-Carlos" xlink:type="simple">67João Carlos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279487/Show/João-Carlos" xlink:type="simple"> </text:a><text:a xlink:href="https://1xbet.whoscored.com/Teams/8938/Show/Brazil-Cuiab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97</text:p>
          </table:table-cell>
        </table:table-row>
        <table:table-row table:style-name="ro1">
          <table:table-cell office:value-type="string" calcext:value-type="string">
            <text:p><text:a xlink:href="https://1xbet.whoscored.com/Players/40237/Show/Ganso" xlink:type="simple">68Ganso</text:a><text:a xlink:href="https://1xbet.whoscored.com/Teams/1232/Show/Brazil-Fluminense" xlink:type="simple">Fluminense, </text:a>32, AM(C)</text:p>
          </table:table-cell>
          <table:table-cell office:value-type="string" calcext:value-type="string">
            <text:p><text:a xlink:href="https://1xbet.whoscored.com/Players/40237/Show/Ganso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8" calcext:value-type="float">
            <text:p>137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7</text:p>
          </table:table-cell>
        </table:table-row>
        <table:table-row table:style-name="ro1">
          <table:table-cell office:value-type="string" calcext:value-type="string">
            <text:p><text:a xlink:href="https://1xbet.whoscored.com/Players/440187/Show/Lucas-Mezenga" xlink:type="simple">69Lucas Mezenga</text:a><text:a xlink:href="https://1xbet.whoscored.com/Teams/1227/Show/Brazil-Botafogo-RJ" xlink:type="simple">Botafogo RJ, </text:a>20, Defender</text:p>
          </table:table-cell>
          <table:table-cell office:value-type="string" calcext:value-type="string">
            <text:p><text:a xlink:href="https://1xbet.whoscored.com/Players/440187/Show/Lucas-Mezenga" xlink:type="simple"> </text:a><text:a xlink:href="https://1xbet.whoscored.com/Teams/1227/Show/Brazil-Botafogo-RJ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280443/Show/Eduardo-Bauermann" xlink:type="simple">70Eduardo Bauermann</text:a><text:a xlink:href="https://1xbet.whoscored.com/Teams/1241/Show/Brazil-Santos-FC" xlink:type="simple">Santos FC, </text:a>26, D(C)</text:p>
          </table:table-cell>
          <table:table-cell office:value-type="string" calcext:value-type="string">
            <text:p><text:a xlink:href="https://1xbet.whoscored.com/Players/280443/Show/Eduardo-Bauermann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358143/Show/Felipe-Jonatan" xlink:type="simple">71Felipe Jonatan</text:a><text:a xlink:href="https://1xbet.whoscored.com/Teams/1241/Show/Brazil-Santos-FC" xlink:type="simple">Santos FC, </text:a>24, D(L),M(CL)</text:p>
          </table:table-cell>
          <table:table-cell office:value-type="string" calcext:value-type="string">
            <text:p><text:a xlink:href="https://1xbet.whoscored.com/Players/358143/Show/Felipe-Jonatan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89" calcext:value-type="float">
            <text:p>98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30/Show/Ignacio-Fernández" xlink:type="simple">72Ignacio Fernández</text:a><text:a xlink:href="https://1xbet.whoscored.com/Teams/1235/Show/Brazil-Atletico-MG" xlink:type="simple">Atletico MG, </text:a>32, M(CLR)</text:p>
          </table:table-cell>
          <table:table-cell office:value-type="string" calcext:value-type="string">
            <text:p><text:a xlink:href="https://1xbet.whoscored.com/Players/133830/Show/Ignacio-Fernández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18" calcext:value-type="float">
            <text:p>141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02/Show/Busanello" xlink:type="simple">73Busanello</text:a><text:a xlink:href="https://1xbet.whoscored.com/Teams/1220/Show/Brazil-Juventude" xlink:type="simple">Juventude, </text:a>23, D(L)</text:p>
          </table:table-cell>
          <table:table-cell office:value-type="string" calcext:value-type="string">
            <text:p><text:a xlink:href="https://1xbet.whoscored.com/Players/416902/Show/Busanell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420319/Show/Raniele" xlink:type="simple">74Raniele</text:a><text:a xlink:href="https://1xbet.whoscored.com/Teams/4619/Show/Brazil-Avai-FC" xlink:type="simple">Avai FC, </text:a>25, DMC</text:p>
          </table:table-cell>
          <table:table-cell office:value-type="string" calcext:value-type="string">
            <text:p><text:a xlink:href="https://1xbet.whoscored.com/Players/420319/Show/Raniele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79" calcext:value-type="float">
            <text:p>167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299251/Show/Moisés" xlink:type="simple">75Moisés</text:a><text:a xlink:href="https://1xbet.whoscored.com/Teams/1219/Show/Brazil-Internacional" xlink:type="simple">Internacional, </text:a>27, D(L)</text:p>
          </table:table-cell>
          <table:table-cell office:value-type="string" calcext:value-type="string">
            <text:p><text:a xlink:href="https://1xbet.whoscored.com/Players/299251/Show/Moisés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91" calcext:value-type="float">
            <text:p>59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116227/Show/Léo-Baptistão" xlink:type="simple">76Léo Baptistão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16227/Show/Léo-Baptistão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51" calcext:value-type="float">
            <text:p>115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398130/Show/Matheuzinho" xlink:type="simple">77Matheuzinho</text:a><text:a xlink:href="https://1xbet.whoscored.com/Teams/1239/Show/Brazil-Flamengo" xlink:type="simple">Flamengo, </text:a>21, D(R)</text:p>
          </table:table-cell>
          <table:table-cell office:value-type="string" calcext:value-type="string">
            <text:p><text:a xlink:href="https://1xbet.whoscored.com/Players/398130/Show/Matheuzinho" xlink:type="simple"> </text:a><text:a xlink:href="https://1xbet.whoscored.com/Teams/1239/Show/Brazil-Flameng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65" calcext:value-type="float">
            <text:p>126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17476/Show/Zé-Rafael" xlink:type="simple">78Zé Rafael</text:a><text:a xlink:href="https://1xbet.whoscored.com/Teams/1234/Show/Brazil-Palmeiras" xlink:type="simple">Palmeiras, </text:a>29, M(CLR)</text:p>
          </table:table-cell>
          <table:table-cell office:value-type="string" calcext:value-type="string">
            <text:p><text:a xlink:href="https://1xbet.whoscored.com/Players/17476/Show/Zé-Rafael" xlink:type="simple"> </text:a><text:a xlink:href="https://1xbet.whoscored.com/Teams/1234/Show/Brazil-Palmeiras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2" calcext:value-type="float">
            <text:p>165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71/Show/Leonardo-Realpe" xlink:type="simple">79Leonardo Realpe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397571/Show/Leonardo-Realpe" xlink:type="simple"> </text:a><text:a xlink:href="https://1xbet.whoscored.com/Teams/5438/Show/Brazil-Red-Bull-Bragantin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30/Show/Jonas-Toró" xlink:type="simple">80Jonas Toró</text:a><text:a xlink:href="https://1xbet.whoscored.com/Teams/1224/Show/Brazil-Sao-Paulo" xlink:type="simple">Sao Paulo, </text:a>23, AM(LR)</text:p>
          </table:table-cell>
          <table:table-cell office:value-type="string" calcext:value-type="string">
            <text:p><text:a xlink:href="https://1xbet.whoscored.com/Players/373430/Show/Jonas-Toró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3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16911/Show/Marlon" xlink:type="simple">81Marlon</text:a><text:a xlink:href="https://1xbet.whoscored.com/Teams/1228/Show/Brazil-America-MG" xlink:type="simple">America MG, </text:a>28, D(L)</text:p>
          </table:table-cell>
          <table:table-cell office:value-type="string" calcext:value-type="string">
            <text:p><text:a xlink:href="https://1xbet.whoscored.com/Players/416911/Show/Marlon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35" calcext:value-type="float">
            <text:p>113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3</text:p>
          </table:table-cell>
        </table:table-row>
        <table:table-row table:style-name="ro1">
          <table:table-cell office:value-type="string" calcext:value-type="string">
            <text:p><text:a xlink:href="https://1xbet.whoscored.com/Players/125402/Show/Joel-Carli" xlink:type="simple">82Joel Carli</text:a><text:a xlink:href="https://1xbet.whoscored.com/Teams/1227/Show/Brazil-Botafogo-RJ" xlink:type="simple">Botafogo RJ, </text:a>35, D(C)</text:p>
          </table:table-cell>
          <table:table-cell office:value-type="string" calcext:value-type="string">
            <text:p><text:a xlink:href="https://1xbet.whoscored.com/Players/125402/Show/Joel-Carli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86/Show/Heitor" xlink:type="simple">83Heitor</text:a><text:a xlink:href="https://1xbet.whoscored.com/Teams/1219/Show/Brazil-Internacional" xlink:type="simple">Internacional, </text:a>21, D(R)</text:p>
          </table:table-cell>
          <table:table-cell office:value-type="string" calcext:value-type="string">
            <text:p><text:a xlink:href="https://1xbet.whoscored.com/Players/378586/Show/Heitor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96" calcext:value-type="float">
            <text:p>39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6399/Show/Paulinho" xlink:type="simple">84Paulinho</text:a><text:a xlink:href="https://1xbet.whoscored.com/Teams/1237/Show/Brazil-Corinthians" xlink:type="simple">Corinthians, </text:a>34, M(CR)</text:p>
          </table:table-cell>
          <table:table-cell office:value-type="string" calcext:value-type="string">
            <text:p><text:a xlink:href="https://1xbet.whoscored.com/Players/36399/Show/Paulinho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402206/Show/Natan" xlink:type="simple">85Natan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402206/Show/Natan" xlink:type="simple"> </text:a><text:a xlink:href="https://1xbet.whoscored.com/Teams/5438/Show/Brazil-Red-Bull-Bragantin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40" calcext:value-type="float">
            <text:p>14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131079/Show/Lucas-Evangelista" xlink:type="simple">86Lucas Evangelista</text:a><text:a xlink:href="https://1xbet.whoscored.com/Teams/5438/Show/Brazil-Red-Bull-Bragantino" xlink:type="simple">Red Bull Bragantino, </text:a>27, M(CLR)</text:p>
          </table:table-cell>
          <table:table-cell office:value-type="string" calcext:value-type="string">
            <text:p><text:a xlink:href="https://1xbet.whoscored.com/Players/131079/Show/Lucas-Evangelista" xlink:type="simple"> </text:a><text:a xlink:href="https://1xbet.whoscored.com/Teams/5438/Show/Brazil-Red-Bull-Bragantin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9" calcext:value-type="float">
            <text:p>137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0/Show/Camutanga" xlink:type="simple">87Camutanga</text:a><text:a xlink:href="https://1xbet.whoscored.com/Teams/6368/Show/Brazil-Atletico-GO" xlink:type="simple">Atletico GO, </text:a>28, Defender</text:p>
          </table:table-cell>
          <table:table-cell office:value-type="string" calcext:value-type="string">
            <text:p><text:a xlink:href="https://1xbet.whoscored.com/Players/442750/Show/Camutanga" xlink:type="simple"> </text:a><text:a xlink:href="https://1xbet.whoscored.com/Teams/6368/Show/Brazil-Atletico-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7/Show/Peglow" xlink:type="simple">88Peglow</text:a><text:a xlink:href="https://1xbet.whoscored.com/Teams/6368/Show/Brazil-Atletico-GO" xlink:type="simple">Atletico GO, </text:a>20, Forward</text:p>
          </table:table-cell>
          <table:table-cell office:value-type="string" calcext:value-type="string">
            <text:p><text:a xlink:href="https://1xbet.whoscored.com/Players/397507/Show/Peglow" xlink:type="simple"> </text:a><text:a xlink:href="https://1xbet.whoscored.com/Teams/6368/Show/Brazil-Atletico-G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2">
          <table:table-cell office:value-type="string" calcext:value-type="string">
            <text:p><text:a xlink:href="https://1xbet.whoscored.com/Players/107182/Show/Pablo" xlink:type="simple">89Pablo</text:a><text:a xlink:href="https://1xbet.whoscored.com/Teams/1243/Show/Brazil-Athletico-Paranaense" xlink:type="simple">Athletico Paranaense, </text:a>30, AM(CLR),FW</text:p>
          </table:table-cell>
          <table:table-cell office:value-type="string" calcext:value-type="string">
            <text:p><text:a xlink:href="https://1xbet.whoscored.com/Players/107182/Show/Pabl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5/Show/Gabriel" xlink:type="simple">90Gabriel</text:a><text:a xlink:href="https://1xbet.whoscored.com/Teams/1219/Show/Brazil-Internacional" xlink:type="simple">Internacional, </text:a>30, DMC</text:p>
          </table:table-cell>
          <table:table-cell office:value-type="string" calcext:value-type="string">
            <text:p><text:a xlink:href="https://1xbet.whoscored.com/Players/114095/Show/Gabriel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13" calcext:value-type="float">
            <text:p>151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7/Show/Jefferson-Savarino" xlink:type="simple">91Jefferson Savarino</text:a><text:a xlink:href="https://1xbet.whoscored.com/Teams/1235/Show/Brazil-Atletico-MG" xlink:type="simple">Atletico MG, </text:a>25, AM(CLR)</text:p>
          </table:table-cell>
          <table:table-cell office:value-type="string" calcext:value-type="string">
            <text:p><text:a xlink:href="https://1xbet.whoscored.com/Players/337817/Show/Jefferson-Savarino" xlink:type="simple"> </text:a><text:a xlink:href="https://1xbet.whoscored.com/Teams/1235/Show/Brazil-Atletico-MG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284377/Show/Marinho" xlink:type="simple">92Marinho</text:a><text:a xlink:href="https://1xbet.whoscored.com/Teams/1239/Show/Brazil-Flamengo" xlink:type="simple">Flamengo, </text:a>32, AM(CLR),FW</text:p>
          </table:table-cell>
          <table:table-cell office:value-type="string" calcext:value-type="string">
            <text:p><text:a xlink:href="https://1xbet.whoscored.com/Players/284377/Show/Marinho" xlink:type="simple"> </text:a><text:a xlink:href="https://1xbet.whoscored.com/Teams/1239/Show/Brazil-Flamen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33" calcext:value-type="float">
            <text:p>63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30462/Show/Walter" xlink:type="simple">93Walter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130462/Show/Walter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04491/Show/Ângelo" xlink:type="simple">94Ângelo</text:a><text:a xlink:href="https://1xbet.whoscored.com/Teams/1241/Show/Brazil-Santos-FC" xlink:type="simple">Santos FC, </text:a>17, AM(R)</text:p>
          </table:table-cell>
          <table:table-cell office:value-type="string" calcext:value-type="string">
            <text:p><text:a xlink:href="https://1xbet.whoscored.com/Players/404491/Show/Ângelo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19" calcext:value-type="float">
            <text:p>51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01675/Show/Santos" xlink:type="simple">95Santos</text:a><text:a xlink:href="https://1xbet.whoscored.com/Teams/1239/Show/Brazil-Flamengo" xlink:type="simple">Flamengo, </text:a>32, GK</text:p>
          </table:table-cell>
          <table:table-cell office:value-type="string" calcext:value-type="string">
            <text:p><text:a xlink:href="https://1xbet.whoscored.com/Players/101675/Show/Santos" xlink:type="simple"> </text:a><text:a xlink:href="https://1xbet.whoscored.com/Teams/1239/Show/Brazil-Flamen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38188/Show/Victor-Hugo" xlink:type="simple">96Victor Hugo</text:a><text:a xlink:href="https://1xbet.whoscored.com/Teams/1239/Show/Brazil-Flamengo" xlink:type="simple">Flamengo, </text:a>18, Midfielder</text:p>
          </table:table-cell>
          <table:table-cell office:value-type="string" calcext:value-type="string">
            <text:p><text:a xlink:href="https://1xbet.whoscored.com/Players/438188/Show/Victor-Hugo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30563/Show/Mayke" xlink:type="simple">97Mayke</text:a><text:a xlink:href="https://1xbet.whoscored.com/Teams/1234/Show/Brazil-Palmeiras" xlink:type="simple">Palmeiras, </text:a>29, D(R)</text:p>
          </table:table-cell>
          <table:table-cell office:value-type="string" calcext:value-type="string">
            <text:p><text:a xlink:href="https://1xbet.whoscored.com/Players/130563/Show/Mayke" xlink:type="simple"> </text:a><text:a xlink:href="https://1xbet.whoscored.com/Teams/1234/Show/Brazil-Palmeir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5" calcext:value-type="float">
            <text:p>66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80756/Show/Rodrigo-Moledo" xlink:type="simple">98Rodrigo Moledo</text:a><text:a xlink:href="https://1xbet.whoscored.com/Teams/1219/Show/Brazil-Internacional" xlink:type="simple">Internacional, </text:a>34, D(C)</text:p>
          </table:table-cell>
          <table:table-cell office:value-type="string" calcext:value-type="string">
            <text:p><text:a xlink:href="https://1xbet.whoscored.com/Players/80756/Show/Rodrigo-Moledo" xlink:type="simple"> </text:a><text:a xlink:href="https://1xbet.whoscored.com/Teams/1219/Show/Brazil-Internacional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49" calcext:value-type="float">
            <text:p>54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93064/Show/Nikão" xlink:type="simple">99Nikão</text:a><text:a xlink:href="https://1xbet.whoscored.com/Teams/1224/Show/Brazil-Sao-Paulo" xlink:type="simple">Sao Paulo, </text:a>30, AM(CLR),FW</text:p>
          </table:table-cell>
          <table:table-cell office:value-type="string" calcext:value-type="string">
            <text:p><text:a xlink:href="https://1xbet.whoscored.com/Players/93064/Show/Nikão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63" calcext:value-type="float">
            <text:p>46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64/Show/Luiz-Otávio" xlink:type="simple">100Luiz Otávio</text:a><text:a xlink:href="https://1xbet.whoscored.com/Teams/7334/Show/Brazil-Ceara" xlink:type="simple">Ceara, </text:a>33, D(C)</text:p>
          </table:table-cell>
          <table:table-cell office:value-type="string" calcext:value-type="string">
            <text:p><text:a xlink:href="https://1xbet.whoscored.com/Players/355664/Show/Luiz-Otávi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74" calcext:value-type="float">
            <text:p>97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8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37896/Show/Éder-Ferreira" xlink:type="simple">101Éder Ferreira</text:a><text:a xlink:href="https://1xbet.whoscored.com/Teams/1228/Show/Brazil-America-MG" xlink:type="simple">America MG, </text:a>27, D(C)</text:p>
          </table:table-cell>
          <table:table-cell office:value-type="string" calcext:value-type="string">
            <text:p><text:a xlink:href="https://1xbet.whoscored.com/Players/337896/Show/Éder-Ferreira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121009/Show/Luciano" xlink:type="simple">102Luciano</text:a><text:a xlink:href="https://1xbet.whoscored.com/Teams/1224/Show/Brazil-Sao-Paulo" xlink:type="simple">Sao Paulo, </text:a>29, AM(CR),FW</text:p>
          </table:table-cell>
          <table:table-cell office:value-type="string" calcext:value-type="string">
            <text:p><text:a xlink:href="https://1xbet.whoscored.com/Players/121009/Show/Luciano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30" calcext:value-type="float">
            <text:p>103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27/Show/Marcos-Victor" xlink:type="simple">103Marcos Victor</text:a><text:a xlink:href="https://1xbet.whoscored.com/Teams/7334/Show/Brazil-Ceara" xlink:type="simple">Ceara, </text:a>20, Defender</text:p>
          </table:table-cell>
          <table:table-cell office:value-type="string" calcext:value-type="string">
            <text:p><text:a xlink:href="https://1xbet.whoscored.com/Players/436527/Show/Marcos-Victor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17/Show/Alemão" xlink:type="simple">104Alemão</text:a><text:a xlink:href="https://1xbet.whoscored.com/Teams/1219/Show/Brazil-Internacional" xlink:type="simple">Internacional, </text:a>24, FW</text:p>
          </table:table-cell>
          <table:table-cell office:value-type="string" calcext:value-type="string">
            <text:p><text:a xlink:href="https://1xbet.whoscored.com/Players/436617/Show/Alemão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74768/Show/Gil" xlink:type="simple">105Gil</text:a><text:a xlink:href="https://1xbet.whoscored.com/Teams/1237/Show/Brazil-Corinthians" xlink:type="simple">Corinthians, </text:a>35, D(C)</text:p>
          </table:table-cell>
          <table:table-cell office:value-type="string" calcext:value-type="string">
            <text:p><text:a xlink:href="https://1xbet.whoscored.com/Players/74768/Show/Gil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98" calcext:value-type="float">
            <text:p>119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381541/Show/Victor-Sá" xlink:type="simple">106Victor Sá</text:a><text:a xlink:href="https://1xbet.whoscored.com/Teams/1227/Show/Brazil-Botafogo-RJ" xlink:type="simple">Botafogo RJ, </text:a>28, AM(CLR)</text:p>
          </table:table-cell>
          <table:table-cell office:value-type="string" calcext:value-type="string">
            <text:p><text:a xlink:href="https://1xbet.whoscored.com/Players/381541/Show/Victor-Sá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50" calcext:value-type="float">
            <text:p>105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332151/Show/Matías-Zaracho" xlink:type="simple">107Matías Zaracho</text:a><text:a xlink:href="https://1xbet.whoscored.com/Teams/1235/Show/Brazil-Atletico-MG" xlink:type="simple">Atletico MG, </text:a>24, M(CR)</text:p>
          </table:table-cell>
          <table:table-cell office:value-type="string" calcext:value-type="string">
            <text:p><text:a xlink:href="https://1xbet.whoscored.com/Players/332151/Show/Matías-Zaracho" xlink:type="simple"> </text:a><text:a xlink:href="https://1xbet.whoscored.com/Teams/1235/Show/Brazil-Atletico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16" calcext:value-type="float">
            <text:p>81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114105/Show/Renê" xlink:type="simple">108Renê</text:a><text:a xlink:href="https://1xbet.whoscored.com/Teams/1219/Show/Brazil-Internacional" xlink:type="simple">Internacional, </text:a>29, D(L)</text:p>
          </table:table-cell>
          <table:table-cell office:value-type="string" calcext:value-type="string">
            <text:p><text:a xlink:href="https://1xbet.whoscored.com/Players/114105/Show/Renê" xlink:type="simple"> </text:a><text:a xlink:href="https://1xbet.whoscored.com/Teams/1219/Show/Brazil-Internacional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03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2/Show/Guilherme-Arana" xlink:type="simple">109Guilherme Arana</text:a><text:a xlink:href="https://1xbet.whoscored.com/Teams/1235/Show/Brazil-Atletico-MG" xlink:type="simple">Atletico MG, </text:a>25, D(L),M(L)</text:p>
          </table:table-cell>
          <table:table-cell office:value-type="string" calcext:value-type="string">
            <text:p><text:a xlink:href="https://1xbet.whoscored.com/Players/241822/Show/Guilherme-Arana" xlink:type="simple"> </text:a><text:a xlink:href="https://1xbet.whoscored.com/Teams/1235/Show/Brazil-Atletico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61" calcext:value-type="float">
            <text:p>136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146526/Show/Tinga" xlink:type="simple">110Tinga</text:a><text:a xlink:href="https://1xbet.whoscored.com/Teams/2065/Show/Brazil-Fortaleza" xlink:type="simple">Fortaleza, </text:a>28, D(CR)</text:p>
          </table:table-cell>
          <table:table-cell office:value-type="string" calcext:value-type="string">
            <text:p><text:a xlink:href="https://1xbet.whoscored.com/Players/146526/Show/Tinga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3">
          <table:table-cell table:style-name="Default" table:number-columns-repeated="9"/>
        </table:table-row>
        <table:table-row table:style-name="ro2">
          <table:table-cell office:value-type="string" calcext:value-type="string">
            <text:p><text:a xlink:href="https://1xbet.whoscored.com/Players/442459/Show/Carlos-Miguel" xlink:type="simple">111Carlos Miguel</text:a><text:a xlink:href="https://1xbet.whoscored.com/Teams/1237/Show/Brazil-Corinthians" xlink:type="simple">Corinthians, </text:a>23, Goalkeeper</text:p>
          </table:table-cell>
          <table:table-cell office:value-type="string" calcext:value-type="string">
            <text:p><text:a xlink:href="https://1xbet.whoscored.com/Players/442459/Show/Carlos-Miguel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280413/Show/Samuel-Xavier" xlink:type="simple">112Samuel Xavier</text:a><text:a xlink:href="https://1xbet.whoscored.com/Teams/1232/Show/Brazil-Fluminense" xlink:type="simple">Fluminense, </text:a>32, D(R)</text:p>
          </table:table-cell>
          <table:table-cell office:value-type="string" calcext:value-type="string">
            <text:p><text:a xlink:href="https://1xbet.whoscored.com/Players/280413/Show/Samuel-Xavier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81" calcext:value-type="float">
            <text:p>148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146672/Show/Zé-Welison" xlink:type="simple">113Zé Welison</text:a><text:a xlink:href="https://1xbet.whoscored.com/Teams/2065/Show/Brazil-Fortaleza" xlink:type="simple">Fortaleza, </text:a>27, D(R),DMC</text:p>
          </table:table-cell>
          <table:table-cell office:value-type="string" calcext:value-type="string">
            <text:p><text:a xlink:href="https://1xbet.whoscored.com/Players/146672/Show/Zé-Welison" xlink:type="simple"> </text:a><text:a xlink:href="https://1xbet.whoscored.com/Teams/2065/Show/Brazil-Fortalez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13" calcext:value-type="float">
            <text:p>101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422035/Show/Joaquín-Piquerez" xlink:type="simple">114Joaquín Piquerez</text:a><text:a xlink:href="https://1xbet.whoscored.com/Teams/1234/Show/Brazil-Palmeiras" xlink:type="simple">Palmeiras, </text:a>23, D(L)</text:p>
          </table:table-cell>
          <table:table-cell office:value-type="string" calcext:value-type="string">
            <text:p><text:a xlink:href="https://1xbet.whoscored.com/Players/422035/Show/Joaquín-Piquerez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60" calcext:value-type="float">
            <text:p>116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74/Show/Raul-Gustavo" xlink:type="simple">115Raul Gustavo</text:a><text:a xlink:href="https://1xbet.whoscored.com/Teams/1237/Show/Brazil-Corinthians" xlink:type="simple">Corinthians, </text:a>23, D(C)</text:p>
          </table:table-cell>
          <table:table-cell office:value-type="string" calcext:value-type="string">
            <text:p><text:a xlink:href="https://1xbet.whoscored.com/Players/406274/Show/Raul-Gustavo" xlink:type="simple"> </text:a><text:a xlink:href="https://1xbet.whoscored.com/Teams/1237/Show/Brazil-Corinthian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95" calcext:value-type="float">
            <text:p>139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75/Show/Pedro" xlink:type="simple">116Pedro</text:a><text:a xlink:href="https://1xbet.whoscored.com/Teams/1239/Show/Brazil-Flamengo" xlink:type="simple">Flamengo, </text:a>25, FW</text:p>
          </table:table-cell>
          <table:table-cell office:value-type="string" calcext:value-type="string">
            <text:p><text:a xlink:href="https://1xbet.whoscored.com/Players/318475/Show/Pedro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63" calcext:value-type="float">
            <text:p>76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5</text:p>
          </table:table-cell>
        </table:table-row>
        <table:table-row table:style-name="ro2">
          <table:table-cell office:value-type="string" calcext:value-type="string">
            <text:p><text:a xlink:href="https://1xbet.whoscored.com/Players/402981/Show/Wellington-Rato" xlink:type="simple">117Wellington Rato</text:a><text:a xlink:href="https://1xbet.whoscored.com/Teams/6368/Show/Brazil-Atletico-GO" xlink:type="simple">Atletico GO, </text:a>30, AM(LR),FW</text:p>
          </table:table-cell>
          <table:table-cell office:value-type="string" calcext:value-type="string">
            <text:p><text:a xlink:href="https://1xbet.whoscored.com/Players/402981/Show/Wellington-Rato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3" calcext:value-type="float">
            <text:p>165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121496/Show/Carlos-Eduardo" xlink:type="simple">118Carlos Eduardo</text:a><text:a xlink:href="https://1xbet.whoscored.com/Teams/1227/Show/Brazil-Botafogo-RJ" xlink:type="simple">Botafogo RJ, </text:a>32, AM(C)</text:p>
          </table:table-cell>
          <table:table-cell office:value-type="string" calcext:value-type="string">
            <text:p><text:a xlink:href="https://1xbet.whoscored.com/Players/121496/Show/Carlos-Eduardo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102023/Show/Weverton" xlink:type="simple">119Weverton</text:a><text:a xlink:href="https://1xbet.whoscored.com/Teams/1234/Show/Brazil-Palmeiras" xlink:type="simple">Palmeiras, </text:a>34, GK</text:p>
          </table:table-cell>
          <table:table-cell office:value-type="string" calcext:value-type="string">
            <text:p><text:a xlink:href="https://1xbet.whoscored.com/Players/102023/Show/Weverton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8/Show/Marllon" xlink:type="simple">121Marllon</text:a><text:a xlink:href="https://1xbet.whoscored.com/Teams/8938/Show/Brazil-Cuiaba" xlink:type="simple">Cuiaba, </text:a>30, D(C)</text:p>
          </table:table-cell>
          <table:table-cell office:value-type="string" calcext:value-type="string">
            <text:p><text:a xlink:href="https://1xbet.whoscored.com/Players/337888/Show/Marllon" xlink:type="simple"> </text:a><text:a xlink:href="https://1xbet.whoscored.com/Teams/8938/Show/Brazil-Cuia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319407/Show/Messias" xlink:type="simple">122Messias</text:a><text:a xlink:href="https://1xbet.whoscored.com/Teams/7334/Show/Brazil-Ceara" xlink:type="simple">Ceara, </text:a>27, D(C)</text:p>
          </table:table-cell>
          <table:table-cell office:value-type="string" calcext:value-type="string">
            <text:p><text:a xlink:href="https://1xbet.whoscored.com/Players/319407/Show/Messias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122266/Show/Roberto-Fernández" xlink:type="simple">123Roberto Fernández</text:a><text:a xlink:href="https://1xbet.whoscored.com/Teams/1227/Show/Brazil-Botafogo-RJ" xlink:type="simple">Botafogo RJ, </text:a>34, GK</text:p>
          </table:table-cell>
          <table:table-cell office:value-type="string" calcext:value-type="string">
            <text:p><text:a xlink:href="https://1xbet.whoscored.com/Players/122266/Show/Roberto-Fernández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403693/Show/João-Gomes" xlink:type="simple">124João Gomes</text:a><text:a xlink:href="https://1xbet.whoscored.com/Teams/1239/Show/Brazil-Flamengo" xlink:type="simple">Flamengo, </text:a>21, DMC</text:p>
          </table:table-cell>
          <table:table-cell office:value-type="string" calcext:value-type="string">
            <text:p><text:a xlink:href="https://1xbet.whoscored.com/Players/403693/Show/João-Gomes" xlink:type="simple"> </text:a><text:a xlink:href="https://1xbet.whoscored.com/Teams/1239/Show/Brazil-Flamen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82" calcext:value-type="float">
            <text:p>108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121184/Show/Rodinei" xlink:type="simple">125Rodinei</text:a><text:a xlink:href="https://1xbet.whoscored.com/Teams/1239/Show/Brazil-Flamengo" xlink:type="simple">Flamengo, </text:a>30, D(R)</text:p>
          </table:table-cell>
          <table:table-cell office:value-type="string" calcext:value-type="string">
            <text:p><text:a xlink:href="https://1xbet.whoscored.com/Players/121184/Show/Rodinei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69/Show/Marcos-Leonardo" xlink:type="simple">126Marcos Leonardo</text:a><text:a xlink:href="https://1xbet.whoscored.com/Teams/1241/Show/Brazil-Santos-FC" xlink:type="simple">Santos FC, </text:a>19, FW</text:p>
          </table:table-cell>
          <table:table-cell office:value-type="string" calcext:value-type="string">
            <text:p><text:a xlink:href="https://1xbet.whoscored.com/Players/397569/Show/Marcos-Leonard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08" calcext:value-type="float">
            <text:p>160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95/Show/Adson" xlink:type="simple">127Adson</text:a><text:a xlink:href="https://1xbet.whoscored.com/Teams/1237/Show/Brazil-Corinthians" xlink:type="simple">Corinthians, </text:a>21, AM(LR)</text:p>
          </table:table-cell>
          <table:table-cell office:value-type="string" calcext:value-type="string">
            <text:p><text:a xlink:href="https://1xbet.whoscored.com/Players/416895/Show/Adson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34" calcext:value-type="float">
            <text:p>93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26410/Show/Egídio" xlink:type="simple">128Egídio</text:a><text:a xlink:href="https://1xbet.whoscored.com/Teams/1236/Show/Brazil-Coritiba" xlink:type="simple">Coritiba, </text:a>36, D(L)</text:p>
          </table:table-cell>
          <table:table-cell office:value-type="string" calcext:value-type="string">
            <text:p><text:a xlink:href="https://1xbet.whoscored.com/Players/26410/Show/Egídio" xlink:type="simple"> </text:a><text:a xlink:href="https://1xbet.whoscored.com/Teams/1236/Show/Brazil-Coriti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33" calcext:value-type="float">
            <text:p>103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323851/Show/Daniel" xlink:type="simple">129Daniel</text:a><text:a xlink:href="https://1xbet.whoscored.com/Teams/1219/Show/Brazil-Internacional" xlink:type="simple">Internacional, </text:a>28, GK</text:p>
          </table:table-cell>
          <table:table-cell office:value-type="string" calcext:value-type="string">
            <text:p><text:a xlink:href="https://1xbet.whoscored.com/Players/323851/Show/Daniel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25008/Show/Arturo-Vidal" xlink:type="simple">130Arturo Vidal</text:a><text:a xlink:href="https://1xbet.whoscored.com/Teams/1239/Show/Brazil-Flamengo" xlink:type="simple">Flamengo, </text:a>35, M(CR)</text:p>
          </table:table-cell>
          <table:table-cell office:value-type="string" calcext:value-type="string">
            <text:p><text:a xlink:href="https://1xbet.whoscored.com/Players/25008/Show/Arturo-Vidal" xlink:type="simple"> </text:a><text:a xlink:href="https://1xbet.whoscored.com/Teams/1239/Show/Brazil-Flamen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2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09841/Show/Kayque" xlink:type="simple">131Kayque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09841/Show/Kayque" xlink:type="simple"> </text:a><text:a xlink:href="https://1xbet.whoscored.com/Teams/1227/Show/Brazil-Botafogo-RJ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345702/Show/Richard-Cândido" xlink:type="simple">132Richard Cândido</text:a><text:a xlink:href="https://1xbet.whoscored.com/Teams/7334/Show/Brazil-Ceara" xlink:type="simple">Ceara, </text:a>28, DMC</text:p>
          </table:table-cell>
          <table:table-cell office:value-type="string" calcext:value-type="string">
            <text:p><text:a xlink:href="https://1xbet.whoscored.com/Players/345702/Show/Richard-Cândido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8" calcext:value-type="float">
            <text:p>143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65617/Show/Pepê" xlink:type="simple">133Pepê</text:a><text:a xlink:href="https://1xbet.whoscored.com/Teams/8938/Show/Brazil-Cuiaba" xlink:type="simple">Cuiaba, </text:a>24, M(C)</text:p>
          </table:table-cell>
          <table:table-cell office:value-type="string" calcext:value-type="string">
            <text:p><text:a xlink:href="https://1xbet.whoscored.com/Players/365617/Show/Pepê" xlink:type="simple"> </text:a><text:a xlink:href="https://1xbet.whoscored.com/Teams/8938/Show/Brazil-Cuia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87" calcext:value-type="float">
            <text:p>138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22152/Show/Filipe-Luís" xlink:type="simple">134Filipe Luís</text:a><text:a xlink:href="https://1xbet.whoscored.com/Teams/1239/Show/Brazil-Flamengo" xlink:type="simple">Flamengo, </text:a>37, D(L)</text:p>
          </table:table-cell>
          <table:table-cell office:value-type="string" calcext:value-type="string">
            <text:p><text:a xlink:href="https://1xbet.whoscored.com/Players/22152/Show/Filipe-Luís" xlink:type="simple"> </text:a><text:a xlink:href="https://1xbet.whoscored.com/Teams/1239/Show/Brazil-Flamengo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10" calcext:value-type="float">
            <text:p>4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10881/Show/Luis-Orejuela" xlink:type="simple">135Luis Orejuela</text:a><text:a xlink:href="https://1xbet.whoscored.com/Teams/1243/Show/Brazil-Athletico-Paranaense" xlink:type="simple">Athletico Paranaense, </text:a>26, D(R)</text:p>
          </table:table-cell>
          <table:table-cell office:value-type="string" calcext:value-type="string">
            <text:p><text:a xlink:href="https://1xbet.whoscored.com/Players/310881/Show/Luis-Orejuela" xlink:type="simple"> </text:a><text:a xlink:href="https://1xbet.whoscored.com/Teams/1243/Show/Brazil-Athletico-Paranaens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90" calcext:value-type="float">
            <text:p>6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1/Show/Lucas-Pires" xlink:type="simple">136Lucas Pires</text:a><text:a xlink:href="https://1xbet.whoscored.com/Teams/1241/Show/Brazil-Santos-FC" xlink:type="simple">Santos FC, </text:a>21, D(L)</text:p>
          </table:table-cell>
          <table:table-cell office:value-type="string" calcext:value-type="string">
            <text:p><text:a xlink:href="https://1xbet.whoscored.com/Players/436501/Show/Lucas-Pires" xlink:type="simple"> </text:a><text:a xlink:href="https://1xbet.whoscored.com/Teams/1241/Show/Brazil-Santos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67" calcext:value-type="float">
            <text:p>106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18265/Show/Fábio-Santos" xlink:type="simple">137Fábio Santos</text:a><text:a xlink:href="https://1xbet.whoscored.com/Teams/1237/Show/Brazil-Corinthians" xlink:type="simple">Corinthians, </text:a>36, D(L)</text:p>
          </table:table-cell>
          <table:table-cell office:value-type="string" calcext:value-type="string">
            <text:p><text:a xlink:href="https://1xbet.whoscored.com/Players/18265/Show/Fábio-Santos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30" calcext:value-type="float">
            <text:p>93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32/Show/Guga" xlink:type="simple">138Guga</text:a><text:a xlink:href="https://1xbet.whoscored.com/Teams/1235/Show/Brazil-Atletico-MG" xlink:type="simple">Atletico MG, </text:a>23, D(R),M(R)</text:p>
          </table:table-cell>
          <table:table-cell office:value-type="string" calcext:value-type="string">
            <text:p><text:a xlink:href="https://1xbet.whoscored.com/Players/373432/Show/Guga" xlink:type="simple"> </text:a><text:a xlink:href="https://1xbet.whoscored.com/Teams/1235/Show/Brazil-Atletico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81" calcext:value-type="float">
            <text:p>98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0</text:p>
          </table:table-cell>
        </table:table-row>
        <table:table-row table:style-name="ro1">
          <table:table-cell office:value-type="string" calcext:value-type="string">
            <text:p><text:a xlink:href="https://1xbet.whoscored.com/Players/383128/Show/Bruno-Gomes" xlink:type="simple">139Bruno Gomes</text:a><text:a xlink:href="https://1xbet.whoscored.com/Teams/1236/Show/Brazil-Coritiba" xlink:type="simple">Coritiba, </text:a>21, DMC</text:p>
          </table:table-cell>
          <table:table-cell office:value-type="string" calcext:value-type="string">
            <text:p><text:a xlink:href="https://1xbet.whoscored.com/Players/383128/Show/Bruno-Gomes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0</text:p>
          </table:table-cell>
        </table:table-row>
        <table:table-row table:style-name="ro1">
          <table:table-cell office:value-type="string" calcext:value-type="string">
            <text:p><text:a xlink:href="https://1xbet.whoscored.com/Players/247520/Show/Jailson" xlink:type="simple">140Jailson</text:a><text:a xlink:href="https://1xbet.whoscored.com/Teams/1228/Show/Brazil-America-MG" xlink:type="simple">America MG, </text:a>41, GK</text:p>
          </table:table-cell>
          <table:table-cell office:value-type="string" calcext:value-type="string">
            <text:p><text:a xlink:href="https://1xbet.whoscored.com/Players/247520/Show/Jailson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80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88685/Show/Gabriel-Veron" xlink:type="simple">141Gabriel Veron</text:a><text:a xlink:href="https://1xbet.whoscored.com/Teams/1234/Show/Brazil-Palmeiras" xlink:type="simple">Palmeiras, </text:a>19, AM(LR)</text:p>
          </table:table-cell>
          <table:table-cell office:value-type="string" calcext:value-type="string">
            <text:p><text:a xlink:href="https://1xbet.whoscored.com/Players/388685/Show/Gabriel-Veron" xlink:type="simple"> </text:a><text:a xlink:href="https://1xbet.whoscored.com/Teams/1234/Show/Brazil-Palmeiras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69" calcext:value-type="float">
            <text:p>56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47/Show/Rubens" xlink:type="simple">142Rubens</text:a><text:a xlink:href="https://1xbet.whoscored.com/Teams/1235/Show/Brazil-Atletico-MG" xlink:type="simple">Atletico MG, </text:a>21, D(L)</text:p>
          </table:table-cell>
          <table:table-cell office:value-type="string" calcext:value-type="string">
            <text:p><text:a xlink:href="https://1xbet.whoscored.com/Players/407747/Show/Rubens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912" calcext:value-type="float">
            <text:p>9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28564/Show/Fabricio-Bustos" xlink:type="simple">143Fabricio Bustos</text:a><text:a xlink:href="https://1xbet.whoscored.com/Teams/1219/Show/Brazil-Internacional" xlink:type="simple">Internacional, </text:a>26, D(R)</text:p>
          </table:table-cell>
          <table:table-cell office:value-type="string" calcext:value-type="string">
            <text:p><text:a xlink:href="https://1xbet.whoscored.com/Players/328564/Show/Fabricio-Bustos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9" calcext:value-type="float">
            <text:p>141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91779/Show/Pablo" xlink:type="simple">144Pablo</text:a><text:a xlink:href="https://1xbet.whoscored.com/Teams/1239/Show/Brazil-Flamengo" xlink:type="simple">Flamengo, </text:a>31, D(C)</text:p>
          </table:table-cell>
          <table:table-cell office:value-type="string" calcext:value-type="string">
            <text:p><text:a xlink:href="https://1xbet.whoscored.com/Players/91779/Show/Pablo" xlink:type="simple"> </text:a><text:a xlink:href="https://1xbet.whoscored.com/Teams/1239/Show/Brazil-Flamen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47" calcext:value-type="float">
            <text:p>104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89/Show/John" xlink:type="simple">145John</text:a><text:a xlink:href="https://1xbet.whoscored.com/Teams/1241/Show/Brazil-Santos-FC" xlink:type="simple">Santos FC, </text:a>26, GK</text:p>
          </table:table-cell>
          <table:table-cell office:value-type="string" calcext:value-type="string">
            <text:p><text:a xlink:href="https://1xbet.whoscored.com/Players/318689/Show/John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280244/Show/Patrick" xlink:type="simple">146Patrick</text:a><text:a xlink:href="https://1xbet.whoscored.com/Teams/1224/Show/Brazil-Sao-Paulo" xlink:type="simple">Sao Paulo, </text:a>30, M(CL)</text:p>
          </table:table-cell>
          <table:table-cell office:value-type="string" calcext:value-type="string">
            <text:p><text:a xlink:href="https://1xbet.whoscored.com/Players/280244/Show/Patrick" xlink:type="simple"> </text:a><text:a xlink:href="https://1xbet.whoscored.com/Teams/1224/Show/Brazil-Sao-Paul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72" calcext:value-type="float">
            <text:p>97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0/Show/Rodrigo-Fernández" xlink:type="simple">147Rodrigo Fernández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436500/Show/Rodrigo-Fernández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62" calcext:value-type="float">
            <text:p>156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2">
          <table:table-cell office:value-type="string" calcext:value-type="string">
            <text:p><text:a xlink:href="https://1xbet.whoscored.com/Players/25716/Show/Renato-Augusto" xlink:type="simple">148Renato Augusto</text:a><text:a xlink:href="https://1xbet.whoscored.com/Teams/1237/Show/Brazil-Corinthians" xlink:type="simple">Corinthians, </text:a>34, M(CLR),FW</text:p>
          </table:table-cell>
          <table:table-cell office:value-type="string" calcext:value-type="string">
            <text:p><text:a xlink:href="https://1xbet.whoscored.com/Players/25716/Show/Renato-Augusto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74" calcext:value-type="float">
            <text:p>87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5/Show/Erick" xlink:type="simple">149Erick</text:a><text:a xlink:href="https://1xbet.whoscored.com/Teams/1243/Show/Brazil-Athletico-Paranaense" xlink:type="simple">Athletico Paranaense, </text:a>24, D(R),DMC</text:p>
          </table:table-cell>
          <table:table-cell office:value-type="string" calcext:value-type="string">
            <text:p><text:a xlink:href="https://1xbet.whoscored.com/Players/373515/Show/Erick" xlink:type="simple"> </text:a><text:a xlink:href="https://1xbet.whoscored.com/Teams/1243/Show/Brazil-Athletico-Parana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00" calcext:value-type="float">
            <text:p>110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60371/Show/Everaldo" xlink:type="simple">151Everaldo</text:a><text:a xlink:href="https://1xbet.whoscored.com/Teams/1228/Show/Brazil-America-MG" xlink:type="simple">America MG, </text:a>28, AM(CLR)</text:p>
          </table:table-cell>
          <table:table-cell office:value-type="string" calcext:value-type="string">
            <text:p><text:a xlink:href="https://1xbet.whoscored.com/Players/360371/Show/Everaldo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49" calcext:value-type="float">
            <text:p>94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142408/Show/Natanael-Pimienta" xlink:type="simple">152Natanael Pimienta</text:a><text:a xlink:href="https://1xbet.whoscored.com/Teams/4619/Show/Brazil-Avai-FC" xlink:type="simple">Avai FC, </text:a>31, D(L),M(L)</text:p>
          </table:table-cell>
          <table:table-cell office:value-type="string" calcext:value-type="string">
            <text:p><text:a xlink:href="https://1xbet.whoscored.com/Players/142408/Show/Natanael-Pimienta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04/Show/Rony" xlink:type="simple">153Rony</text:a><text:a xlink:href="https://1xbet.whoscored.com/Teams/1234/Show/Brazil-Palmeiras" xlink:type="simple">Palmeiras, </text:a>27, AM(LR),FW</text:p>
          </table:table-cell>
          <table:table-cell office:value-type="string" calcext:value-type="string">
            <text:p><text:a xlink:href="https://1xbet.whoscored.com/Players/363104/Show/Rony" xlink:type="simple"> </text:a><text:a xlink:href="https://1xbet.whoscored.com/Teams/1234/Show/Brazil-Palmeir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88" calcext:value-type="float">
            <text:p>128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3/Show/Bento" xlink:type="simple">154Bento</text:a><text:a xlink:href="https://1xbet.whoscored.com/Teams/1243/Show/Brazil-Athletico-Paranaense" xlink:type="simple">Athletico Paranaense, </text:a>23, GK</text:p>
          </table:table-cell>
          <table:table-cell office:value-type="string" calcext:value-type="string">
            <text:p><text:a xlink:href="https://1xbet.whoscored.com/Players/397493/Show/Bento" xlink:type="simple"> </text:a><text:a xlink:href="https://1xbet.whoscored.com/Teams/1243/Show/Brazil-Athletico-Paranaense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1.7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400652/Show/Gustavo-Mantuan" xlink:type="simple">155Gustavo Mantuan</text:a><text:a xlink:href="https://1xbet.whoscored.com/Teams/1237/Show/Brazil-Corinthians" xlink:type="simple">Corinthians, </text:a>21, M(R)</text:p>
          </table:table-cell>
          <table:table-cell office:value-type="string" calcext:value-type="string">
            <text:p><text:a xlink:href="https://1xbet.whoscored.com/Players/400652/Show/Gustavo-Mantuan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65" calcext:value-type="float">
            <text:p>86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12/Show/João-Pedro" xlink:type="simple">156João Pedro</text:a><text:a xlink:href="https://1xbet.whoscored.com/Teams/1237/Show/Brazil-Corinthians" xlink:type="simple">Corinthians, </text:a>25, D(R),M(C)</text:p>
          </table:table-cell>
          <table:table-cell office:value-type="string" calcext:value-type="string">
            <text:p><text:a xlink:href="https://1xbet.whoscored.com/Players/243212/Show/João-Pedro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2">
          <table:table-cell office:value-type="string" calcext:value-type="string">
            <text:p><text:a xlink:href="https://1xbet.whoscored.com/Players/444683/Show/Pegorari" xlink:type="simple">157Pegorari</text:a><text:a xlink:href="https://1xbet.whoscored.com/Teams/1220/Show/Brazil-Juventude" xlink:type="simple">Juventude, </text:a>31, Goalkeeper</text:p>
          </table:table-cell>
          <table:table-cell office:value-type="string" calcext:value-type="string">
            <text:p><text:a xlink:href="https://1xbet.whoscored.com/Players/444683/Show/Pegorari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.5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271550/Show/Rafael-Ramos" xlink:type="simple">158Rafael Ramos</text:a><text:a xlink:href="https://1xbet.whoscored.com/Teams/1237/Show/Brazil-Corinthians" xlink:type="simple">Corinthians, </text:a>27, D(R)</text:p>
          </table:table-cell>
          <table:table-cell office:value-type="string" calcext:value-type="string">
            <text:p><text:a xlink:href="https://1xbet.whoscored.com/Players/271550/Show/Rafael-Ramos" xlink:type="simple"> </text:a><text:a xlink:href="https://1xbet.whoscored.com/Teams/1237/Show/Brazil-Corinthian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78" calcext:value-type="float">
            <text:p>117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766/Show/Vitão" xlink:type="simple">159Vitão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97766/Show/Vitão" xlink:type="simple"> </text:a><text:a xlink:href="https://1xbet.whoscored.com/Teams/1219/Show/Brazil-Internacional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49" calcext:value-type="float">
            <text:p>134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114194/Show/Mádson" xlink:type="simple">160Mádson</text:a><text:a xlink:href="https://1xbet.whoscored.com/Teams/1241/Show/Brazil-Santos-FC" xlink:type="simple">Santos FC, </text:a>30, D(R),M(R)</text:p>
          </table:table-cell>
          <table:table-cell office:value-type="string" calcext:value-type="string">
            <text:p><text:a xlink:href="https://1xbet.whoscored.com/Players/114194/Show/Mádson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1" calcext:value-type="float">
            <text:p>141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7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16/Show/Caio-Paulista" xlink:type="simple">161Caio Paulista</text:a><text:a xlink:href="https://1xbet.whoscored.com/Teams/1232/Show/Brazil-Fluminense" xlink:type="simple">Fluminense, </text:a>24, D(L),M(LR)</text:p>
          </table:table-cell>
          <table:table-cell office:value-type="string" calcext:value-type="string">
            <text:p><text:a xlink:href="https://1xbet.whoscored.com/Players/374916/Show/Caio-Paulista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094" calcext:value-type="float">
            <text:p>109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360050/Show/David-Terans" xlink:type="simple">162David Terans</text:a><text:a xlink:href="https://1xbet.whoscored.com/Teams/1243/Show/Brazil-Athletico-Paranaense" xlink:type="simple">Athletico Paranaense, </text:a>28, AM(CL)</text:p>
          </table:table-cell>
          <table:table-cell office:value-type="string" calcext:value-type="string">
            <text:p><text:a xlink:href="https://1xbet.whoscored.com/Players/360050/Show/David-Terans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91" calcext:value-type="float">
            <text:p>109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9/Show/Moisés" xlink:type="simple">163Moisés</text:a><text:a xlink:href="https://1xbet.whoscored.com/Teams/2065/Show/Brazil-Fortaleza" xlink:type="simple">Fortaleza, </text:a>25, AM(L),FW</text:p>
          </table:table-cell>
          <table:table-cell office:value-type="string" calcext:value-type="string">
            <text:p><text:a xlink:href="https://1xbet.whoscored.com/Players/436639/Show/Moisés" xlink:type="simple"> </text:a><text:a xlink:href="https://1xbet.whoscored.com/Teams/2065/Show/Brazil-Fortaleza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541" calcext:value-type="float">
            <text:p>154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7</text:p>
          </table:table-cell>
        </table:table-row>
        <table:table-row table:style-name="ro2">
          <table:table-cell office:value-type="string" calcext:value-type="string">
            <text:p><text:a xlink:href="https://1xbet.whoscored.com/Players/318305/Show/Nathan-Silva" xlink:type="simple">164Nathan Silva</text:a><text:a xlink:href="https://1xbet.whoscored.com/Teams/1235/Show/Brazil-Atletico-MG" xlink:type="simple">Atletico MG, </text:a>25, D(C),DMC</text:p>
          </table:table-cell>
          <table:table-cell office:value-type="string" calcext:value-type="string">
            <text:p><text:a xlink:href="https://1xbet.whoscored.com/Players/318305/Show/Nathan-Silva" xlink:type="simple"> </text:a><text:a xlink:href="https://1xbet.whoscored.com/Teams/1235/Show/Brazil-Atletico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03" calcext:value-type="float">
            <text:p>110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4/Show/Bruno-Méndez" xlink:type="simple">165Bruno Méndez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73514/Show/Bruno-Méndez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38" calcext:value-type="float">
            <text:p>43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848/Show/João-Victor" xlink:type="simple">166João Victor</text:a><text:a xlink:href="https://1xbet.whoscored.com/Teams/1237/Show/Brazil-Corinthians" xlink:type="simple">Corinthians, </text:a>24, D(C)</text:p>
          </table:table-cell>
          <table:table-cell office:value-type="string" calcext:value-type="string">
            <text:p><text:a xlink:href="https://1xbet.whoscored.com/Players/373848/Show/João-Victor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98169/Show/Lucas-Braga" xlink:type="simple">167Lucas Braga</text:a><text:a xlink:href="https://1xbet.whoscored.com/Teams/1241/Show/Brazil-Santos-FC" xlink:type="simple">Santos FC, </text:a>25, M(LR)</text:p>
          </table:table-cell>
          <table:table-cell office:value-type="string" calcext:value-type="string">
            <text:p><text:a xlink:href="https://1xbet.whoscored.com/Players/398169/Show/Lucas-Braga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54" calcext:value-type="float">
            <text:p>125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102175/Show/Léo-Gamalho" xlink:type="simple">168Léo Gamalho</text:a><text:a xlink:href="https://1xbet.whoscored.com/Teams/1236/Show/Brazil-Coritiba" xlink:type="simple">Coritiba, </text:a>36, FW</text:p>
          </table:table-cell>
          <table:table-cell office:value-type="string" calcext:value-type="string">
            <text:p><text:a xlink:href="https://1xbet.whoscored.com/Players/102175/Show/Léo-Gamalho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76" calcext:value-type="float">
            <text:p>127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2/Show/Bissoli" xlink:type="simple">169Bissoli</text:a><text:a xlink:href="https://1xbet.whoscored.com/Teams/4619/Show/Brazil-Avai-FC" xlink:type="simple">Avai FC, </text:a>24, FW</text:p>
          </table:table-cell>
          <table:table-cell office:value-type="string" calcext:value-type="string">
            <text:p><text:a xlink:href="https://1xbet.whoscored.com/Players/349212/Show/Bissoli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15" calcext:value-type="float">
            <text:p>161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74571/Show/Alan-Patrick" xlink:type="simple">171Alan Patrick</text:a><text:a xlink:href="https://1xbet.whoscored.com/Teams/1219/Show/Brazil-Internacional" xlink:type="simple">Internacional, </text:a>31, M(CLR)</text:p>
          </table:table-cell>
          <table:table-cell office:value-type="string" calcext:value-type="string">
            <text:p><text:a xlink:href="https://1xbet.whoscored.com/Players/74571/Show/Alan-Patrick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51" calcext:value-type="float">
            <text:p>65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21846/Show/Lima" xlink:type="simple">172Lima</text:a><text:a xlink:href="https://1xbet.whoscored.com/Teams/7334/Show/Brazil-Ceara" xlink:type="simple">Ceara, </text:a>26, AM(CLR)</text:p>
          </table:table-cell>
          <table:table-cell office:value-type="string" calcext:value-type="string">
            <text:p><text:a xlink:href="https://1xbet.whoscored.com/Players/321846/Show/Lima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11" calcext:value-type="float">
            <text:p>121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2/Show/Kelvin" xlink:type="simple">173Kelvin</text:a><text:a xlink:href="https://1xbet.whoscored.com/Teams/6368/Show/Brazil-Atletico-GO" xlink:type="simple">Atletico GO, </text:a>24, Forward</text:p>
          </table:table-cell>
          <table:table-cell office:value-type="string" calcext:value-type="string">
            <text:p><text:a xlink:href="https://1xbet.whoscored.com/Players/442752/Show/Kelvin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77/Show/Raphael-Veiga" xlink:type="simple">174Raphael Veiga</text:a><text:a xlink:href="https://1xbet.whoscored.com/Teams/1234/Show/Brazil-Palmeiras" xlink:type="simple">Palmeiras, </text:a>27, AM(CLR)</text:p>
          </table:table-cell>
          <table:table-cell office:value-type="string" calcext:value-type="string">
            <text:p><text:a xlink:href="https://1xbet.whoscored.com/Players/317677/Show/Raphael-Veiga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22" calcext:value-type="float">
            <text:p>112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294983/Show/Kevin" xlink:type="simple">175Kevin</text:a><text:a xlink:href="https://1xbet.whoscored.com/Teams/4619/Show/Brazil-Avai-FC" xlink:type="simple">Avai FC, </text:a>24, D(R),M(R)</text:p>
          </table:table-cell>
          <table:table-cell office:value-type="string" calcext:value-type="string">
            <text:p><text:a xlink:href="https://1xbet.whoscored.com/Players/294983/Show/Kevin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01" calcext:value-type="float">
            <text:p>18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27490/Show/Fábio" xlink:type="simple">176Fábio</text:a><text:a xlink:href="https://1xbet.whoscored.com/Teams/1232/Show/Brazil-Fluminense" xlink:type="simple">Fluminense, </text:a>41, GK</text:p>
          </table:table-cell>
          <table:table-cell office:value-type="string" calcext:value-type="string">
            <text:p><text:a xlink:href="https://1xbet.whoscored.com/Players/27490/Show/Fábi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20158/Show/Cleiton" xlink:type="simple">177Cleiton</text:a><text:a xlink:href="https://1xbet.whoscored.com/Teams/5438/Show/Brazil-Red-Bull-Bragantino" xlink:type="simple">Red Bull Bragantino, </text:a>24, GK</text:p>
          </table:table-cell>
          <table:table-cell office:value-type="string" calcext:value-type="string">
            <text:p><text:a xlink:href="https://1xbet.whoscored.com/Players/320158/Show/Cleiton" xlink:type="simple"> </text:a><text:a xlink:href="https://1xbet.whoscored.com/Teams/5438/Show/Brazil-Red-Bull-Bragantin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44651/Show/Romarinho" xlink:type="simple">178Romarinho</text:a><text:a xlink:href="https://1xbet.whoscored.com/Teams/2065/Show/Brazil-Fortaleza" xlink:type="simple">Fortaleza, </text:a>28, AM(CLR),FW</text:p>
          </table:table-cell>
          <table:table-cell office:value-type="string" calcext:value-type="string">
            <text:p><text:a xlink:href="https://1xbet.whoscored.com/Players/344651/Show/Romarinho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19" calcext:value-type="float">
            <text:p>71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78634/Show/Calegari" xlink:type="simple">179Calegari</text:a><text:a xlink:href="https://1xbet.whoscored.com/Teams/1232/Show/Brazil-Fluminense" xlink:type="simple">Fluminense, </text:a>20, D(R)</text:p>
          </table:table-cell>
          <table:table-cell office:value-type="string" calcext:value-type="string">
            <text:p><text:a xlink:href="https://1xbet.whoscored.com/Players/378634/Show/Calegari" xlink:type="simple"> </text:a><text:a xlink:href="https://1xbet.whoscored.com/Teams/1232/Show/Brazil-Flumin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74903/Show/Khellven" xlink:type="simple">180Khellven</text:a><text:a xlink:href="https://1xbet.whoscored.com/Teams/1243/Show/Brazil-Athletico-Paranaense" xlink:type="simple">Athletico Paranaense, </text:a>21, D(R)</text:p>
          </table:table-cell>
          <table:table-cell office:value-type="string" calcext:value-type="string">
            <text:p><text:a xlink:href="https://1xbet.whoscored.com/Players/374903/Show/Khellven" xlink:type="simple"> </text:a><text:a xlink:href="https://1xbet.whoscored.com/Teams/1243/Show/Brazil-Athletico-Parana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6" calcext:value-type="float">
            <text:p>114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3">
          <table:table-cell table:style-name="Default" table:number-columns-repeated="9"/>
        </table:table-row>
        <table:table-row table:style-name="ro2">
          <table:table-cell office:value-type="string" calcext:value-type="string">
            <text:p><text:a xlink:href="https://1xbet.whoscored.com/Players/125514/Show/Martín-Benítez" xlink:type="simple">181Martín Benítez</text:a><text:a xlink:href="https://1xbet.whoscored.com/Teams/1228/Show/Brazil-America-MG" xlink:type="simple">America MG, </text:a>28, AM(CLR),FW</text:p>
          </table:table-cell>
          <table:table-cell office:value-type="string" calcext:value-type="string">
            <text:p><text:a xlink:href="https://1xbet.whoscored.com/Players/125514/Show/Martín-Benítez" xlink:type="simple"> </text:a><text:a xlink:href="https://1xbet.whoscored.com/Teams/1228/Show/Brazil-America-MG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84/Show/Jeffinho" xlink:type="simple">182Jeffinho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40084/Show/Jeffinho" xlink:type="simple"> </text:a><text:a xlink:href="https://1xbet.whoscored.com/Teams/1227/Show/Brazil-Botafogo-RJ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88" calcext:value-type="float">
            <text:p>48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28/Show/Abner" xlink:type="simple">183Abner</text:a><text:a xlink:href="https://1xbet.whoscored.com/Teams/1243/Show/Brazil-Athletico-Paranaense" xlink:type="simple">Athletico Paranaense, </text:a>22, D(L),M(L)</text:p>
          </table:table-cell>
          <table:table-cell office:value-type="string" calcext:value-type="string">
            <text:p><text:a xlink:href="https://1xbet.whoscored.com/Players/379228/Show/Abner" xlink:type="simple"> </text:a><text:a xlink:href="https://1xbet.whoscored.com/Teams/1243/Show/Brazil-Athletico-Paranaense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66" calcext:value-type="float">
            <text:p>156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08/Show/Klaus" xlink:type="simple">184Klaus</text:a><text:a xlink:href="https://1xbet.whoscored.com/Teams/6368/Show/Brazil-Atletico-GO" xlink:type="simple">Atletico GO, </text:a>28, D(C)</text:p>
          </table:table-cell>
          <table:table-cell office:value-type="string" calcext:value-type="string">
            <text:p><text:a xlink:href="https://1xbet.whoscored.com/Players/355708/Show/Klaus" xlink:type="simple"> </text:a><text:a xlink:href="https://1xbet.whoscored.com/Teams/6368/Show/Brazil-Atletico-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202096/Show/Júnior-Alonso" xlink:type="simple">185Júnior Alonso</text:a><text:a xlink:href="https://1xbet.whoscored.com/Teams/1235/Show/Brazil-Atletico-MG" xlink:type="simple">Atletico MG, </text:a>29, D(CL)</text:p>
          </table:table-cell>
          <table:table-cell office:value-type="string" calcext:value-type="string">
            <text:p><text:a xlink:href="https://1xbet.whoscored.com/Players/202096/Show/Júnior-Alonso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44" calcext:value-type="float">
            <text:p>174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56/Show/Juninho" xlink:type="simple">186Juninho</text:a><text:a xlink:href="https://1xbet.whoscored.com/Teams/1228/Show/Brazil-America-MG" xlink:type="simple">America MG, </text:a>34, D(L),M(CR)</text:p>
          </table:table-cell>
          <table:table-cell office:value-type="string" calcext:value-type="string">
            <text:p><text:a xlink:href="https://1xbet.whoscored.com/Players/131056/Show/Juninho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71" calcext:value-type="float">
            <text:p>177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58/Show/Welington" xlink:type="simple">187Welington</text:a><text:a xlink:href="https://1xbet.whoscored.com/Teams/1224/Show/Brazil-Sao-Paulo" xlink:type="simple">Sao Paulo, </text:a>21, D(L),M(L)</text:p>
          </table:table-cell>
          <table:table-cell office:value-type="string" calcext:value-type="string">
            <text:p><text:a xlink:href="https://1xbet.whoscored.com/Players/389158/Show/Welington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61" calcext:value-type="float">
            <text:p>96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60451/Show/Nonato" xlink:type="simple">188Nonato</text:a><text:a xlink:href="https://1xbet.whoscored.com/Teams/1232/Show/Brazil-Fluminense" xlink:type="simple">Fluminense, </text:a>24, M(C)</text:p>
          </table:table-cell>
          <table:table-cell office:value-type="string" calcext:value-type="string">
            <text:p><text:a xlink:href="https://1xbet.whoscored.com/Players/360451/Show/Nonato" xlink:type="simple"> </text:a><text:a xlink:href="https://1xbet.whoscored.com/Teams/1232/Show/Brazil-Flumin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37" calcext:value-type="float">
            <text:p>93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2">
          <table:table-cell office:value-type="string" calcext:value-type="string">
            <text:p><text:a xlink:href="https://1xbet.whoscored.com/Players/284602/Show/Keno" xlink:type="simple">189Keno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284602/Show/Keno" xlink:type="simple"> </text:a><text:a xlink:href="https://1xbet.whoscored.com/Teams/1235/Show/Brazil-Atletico-MG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89" calcext:value-type="float">
            <text:p>78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47755/Show/Bruno-Silva" xlink:type="simple">191Bruno Silva</text:a><text:a xlink:href="https://1xbet.whoscored.com/Teams/4619/Show/Brazil-Avai-FC" xlink:type="simple">Avai FC, </text:a>36, M(CR)</text:p>
          </table:table-cell>
          <table:table-cell office:value-type="string" calcext:value-type="string">
            <text:p><text:a xlink:href="https://1xbet.whoscored.com/Players/47755/Show/Bruno-Silva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3" calcext:value-type="float">
            <text:p>155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14/Show/Alerrandro" xlink:type="simple">192Alerrandr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55714/Show/Alerrandro" xlink:type="simple"> </text:a><text:a xlink:href="https://1xbet.whoscored.com/Teams/5438/Show/Brazil-Red-Bull-Bragantin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17" calcext:value-type="float">
            <text:p>61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119540/Show/Luan-Garcia" xlink:type="simple">193Luan Garcia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19540/Show/Luan-Garcia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65" calcext:value-type="float">
            <text:p>76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2</text:p>
          </table:table-cell>
        </table:table-row>
        <table:table-row table:style-name="ro4">
          <table:table-cell office:value-type="string" calcext:value-type="string">
            <text:p><text:a xlink:href="https://1xbet.whoscored.com/Players/397520/Show/Cléber" xlink:type="simple">194Cléber</text:a><text:a xlink:href="https://1xbet.whoscored.com/Teams/7334/Show/Brazil-Ceara" xlink:type="simple">Ceara, </text:a>25, FW</text:p>
          </table:table-cell>
          <table:table-cell office:value-type="string" calcext:value-type="string">
            <text:p><text:a xlink:href="https://1xbet.whoscored.com/Players/397520/Show/Cléber" xlink:type="simple"> </text:a><text:a xlink:href="https://1xbet.whoscored.com/Teams/7334/Show/Brazil-Cear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05" calcext:value-type="float">
            <text:p>70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130886/Show/Gabriel-Barbosa" xlink:type="simple">195Gabriel Barbosa</text:a><text:a xlink:href="https://1xbet.whoscored.com/Teams/1239/Show/Brazil-Flamengo" xlink:type="simple">Flamengo, </text:a>25, AM(LR),FW</text:p>
          </table:table-cell>
          <table:table-cell office:value-type="string" calcext:value-type="string">
            <text:p><text:a xlink:href="https://1xbet.whoscored.com/Players/130886/Show/Gabriel-Barbosa" xlink:type="simple"> </text:a><text:a xlink:href="https://1xbet.whoscored.com/Teams/1239/Show/Brazil-Flamengo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80" calcext:value-type="float">
            <text:p>13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1/Show/Mariano" xlink:type="simple">196Mariano</text:a><text:a xlink:href="https://1xbet.whoscored.com/Teams/1235/Show/Brazil-Atletico-MG" xlink:type="simple">Atletico MG, </text:a>36, D(R),M(R)</text:p>
          </table:table-cell>
          <table:table-cell office:value-type="string" calcext:value-type="string">
            <text:p><text:a xlink:href="https://1xbet.whoscored.com/Players/40771/Show/Mariano" xlink:type="simple"> </text:a><text:a xlink:href="https://1xbet.whoscored.com/Teams/1235/Show/Brazil-Atletico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03" calcext:value-type="float">
            <text:p>100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3/Show/Rodrigo-Nestor" xlink:type="simple">197Rodrigo Nestor</text:a><text:a xlink:href="https://1xbet.whoscored.com/Teams/1224/Show/Brazil-Sao-Paulo" xlink:type="simple">Sao Paulo, </text:a>22, DMC</text:p>
          </table:table-cell>
          <table:table-cell office:value-type="string" calcext:value-type="string">
            <text:p><text:a xlink:href="https://1xbet.whoscored.com/Players/389163/Show/Rodrigo-Nestor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31" calcext:value-type="float">
            <text:p>123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80777/Show/Pedrinho" xlink:type="simple">198Pedrinho</text:a><text:a xlink:href="https://1xbet.whoscored.com/Teams/1228/Show/Brazil-America-MG" xlink:type="simple">America MG, </text:a>22, AM(CL)</text:p>
          </table:table-cell>
          <table:table-cell office:value-type="string" calcext:value-type="string">
            <text:p><text:a xlink:href="https://1xbet.whoscored.com/Players/380777/Show/Pedrinho" xlink:type="simple"> </text:a><text:a xlink:href="https://1xbet.whoscored.com/Teams/1228/Show/Brazil-America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03" calcext:value-type="float">
            <text:p>80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2</text:p>
          </table:table-cell>
        </table:table-row>
        <table:table-row table:style-name="ro2">
          <table:table-cell office:value-type="string" calcext:value-type="string">
            <text:p><text:a xlink:href="https://1xbet.whoscored.com/Players/254275/Show/Róger-Guedes" xlink:type="simple">199Róger Guedes</text:a><text:a xlink:href="https://1xbet.whoscored.com/Teams/1237/Show/Brazil-Corinthians" xlink:type="simple">Corinthians, </text:a>25, AM(CLR),FW</text:p>
          </table:table-cell>
          <table:table-cell office:value-type="string" calcext:value-type="string">
            <text:p><text:a xlink:href="https://1xbet.whoscored.com/Players/254275/Show/Róger-Guedes" xlink:type="simple"> </text:a><text:a xlink:href="https://1xbet.whoscored.com/Teams/1237/Show/Brazil-Corinthian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53" calcext:value-type="float">
            <text:p>145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247/Show/Kanu" xlink:type="simple">200Kanu</text:a><text:a xlink:href="https://1xbet.whoscored.com/Teams/1227/Show/Brazil-Botafogo-RJ" xlink:type="simple">Botafogo RJ, </text:a>25, D(C)</text:p>
          </table:table-cell>
          <table:table-cell office:value-type="string" calcext:value-type="string">
            <text:p><text:a xlink:href="https://1xbet.whoscored.com/Players/337247/Show/Kanu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3" calcext:value-type="float">
            <text:p>129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1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16696/Show/Jô" xlink:type="simple">201Jô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16696/Show/Jô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5298/Show/Marcelo-Boeck" xlink:type="simple">202Marcelo Boeck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35298/Show/Marcelo-Boeck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76880/Show/Paulo-Miranda" xlink:type="simple">203Paulo Miranda</text:a><text:a xlink:href="https://1xbet.whoscored.com/Teams/1220/Show/Brazil-Juventude" xlink:type="simple">Juventude, </text:a>34, D(CR)</text:p>
          </table:table-cell>
          <table:table-cell office:value-type="string" calcext:value-type="string">
            <text:p><text:a xlink:href="https://1xbet.whoscored.com/Players/76880/Show/Paulo-Miranda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84" calcext:value-type="float">
            <text:p>78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49/Show/Hugo-Moura" xlink:type="simple">204Hugo Moura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73449/Show/Hugo-Moura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44" calcext:value-type="float">
            <text:p>124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14/Show/Matheus-Martins" xlink:type="simple">205Matheus Martins</text:a><text:a xlink:href="https://1xbet.whoscored.com/Teams/1232/Show/Brazil-Fluminense" xlink:type="simple">Fluminense, </text:a>19, Midfielder</text:p>
          </table:table-cell>
          <table:table-cell office:value-type="string" calcext:value-type="string">
            <text:p><text:a xlink:href="https://1xbet.whoscored.com/Players/417514/Show/Matheus-Martins" xlink:type="simple"> </text:a><text:a xlink:href="https://1xbet.whoscored.com/Teams/1232/Show/Brazil-Flumin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91" calcext:value-type="float">
            <text:p>79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110695/Show/Willian-Arão" xlink:type="simple">206Willian Arão</text:a><text:a xlink:href="https://1xbet.whoscored.com/Teams/1239/Show/Brazil-Flamengo" xlink:type="simple">Flamengo, </text:a>30, D(C),M(C)</text:p>
          </table:table-cell>
          <table:table-cell office:value-type="string" calcext:value-type="string">
            <text:p><text:a xlink:href="https://1xbet.whoscored.com/Players/110695/Show/Willian-Arão" xlink:type="simple"> </text:a><text:a xlink:href="https://1xbet.whoscored.com/Teams/1239/Show/Brazil-Flamen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21" calcext:value-type="float">
            <text:p>92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419079/Show/Fabrício-Daniel" xlink:type="simple">207Fabrício Daniel</text:a><text:a xlink:href="https://1xbet.whoscored.com/Teams/1236/Show/Brazil-Coritiba" xlink:type="simple">Coritiba, </text:a>25, AM(CR),FW</text:p>
          </table:table-cell>
          <table:table-cell office:value-type="string" calcext:value-type="string">
            <text:p><text:a xlink:href="https://1xbet.whoscored.com/Players/419079/Show/Fabrício-Daniel" xlink:type="simple"> </text:a><text:a xlink:href="https://1xbet.whoscored.com/Teams/1236/Show/Brazil-Coriti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62" calcext:value-type="float">
            <text:p>56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0</text:p>
          </table:table-cell>
        </table:table-row>
        <table:table-row table:style-name="ro2">
          <table:table-cell office:value-type="string" calcext:value-type="string">
            <text:p><text:a xlink:href="https://1xbet.whoscored.com/Players/110424/Show/Pedro-Henrique" xlink:type="simple">208Pedro Henrique</text:a><text:a xlink:href="https://1xbet.whoscored.com/Teams/1219/Show/Brazil-Internacional" xlink:type="simple">Internacional, </text:a>32, AM(LR),FW</text:p>
          </table:table-cell>
          <table:table-cell office:value-type="string" calcext:value-type="string">
            <text:p><text:a xlink:href="https://1xbet.whoscored.com/Players/110424/Show/Pedro-Henrique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98" calcext:value-type="float">
            <text:p>79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2/Show/Jhojan-Julio" xlink:type="simple">209Jhojan Julio</text:a><text:a xlink:href="https://1xbet.whoscored.com/Teams/1241/Show/Brazil-Santos-FC" xlink:type="simple">Santos FC, </text:a>24, AM(L)</text:p>
          </table:table-cell>
          <table:table-cell office:value-type="string" calcext:value-type="string">
            <text:p><text:a xlink:href="https://1xbet.whoscored.com/Players/436502/Show/Jhojan-Julio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6" calcext:value-type="float">
            <text:p>75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63806/Show/Nino-Paraíba" xlink:type="simple">211Nino Paraíba</text:a><text:a xlink:href="https://1xbet.whoscored.com/Teams/7334/Show/Brazil-Ceara" xlink:type="simple">Ceara, </text:a>36, D(R),M(R)</text:p>
          </table:table-cell>
          <table:table-cell office:value-type="string" calcext:value-type="string">
            <text:p><text:a xlink:href="https://1xbet.whoscored.com/Players/63806/Show/Nino-Paraíba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85" calcext:value-type="float">
            <text:p>118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2/Show/Alef-Manga" xlink:type="simple">212Alef Manga</text:a><text:a xlink:href="https://1xbet.whoscored.com/Teams/1236/Show/Brazil-Coritiba" xlink:type="simple">Coritiba, </text:a>27, AM(R)</text:p>
          </table:table-cell>
          <table:table-cell office:value-type="string" calcext:value-type="string">
            <text:p><text:a xlink:href="https://1xbet.whoscored.com/Players/436552/Show/Alef-Manga" xlink:type="simple"> </text:a><text:a xlink:href="https://1xbet.whoscored.com/Teams/1236/Show/Brazil-Coriti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91" calcext:value-type="float">
            <text:p>129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374850/Show/Miguel" xlink:type="simple">213Miguel</text:a><text:a xlink:href="https://1xbet.whoscored.com/Teams/5438/Show/Brazil-Red-Bull-Bragantino" xlink:type="simple">Red Bull Bragantino, </text:a>19, AM(C)</text:p>
          </table:table-cell>
          <table:table-cell office:value-type="string" calcext:value-type="string">
            <text:p><text:a xlink:href="https://1xbet.whoscored.com/Players/374850/Show/Miguel" xlink:type="simple"> </text:a><text:a xlink:href="https://1xbet.whoscored.com/Teams/5438/Show/Brazil-Red-Bull-Bragantin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27" calcext:value-type="float">
            <text:p>42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52517/Show/Vladimir" xlink:type="simple">214Vladimir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52517/Show/Vladimir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08110/Show/José-López" xlink:type="simple">215José López</text:a><text:a xlink:href="https://1xbet.whoscored.com/Teams/1234/Show/Brazil-Palmeiras" xlink:type="simple">Palmeiras, </text:a>21, FW</text:p>
          </table:table-cell>
          <table:table-cell office:value-type="string" calcext:value-type="string">
            <text:p><text:a xlink:href="https://1xbet.whoscored.com/Players/408110/Show/José-López" xlink:type="simple"> </text:a><text:a xlink:href="https://1xbet.whoscored.com/Teams/1234/Show/Brazil-Palmeir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110930/Show/Reinaldo" xlink:type="simple">216Reinaldo</text:a><text:a xlink:href="https://1xbet.whoscored.com/Teams/1224/Show/Brazil-Sao-Paulo" xlink:type="simple">Sao Paulo, </text:a>32, D(L),M(L)</text:p>
          </table:table-cell>
          <table:table-cell office:value-type="string" calcext:value-type="string">
            <text:p><text:a xlink:href="https://1xbet.whoscored.com/Players/110930/Show/Reinaldo" xlink:type="simple"> </text:a><text:a xlink:href="https://1xbet.whoscored.com/Teams/1224/Show/Brazil-Sao-Paul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21" calcext:value-type="float">
            <text:p>72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00/Show/Moraes" xlink:type="simple">217Moraes</text:a><text:a xlink:href="https://1xbet.whoscored.com/Teams/1220/Show/Brazil-Juventude" xlink:type="simple">Juventude, </text:a>24, D(L)</text:p>
          </table:table-cell>
          <table:table-cell office:value-type="string" calcext:value-type="string">
            <text:p><text:a xlink:href="https://1xbet.whoscored.com/Players/416800/Show/Moraes" xlink:type="simple"> </text:a><text:a xlink:href="https://1xbet.whoscored.com/Teams/1220/Show/Brazil-Juventud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06" calcext:value-type="float">
            <text:p>80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8/Show/Matheus-Felipe" xlink:type="simple">218Matheus Felipe</text:a><text:a xlink:href="https://1xbet.whoscored.com/Teams/1243/Show/Brazil-Athletico-Paranaense" xlink:type="simple">Athletico Paranaense, </text:a>23, D(C)</text:p>
          </table:table-cell>
          <table:table-cell office:value-type="string" calcext:value-type="string">
            <text:p><text:a xlink:href="https://1xbet.whoscored.com/Players/436658/Show/Matheus-Felipe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11/Show/Élvis" xlink:type="simple">219Élvis</text:a><text:a xlink:href="https://1xbet.whoscored.com/Teams/1218/Show/Brazil-Goias" xlink:type="simple">Goias, </text:a>31, AM(C)</text:p>
          </table:table-cell>
          <table:table-cell office:value-type="string" calcext:value-type="string">
            <text:p><text:a xlink:href="https://1xbet.whoscored.com/Players/101711/Show/Élvis" xlink:type="simple"> </text:a><text:a xlink:href="https://1xbet.whoscored.com/Teams/1218/Show/Brazil-Goi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56" calcext:value-type="float">
            <text:p>85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410870/Show/Biel" xlink:type="simple">220Biel</text:a><text:a xlink:href="https://1xbet.whoscored.com/Teams/1236/Show/Brazil-Coritiba" xlink:type="simple">Coritiba, </text:a>20, Midfielder</text:p>
          </table:table-cell>
          <table:table-cell office:value-type="string" calcext:value-type="string">
            <text:p><text:a xlink:href="https://1xbet.whoscored.com/Players/410870/Show/Biel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8</text:p>
          </table:table-cell>
        </table:table-row>
        <table:table-row table:style-name="ro3">
          <table:table-cell table:style-name="Default" table:number-columns-repeated="9"/>
        </table:table-row>
        <table:table-row table:style-name="ro2">
          <table:table-cell office:value-type="string" calcext:value-type="string">
            <text:p><text:a xlink:href="https://1xbet.whoscored.com/Players/280834/Show/Ytalo" xlink:type="simple">221Ytalo</text:a><text:a xlink:href="https://1xbet.whoscored.com/Teams/5438/Show/Brazil-Red-Bull-Bragantino" xlink:type="simple">Red Bull Bragantino, </text:a>34, AM(C),FW</text:p>
          </table:table-cell>
          <table:table-cell office:value-type="string" calcext:value-type="string">
            <text:p><text:a xlink:href="https://1xbet.whoscored.com/Players/280834/Show/Ytalo" xlink:type="simple"> </text:a><text:a xlink:href="https://1xbet.whoscored.com/Teams/5438/Show/Brazil-Red-Bull-Bragantin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28" calcext:value-type="float">
            <text:p>62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295838/Show/Allan" xlink:type="simple">222Allan</text:a><text:a xlink:href="https://1xbet.whoscored.com/Teams/1235/Show/Brazil-Atletico-MG" xlink:type="simple">Atletico MG, </text:a>25, DMC</text:p>
          </table:table-cell>
          <table:table-cell office:value-type="string" calcext:value-type="string">
            <text:p><text:a xlink:href="https://1xbet.whoscored.com/Players/295838/Show/Allan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14" calcext:value-type="float">
            <text:p>151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1/Show/Bruno-Pacheco" xlink:type="simple">223Bruno Pacheco</text:a><text:a xlink:href="https://1xbet.whoscored.com/Teams/7334/Show/Brazil-Ceara" xlink:type="simple">Ceara, </text:a>30, D(L)</text:p>
          </table:table-cell>
          <table:table-cell office:value-type="string" calcext:value-type="string">
            <text:p><text:a xlink:href="https://1xbet.whoscored.com/Players/337971/Show/Bruno-Pacheco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93" calcext:value-type="float">
            <text:p>139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76/Show/Marlon-Freitas" xlink:type="simple">224Marlon Freitas</text:a><text:a xlink:href="https://1xbet.whoscored.com/Teams/6368/Show/Brazil-Atletico-GO" xlink:type="simple">Atletico GO, </text:a>27, DMC</text:p>
          </table:table-cell>
          <table:table-cell office:value-type="string" calcext:value-type="string">
            <text:p><text:a xlink:href="https://1xbet.whoscored.com/Players/318676/Show/Marlon-Freitas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47" calcext:value-type="float">
            <text:p>174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137484/Show/Jair" xlink:type="simple">225Jair</text:a><text:a xlink:href="https://1xbet.whoscored.com/Teams/1235/Show/Brazil-Atletico-MG" xlink:type="simple">Atletico MG, </text:a>27, DMC</text:p>
          </table:table-cell>
          <table:table-cell office:value-type="string" calcext:value-type="string">
            <text:p><text:a xlink:href="https://1xbet.whoscored.com/Players/137484/Show/Jair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179" calcext:value-type="float">
            <text:p>117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262/Show/Reynaldo" xlink:type="simple">226Reynaldo</text:a><text:a xlink:href="https://1xbet.whoscored.com/Teams/1218/Show/Brazil-Goias" xlink:type="simple">Goias, </text:a>25, D(C)</text:p>
          </table:table-cell>
          <table:table-cell office:value-type="string" calcext:value-type="string">
            <text:p><text:a xlink:href="https://1xbet.whoscored.com/Players/337262/Show/Reynaldo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6" calcext:value-type="float">
            <text:p>146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4/Show/Jandrei" xlink:type="simple">227Jandrei</text:a><text:a xlink:href="https://1xbet.whoscored.com/Teams/1224/Show/Brazil-Sao-Paulo" xlink:type="simple">Sao Paulo, </text:a>29, GK</text:p>
          </table:table-cell>
          <table:table-cell office:value-type="string" calcext:value-type="string">
            <text:p><text:a xlink:href="https://1xbet.whoscored.com/Players/337814/Show/Jandrei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7/Show/Vitor-Roque" xlink:type="simple">228Vitor Roque</text:a><text:a xlink:href="https://1xbet.whoscored.com/Teams/1243/Show/Brazil-Athletico-Paranaense" xlink:type="simple">Athletico Paranaense, </text:a>17, FW</text:p>
          </table:table-cell>
          <table:table-cell office:value-type="string" calcext:value-type="string">
            <text:p><text:a xlink:href="https://1xbet.whoscored.com/Players/437157/Show/Vitor-Roque" xlink:type="simple"> </text:a><text:a xlink:href="https://1xbet.whoscored.com/Teams/1243/Show/Brazil-Athletico-Parana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685" calcext:value-type="float">
            <text:p>68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137129/Show/Alex-Santana" xlink:type="simple">229Alex Santana</text:a><text:a xlink:href="https://1xbet.whoscored.com/Teams/1243/Show/Brazil-Athletico-Paranaense" xlink:type="simple">Athletico Paranaense, </text:a>27, M(C)</text:p>
          </table:table-cell>
          <table:table-cell office:value-type="string" calcext:value-type="string">
            <text:p><text:a xlink:href="https://1xbet.whoscored.com/Players/137129/Show/Alex-Santana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4/Show/Yago-Pikachu" xlink:type="simple">230Yago Pikachu</text:a><text:a xlink:href="https://1xbet.whoscored.com/Teams/2065/Show/Brazil-Fortaleza" xlink:type="simple">Fortaleza, </text:a>30, D(R),M(CLR)</text:p>
          </table:table-cell>
          <table:table-cell office:value-type="string" calcext:value-type="string">
            <text:p><text:a xlink:href="https://1xbet.whoscored.com/Players/337884/Show/Yago-Pikachu" xlink:type="simple"> </text:a><text:a xlink:href="https://1xbet.whoscored.com/Teams/2065/Show/Brazil-Fortalez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07" calcext:value-type="float">
            <text:p>120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437517/Show/Nicolás" xlink:type="simple">231Nicolás</text:a><text:a xlink:href="https://1xbet.whoscored.com/Teams/1218/Show/Brazil-Goias" xlink:type="simple">Goias, </text:a>32, Forward</text:p>
          </table:table-cell>
          <table:table-cell office:value-type="string" calcext:value-type="string">
            <text:p><text:a xlink:href="https://1xbet.whoscored.com/Players/437517/Show/Nicolás" xlink:type="simple"> </text:a><text:a xlink:href="https://1xbet.whoscored.com/Teams/1218/Show/Brazil-Goia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35" calcext:value-type="float">
            <text:p>63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09/Show/Uendel" xlink:type="simple">232Uendel</text:a><text:a xlink:href="https://1xbet.whoscored.com/Teams/8938/Show/Brazil-Cuiaba" xlink:type="simple">Cuiaba, </text:a>33, D(L)</text:p>
          </table:table-cell>
          <table:table-cell office:value-type="string" calcext:value-type="string">
            <text:p><text:a xlink:href="https://1xbet.whoscored.com/Players/41609/Show/Uendel" xlink:type="simple"> </text:a><text:a xlink:href="https://1xbet.whoscored.com/Teams/8938/Show/Brazil-Cuiaba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22" calcext:value-type="float">
            <text:p>132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6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1/Show/Lucas-Fernandes" xlink:type="simple">233Lucas Fernandes</text:a><text:a xlink:href="https://1xbet.whoscored.com/Teams/1227/Show/Brazil-Botafogo-RJ" xlink:type="simple">Botafogo RJ, </text:a>24, M(CL),FW</text:p>
          </table:table-cell>
          <table:table-cell office:value-type="string" calcext:value-type="string">
            <text:p><text:a xlink:href="https://1xbet.whoscored.com/Players/317741/Show/Lucas-Fernandes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95" calcext:value-type="float">
            <text:p>99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22504/Show/Miranda" xlink:type="simple">234Miranda</text:a><text:a xlink:href="https://1xbet.whoscored.com/Teams/1224/Show/Brazil-Sao-Paulo" xlink:type="simple">Sao Paulo, </text:a>37, D(C)</text:p>
          </table:table-cell>
          <table:table-cell office:value-type="string" calcext:value-type="string">
            <text:p><text:a xlink:href="https://1xbet.whoscored.com/Players/22504/Show/Miranda" xlink:type="simple"> </text:a><text:a xlink:href="https://1xbet.whoscored.com/Teams/1224/Show/Brazil-Sao-Paul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47" calcext:value-type="float">
            <text:p>74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938/Show/Lucas-Halter" xlink:type="simple">235Lucas Halter</text:a><text:a xlink:href="https://1xbet.whoscored.com/Teams/1218/Show/Brazil-Goias" xlink:type="simple">Goias, </text:a>22, D(C)</text:p>
          </table:table-cell>
          <table:table-cell office:value-type="string" calcext:value-type="string">
            <text:p><text:a xlink:href="https://1xbet.whoscored.com/Players/373938/Show/Lucas-Halter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4/Show/Erison" xlink:type="simple">236Erison</text:a><text:a xlink:href="https://1xbet.whoscored.com/Teams/1227/Show/Brazil-Botafogo-RJ" xlink:type="simple">Botafogo RJ, </text:a>23, FW</text:p>
          </table:table-cell>
          <table:table-cell office:value-type="string" calcext:value-type="string">
            <text:p><text:a xlink:href="https://1xbet.whoscored.com/Players/436624/Show/Erison" xlink:type="simple"> </text:a><text:a xlink:href="https://1xbet.whoscored.com/Teams/1227/Show/Brazil-Botafogo-RJ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89" calcext:value-type="float">
            <text:p>148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235735/Show/Philipe-Sampaio" xlink:type="simple">237Philipe Sampaio</text:a><text:a xlink:href="https://1xbet.whoscored.com/Teams/1227/Show/Brazil-Botafogo-RJ" xlink:type="simple">Botafogo RJ, </text:a>27, D(C)</text:p>
          </table:table-cell>
          <table:table-cell office:value-type="string" calcext:value-type="string">
            <text:p><text:a xlink:href="https://1xbet.whoscored.com/Players/235735/Show/Philipe-Sampaio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36" calcext:value-type="float">
            <text:p>103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128566/Show/Germán-Conti" xlink:type="simple">238Germán Conti</text:a><text:a xlink:href="https://1xbet.whoscored.com/Teams/1228/Show/Brazil-America-MG" xlink:type="simple">America MG, </text:a>28, D(C)</text:p>
          </table:table-cell>
          <table:table-cell office:value-type="string" calcext:value-type="string">
            <text:p><text:a xlink:href="https://1xbet.whoscored.com/Players/128566/Show/Germán-Conti" xlink:type="simple"> </text:a><text:a xlink:href="https://1xbet.whoscored.com/Teams/1228/Show/Brazil-America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20" calcext:value-type="float">
            <text:p>102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3/Show/Lucas-Piton" xlink:type="simple">239Lucas Piton</text:a><text:a xlink:href="https://1xbet.whoscored.com/Teams/1237/Show/Brazil-Corinthians" xlink:type="simple">Corinthians, </text:a>21, D(L),M(L)</text:p>
          </table:table-cell>
          <table:table-cell office:value-type="string" calcext:value-type="string">
            <text:p><text:a xlink:href="https://1xbet.whoscored.com/Players/373513/Show/Lucas-Piton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060" calcext:value-type="float">
            <text:p>106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48/Show/Danilo" xlink:type="simple">240Danilo</text:a><text:a xlink:href="https://1xbet.whoscored.com/Teams/1218/Show/Brazil-Goias" xlink:type="simple">Goias, </text:a>25, Defender</text:p>
          </table:table-cell>
          <table:table-cell office:value-type="string" calcext:value-type="string">
            <text:p><text:a xlink:href="https://1xbet.whoscored.com/Players/442748/Show/Danilo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247581/Show/William-Pottker" xlink:type="simple">241William Pottker</text:a><text:a xlink:href="https://1xbet.whoscored.com/Teams/4619/Show/Brazil-Avai-FC" xlink:type="simple">Avai FC, </text:a>28, AM(LR),FW</text:p>
          </table:table-cell>
          <table:table-cell office:value-type="string" calcext:value-type="string">
            <text:p><text:a xlink:href="https://1xbet.whoscored.com/Players/247581/Show/William-Pottker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57" calcext:value-type="float">
            <text:p>125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13755/Show/Rafinha" xlink:type="simple">242Rafinha</text:a><text:a xlink:href="https://1xbet.whoscored.com/Teams/1224/Show/Brazil-Sao-Paulo" xlink:type="simple">Sao Paulo, </text:a>36, D(CLR),M(R)</text:p>
          </table:table-cell>
          <table:table-cell office:value-type="string" calcext:value-type="string">
            <text:p><text:a xlink:href="https://1xbet.whoscored.com/Players/13755/Show/Rafinha" xlink:type="simple"> </text:a><text:a xlink:href="https://1xbet.whoscored.com/Teams/1224/Show/Brazil-Sao-Paul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45" calcext:value-type="float">
            <text:p>144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18965/Show/Matheus-Alexandre" xlink:type="simple">243Matheus Alexandre</text:a><text:a xlink:href="https://1xbet.whoscored.com/Teams/1236/Show/Brazil-Coritiba" xlink:type="simple">Coritiba, </text:a>23, D(R)</text:p>
          </table:table-cell>
          <table:table-cell office:value-type="string" calcext:value-type="string">
            <text:p><text:a xlink:href="https://1xbet.whoscored.com/Players/418965/Show/Matheus-Alexandr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96" calcext:value-type="float">
            <text:p>129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336102/Show/Tomás-Cuello" xlink:type="simple">244Tomás Cuello</text:a><text:a xlink:href="https://1xbet.whoscored.com/Teams/1243/Show/Brazil-Athletico-Paranaense" xlink:type="simple">Athletico Paranaense, </text:a>22, AM(L)</text:p>
          </table:table-cell>
          <table:table-cell office:value-type="string" calcext:value-type="string">
            <text:p><text:a xlink:href="https://1xbet.whoscored.com/Players/336102/Show/Tomás-Cuello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997" calcext:value-type="float">
            <text:p>99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149141/Show/Alex-Muralha" xlink:type="simple">245Alex Muralha</text:a><text:a xlink:href="https://1xbet.whoscored.com/Teams/1236/Show/Brazil-Coritiba" xlink:type="simple">Coritiba, </text:a>32, GK</text:p>
          </table:table-cell>
          <table:table-cell office:value-type="string" calcext:value-type="string">
            <text:p><text:a xlink:href="https://1xbet.whoscored.com/Players/149141/Show/Alex-Muralha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74560/Show/Willian-Farias" xlink:type="simple">246Willian Farias</text:a><text:a xlink:href="https://1xbet.whoscored.com/Teams/1236/Show/Brazil-Coritiba" xlink:type="simple">Coritiba, </text:a>33, DMC</text:p>
          </table:table-cell>
          <table:table-cell office:value-type="string" calcext:value-type="string">
            <text:p><text:a xlink:href="https://1xbet.whoscored.com/Players/74560/Show/Willian-Farias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1" calcext:value-type="float">
            <text:p>155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63/Show/Everson" xlink:type="simple">247Everson</text:a><text:a xlink:href="https://1xbet.whoscored.com/Teams/1235/Show/Brazil-Atletico-MG" xlink:type="simple">Atletico MG, </text:a>32, GK</text:p>
          </table:table-cell>
          <table:table-cell office:value-type="string" calcext:value-type="string">
            <text:p><text:a xlink:href="https://1xbet.whoscored.com/Players/355663/Show/Everson" xlink:type="simple"> </text:a><text:a xlink:href="https://1xbet.whoscored.com/Teams/1235/Show/Brazil-Atletico-MG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45510/Show/Cris-Silva" xlink:type="simple">248Cris Silva</text:a><text:a xlink:href="https://1xbet.whoscored.com/Teams/1232/Show/Brazil-Fluminense" xlink:type="simple">Fluminense, </text:a>28, D(L),M(L)</text:p>
          </table:table-cell>
          <table:table-cell office:value-type="string" calcext:value-type="string">
            <text:p><text:a xlink:href="https://1xbet.whoscored.com/Players/345510/Show/Cris-Silva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21/Show/Felipe-Alves" xlink:type="simple">249Felipe Alves</text:a><text:a xlink:href="https://1xbet.whoscored.com/Teams/1224/Show/Brazil-Sao-Paulo" xlink:type="simple">Sao Paulo, </text:a>34, GK</text:p>
          </table:table-cell>
          <table:table-cell office:value-type="string" calcext:value-type="string">
            <text:p><text:a xlink:href="https://1xbet.whoscored.com/Players/355721/Show/Felipe-Alves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03/Show/Anderson-Leite" xlink:type="simple">250Anderson Leite</text:a><text:a xlink:href="https://1xbet.whoscored.com/Teams/1220/Show/Brazil-Juventude" xlink:type="simple">Juventude, </text:a>29, DMC</text:p>
          </table:table-cell>
          <table:table-cell office:value-type="string" calcext:value-type="string">
            <text:p><text:a xlink:href="https://1xbet.whoscored.com/Players/416903/Show/Anderson-Leite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18966/Show/Du-Queiroz" xlink:type="simple">251Du Queiroz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418966/Show/Du-Queiroz" xlink:type="simple"> </text:a><text:a xlink:href="https://1xbet.whoscored.com/Teams/1237/Show/Brazil-Corinthians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552" calcext:value-type="float">
            <text:p>155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2">
          <table:table-cell office:value-type="string" calcext:value-type="string">
            <text:p><text:a xlink:href="https://1xbet.whoscored.com/Players/35237/Show/Eduardo-Vargas" xlink:type="simple">252Eduardo Vargas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35237/Show/Eduardo-Vargas" xlink:type="simple"> </text:a><text:a xlink:href="https://1xbet.whoscored.com/Teams/1235/Show/Brazil-Atletico-MG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50" calcext:value-type="float">
            <text:p>65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26506/Show/Robson" xlink:type="simple">253Robson</text:a><text:a xlink:href="https://1xbet.whoscored.com/Teams/2065/Show/Brazil-Fortaleza" xlink:type="simple">Fortaleza, </text:a>31, AM(LR),FW</text:p>
          </table:table-cell>
          <table:table-cell office:value-type="string" calcext:value-type="string">
            <text:p><text:a xlink:href="https://1xbet.whoscored.com/Players/326506/Show/Robson" xlink:type="simple"> </text:a><text:a xlink:href="https://1xbet.whoscored.com/Teams/2065/Show/Brazil-Fortalez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41745/Show/Marlon-Xavier" xlink:type="simple">254Marlon Xavier</text:a><text:a xlink:href="https://1xbet.whoscored.com/Teams/1232/Show/Brazil-Fluminense" xlink:type="simple">Fluminense, </text:a>25, D(L),M(L)</text:p>
          </table:table-cell>
          <table:table-cell office:value-type="string" calcext:value-type="string">
            <text:p><text:a xlink:href="https://1xbet.whoscored.com/Players/341745/Show/Marlon-Xavier" xlink:type="simple"> </text:a><text:a xlink:href="https://1xbet.whoscored.com/Teams/1232/Show/Brazil-Flumin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5/Show/Guillermo-De-los-Santos" xlink:type="simple">255Guillermo De los Santos</text:a><text:a xlink:href="https://1xbet.whoscored.com/Teams/1236/Show/Brazil-Coritiba" xlink:type="simple">Coritiba, </text:a>31, D(C)</text:p>
          </table:table-cell>
          <table:table-cell office:value-type="string" calcext:value-type="string">
            <text:p><text:a xlink:href="https://1xbet.whoscored.com/Players/436555/Show/Guillermo-De-los-Santos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77" calcext:value-type="float">
            <text:p>67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30555/Show/Ronaldo" xlink:type="simple">256Ronaldo</text:a><text:a xlink:href="https://1xbet.whoscored.com/Teams/6368/Show/Brazil-Atletico-GO" xlink:type="simple">Atletico GO, </text:a>25, GK</text:p>
          </table:table-cell>
          <table:table-cell office:value-type="string" calcext:value-type="string">
            <text:p><text:a xlink:href="https://1xbet.whoscored.com/Players/330555/Show/Ronald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5/Show/Willian-Maranhão" xlink:type="simple">257Willian Maranhão</text:a><text:a xlink:href="https://1xbet.whoscored.com/Teams/6368/Show/Brazil-Atletico-GO" xlink:type="simple">Atletico GO, </text:a>26, DMC</text:p>
          </table:table-cell>
          <table:table-cell office:value-type="string" calcext:value-type="string">
            <text:p><text:a xlink:href="https://1xbet.whoscored.com/Players/363175/Show/Willian-Maranhão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3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56/Show/Ramon-Menezes" xlink:type="simple">258Ramon Menezes</text:a><text:a xlink:href="https://1xbet.whoscored.com/Teams/6368/Show/Brazil-Atletico-GO" xlink:type="simple">Atletico GO, </text:a>27, D(C),DMC</text:p>
          </table:table-cell>
          <table:table-cell office:value-type="string" calcext:value-type="string">
            <text:p><text:a xlink:href="https://1xbet.whoscored.com/Players/317756/Show/Ramon-Menezes" xlink:type="simple"> </text:a><text:a xlink:href="https://1xbet.whoscored.com/Teams/6368/Show/Brazil-Atletico-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60" calcext:value-type="float">
            <text:p>126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3</text:p>
          </table:table-cell>
        </table:table-row>
        <table:table-row table:style-name="ro4">
          <table:table-cell office:value-type="string" calcext:value-type="string">
            <text:p><text:a xlink:href="https://1xbet.whoscored.com/Players/317791/Show/João-Ricardo" xlink:type="simple">259João Ricardo</text:a><text:a xlink:href="https://1xbet.whoscored.com/Teams/7334/Show/Brazil-Ceara" xlink:type="simple">Ceara, </text:a>33, GK</text:p>
          </table:table-cell>
          <table:table-cell office:value-type="string" calcext:value-type="string">
            <text:p><text:a xlink:href="https://1xbet.whoscored.com/Players/317791/Show/João-Ricardo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63</text:p>
          </table:table-cell>
        </table:table-row>
        <table:table-row table:style-name="ro1">
          <table:table-cell office:value-type="string" calcext:value-type="string">
            <text:p><text:a xlink:href="https://1xbet.whoscored.com/Players/423520/Show/Nicolás-Hernández" xlink:type="simple">260Nicolás Hernández</text:a><text:a xlink:href="https://1xbet.whoscored.com/Teams/1243/Show/Brazil-Athletico-Paranaense" xlink:type="simple">Athletico Paranaense, </text:a>24, D(C)</text:p>
          </table:table-cell>
          <table:table-cell office:value-type="string" calcext:value-type="string">
            <text:p><text:a xlink:href="https://1xbet.whoscored.com/Players/423520/Show/Nicolás-Hernández" xlink:type="simple"> </text:a><text:a xlink:href="https://1xbet.whoscored.com/Teams/1243/Show/Brazil-Athletico-Paranaens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04" calcext:value-type="float">
            <text:p>110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3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1/Show/Guilherme-Castilho" xlink:type="simple">261Guilherme Castilho</text:a><text:a xlink:href="https://1xbet.whoscored.com/Teams/7334/Show/Brazil-Ceara" xlink:type="simple">Ceara, </text:a>22, M(C)</text:p>
          </table:table-cell>
          <table:table-cell office:value-type="string" calcext:value-type="string">
            <text:p><text:a xlink:href="https://1xbet.whoscored.com/Players/388561/Show/Guilherme-Castilho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86566/Show/Vinícius-Silva" xlink:type="simple">262Vinícius Silva</text:a><text:a xlink:href="https://1xbet.whoscored.com/Teams/1218/Show/Brazil-Goias" xlink:type="simple">Goias, </text:a>29, AM(LR),FW</text:p>
          </table:table-cell>
          <table:table-cell office:value-type="string" calcext:value-type="string">
            <text:p><text:a xlink:href="https://1xbet.whoscored.com/Players/86566/Show/Vinícius-Silva" xlink:type="simple"> </text:a><text:a xlink:href="https://1xbet.whoscored.com/Teams/1218/Show/Brazil-Goi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53" calcext:value-type="float">
            <text:p>95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3/Show/Kelvin-Osorio" xlink:type="simple">263Kelvin Osorio</text:a><text:a xlink:href="https://1xbet.whoscored.com/Teams/8938/Show/Brazil-Cuiaba" xlink:type="simple">Cuiaba, </text:a>28, M(C)</text:p>
          </table:table-cell>
          <table:table-cell office:value-type="string" calcext:value-type="string">
            <text:p><text:a xlink:href="https://1xbet.whoscored.com/Players/436643/Show/Kelvin-Osorio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3" calcext:value-type="float">
            <text:p>63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01/Show/Chico" xlink:type="simple">264Chico</text:a><text:a xlink:href="https://1xbet.whoscored.com/Teams/1220/Show/Brazil-Juventude" xlink:type="simple">Juventude, </text:a>31, AM(CLR)</text:p>
          </table:table-cell>
          <table:table-cell office:value-type="string" calcext:value-type="string">
            <text:p><text:a xlink:href="https://1xbet.whoscored.com/Players/373501/Show/Chico" xlink:type="simple"> </text:a><text:a xlink:href="https://1xbet.whoscored.com/Teams/1220/Show/Brazil-Juventud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77" calcext:value-type="float">
            <text:p>117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02464/Show/Rodrigo-Caio" xlink:type="simple">265Rodrigo Caio</text:a><text:a xlink:href="https://1xbet.whoscored.com/Teams/1239/Show/Brazil-Flamengo" xlink:type="simple">Flamengo, </text:a>28, D(CR),DMC</text:p>
          </table:table-cell>
          <table:table-cell office:value-type="string" calcext:value-type="string">
            <text:p><text:a xlink:href="https://1xbet.whoscored.com/Players/102464/Show/Rodrigo-Caio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86" calcext:value-type="float">
            <text:p>58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4/Show/Igor-Gomes" xlink:type="simple">266Igor Gomes</text:a><text:a xlink:href="https://1xbet.whoscored.com/Teams/1224/Show/Brazil-Sao-Paulo" xlink:type="simple">Sao Paulo, </text:a>23, M(CLR)</text:p>
          </table:table-cell>
          <table:table-cell office:value-type="string" calcext:value-type="string">
            <text:p><text:a xlink:href="https://1xbet.whoscored.com/Players/349214/Show/Igor-Gomes" xlink:type="simple"> </text:a><text:a xlink:href="https://1xbet.whoscored.com/Teams/1224/Show/Brazil-Sao-Paul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5" calcext:value-type="float">
            <text:p>155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2">
          <table:table-cell office:value-type="string" calcext:value-type="string">
            <text:p><text:a xlink:href="https://1xbet.whoscored.com/Players/358737/Show/Raúl" xlink:type="simple">267Raúl</text:a><text:a xlink:href="https://1xbet.whoscored.com/Teams/5438/Show/Brazil-Red-Bull-Bragantino" xlink:type="simple">Red Bull Bragantino, </text:a>26, D(R),DMC</text:p>
          </table:table-cell>
          <table:table-cell office:value-type="string" calcext:value-type="string">
            <text:p><text:a xlink:href="https://1xbet.whoscored.com/Players/358737/Show/Raúl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48" calcext:value-type="float">
            <text:p>124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30449/Show/Alisson" xlink:type="simple">268Alisson</text:a><text:a xlink:href="https://1xbet.whoscored.com/Teams/1224/Show/Brazil-Sao-Paulo" xlink:type="simple">Sao Paulo, </text:a>29, AM(CLR)</text:p>
          </table:table-cell>
          <table:table-cell office:value-type="string" calcext:value-type="string">
            <text:p><text:a xlink:href="https://1xbet.whoscored.com/Players/130449/Show/Alisson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91" calcext:value-type="float">
            <text:p>59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15894/Show/Lucas-Lima" xlink:type="simple">269Lucas Lima</text:a><text:a xlink:href="https://1xbet.whoscored.com/Teams/2065/Show/Brazil-Fortaleza" xlink:type="simple">Fortaleza, </text:a>32, AM(CR)</text:p>
          </table:table-cell>
          <table:table-cell office:value-type="string" calcext:value-type="string">
            <text:p><text:a xlink:href="https://1xbet.whoscored.com/Players/115894/Show/Lucas-Lima" xlink:type="simple"> </text:a><text:a xlink:href="https://1xbet.whoscored.com/Teams/2065/Show/Brazil-Fortalez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31" calcext:value-type="float">
            <text:p>93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82128/Show/Rafael-Gava" xlink:type="simple">271Rafael Gava</text:a><text:a xlink:href="https://1xbet.whoscored.com/Teams/8938/Show/Brazil-Cuiaba" xlink:type="simple">Cuiaba, </text:a>29, AM(C)</text:p>
          </table:table-cell>
          <table:table-cell office:value-type="string" calcext:value-type="string">
            <text:p><text:a xlink:href="https://1xbet.whoscored.com/Players/382128/Show/Rafael-Gava" xlink:type="simple"> </text:a><text:a xlink:href="https://1xbet.whoscored.com/Teams/8938/Show/Brazil-Cuia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25" calcext:value-type="float">
            <text:p>122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54846/Show/Víctor-Cantillo" xlink:type="simple">272Víctor Cantillo</text:a><text:a xlink:href="https://1xbet.whoscored.com/Teams/1237/Show/Brazil-Corinthians" xlink:type="simple">Corinthians, </text:a>28, DMC</text:p>
          </table:table-cell>
          <table:table-cell office:value-type="string" calcext:value-type="string">
            <text:p><text:a xlink:href="https://1xbet.whoscored.com/Players/354846/Show/Víctor-Cantillo" xlink:type="simple"> </text:a><text:a xlink:href="https://1xbet.whoscored.com/Teams/1237/Show/Brazil-Corinthian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12" calcext:value-type="float">
            <text:p>8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236295/Show/Cristian-Pavón" xlink:type="simple">273Cristian Pavón</text:a><text:a xlink:href="https://1xbet.whoscored.com/Teams/1235/Show/Brazil-Atletico-MG" xlink:type="simple">Atletico MG, </text:a>26, AM(LR),FW</text:p>
          </table:table-cell>
          <table:table-cell office:value-type="string" calcext:value-type="string">
            <text:p><text:a xlink:href="https://1xbet.whoscored.com/Players/236295/Show/Cristian-Pavón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30/Show/João-Cardoso" xlink:type="simple">274João Cardoso</text:a><text:a xlink:href="https://1xbet.whoscored.com/Teams/1219/Show/Brazil-Internacional" xlink:type="simple">Internacional, </text:a>20, DMC</text:p>
          </table:table-cell>
          <table:table-cell office:value-type="string" calcext:value-type="string">
            <text:p><text:a xlink:href="https://1xbet.whoscored.com/Players/379230/Show/João-Cardoso" xlink:type="simple"> </text:a><text:a xlink:href="https://1xbet.whoscored.com/Teams/1219/Show/Brazil-Internacional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44" calcext:value-type="float">
            <text:p>64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386269/Show/Vinícius-Lopes" xlink:type="simple">275Vinícius Lopes</text:a><text:a xlink:href="https://1xbet.whoscored.com/Teams/1227/Show/Brazil-Botafogo-RJ" xlink:type="simple">Botafogo RJ, </text:a>23, AM(LR),FW</text:p>
          </table:table-cell>
          <table:table-cell office:value-type="string" calcext:value-type="string">
            <text:p><text:a xlink:href="https://1xbet.whoscored.com/Players/386269/Show/Vinícius-Lopes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53" calcext:value-type="float">
            <text:p>85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132702/Show/Daniel-Borges" xlink:type="simple">276Daniel Borges</text:a><text:a xlink:href="https://1xbet.whoscored.com/Teams/1227/Show/Brazil-Botafogo-RJ" xlink:type="simple">Botafogo RJ, </text:a>29, D(LR)</text:p>
          </table:table-cell>
          <table:table-cell office:value-type="string" calcext:value-type="string">
            <text:p><text:a xlink:href="https://1xbet.whoscored.com/Players/132702/Show/Daniel-Borges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11" calcext:value-type="float">
            <text:p>131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406718/Show/Vanderlan" xlink:type="simple">277Vanderlan</text:a><text:a xlink:href="https://1xbet.whoscored.com/Teams/1234/Show/Brazil-Palmeiras" xlink:type="simple">Palmeiras, </text:a>19, Defender</text:p>
          </table:table-cell>
          <table:table-cell office:value-type="string" calcext:value-type="string">
            <text:p><text:a xlink:href="https://1xbet.whoscored.com/Players/406718/Show/Vanderlan" xlink:type="simple"> </text:a><text:a xlink:href="https://1xbet.whoscored.com/Teams/1234/Show/Brazil-Palmeir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78505/Show/Patric" xlink:type="simple">278Patric</text:a><text:a xlink:href="https://1xbet.whoscored.com/Teams/1228/Show/Brazil-America-MG" xlink:type="simple">America MG, </text:a>33, D(LR),M(R)</text:p>
          </table:table-cell>
          <table:table-cell office:value-type="string" calcext:value-type="string">
            <text:p><text:a xlink:href="https://1xbet.whoscored.com/Players/78505/Show/Patric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64" calcext:value-type="float">
            <text:p>136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21/Show/Hayner" xlink:type="simple">279Hayner</text:a><text:a xlink:href="https://1xbet.whoscored.com/Teams/6368/Show/Brazil-Atletico-GO" xlink:type="simple">Atletico GO, </text:a>26, D(R)</text:p>
          </table:table-cell>
          <table:table-cell office:value-type="string" calcext:value-type="string">
            <text:p><text:a xlink:href="https://1xbet.whoscored.com/Players/416921/Show/Hayner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1" calcext:value-type="float">
            <text:p>114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7/Show/Gabriel-Menino" xlink:type="simple">281Gabriel Menino</text:a><text:a xlink:href="https://1xbet.whoscored.com/Teams/1234/Show/Brazil-Palmeiras" xlink:type="simple">Palmeiras, </text:a>21, D(R),M(CR)</text:p>
          </table:table-cell>
          <table:table-cell office:value-type="string" calcext:value-type="string">
            <text:p><text:a xlink:href="https://1xbet.whoscored.com/Players/397847/Show/Gabriel-Menino" xlink:type="simple"> </text:a><text:a xlink:href="https://1xbet.whoscored.com/Teams/1234/Show/Brazil-Palmeir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70" calcext:value-type="float">
            <text:p>57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58/Show/Marcos-Guilherme" xlink:type="simple">282Marcos Guilherme</text:a><text:a xlink:href="https://1xbet.whoscored.com/Teams/1241/Show/Brazil-Santos-FC" xlink:type="simple">Santos FC, </text:a>27, M(CLR),FW</text:p>
          </table:table-cell>
          <table:table-cell office:value-type="string" calcext:value-type="string">
            <text:p><text:a xlink:href="https://1xbet.whoscored.com/Players/146758/Show/Marcos-Guilherme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325216/Show/Jean-Irmer" xlink:type="simple">283Jean Irmer</text:a><text:a xlink:href="https://1xbet.whoscored.com/Teams/1220/Show/Brazil-Juventude" xlink:type="simple">Juventude, </text:a>27, DMC</text:p>
          </table:table-cell>
          <table:table-cell office:value-type="string" calcext:value-type="string">
            <text:p><text:a xlink:href="https://1xbet.whoscored.com/Players/325216/Show/Jean-Irmer" xlink:type="simple"> </text:a><text:a xlink:href="https://1xbet.whoscored.com/Teams/1220/Show/Brazil-Juventud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96" calcext:value-type="float">
            <text:p>69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132275/Show/Luan-Polli" xlink:type="simple">284Luan Polli</text:a><text:a xlink:href="https://1xbet.whoscored.com/Teams/6368/Show/Brazil-Atletico-GO" xlink:type="simple">Atletico GO, </text:a>29, GK</text:p>
          </table:table-cell>
          <table:table-cell office:value-type="string" calcext:value-type="string">
            <text:p><text:a xlink:href="https://1xbet.whoscored.com/Players/132275/Show/Luan-Polli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360373/Show/Erick" xlink:type="simple">285Erick</text:a><text:a xlink:href="https://1xbet.whoscored.com/Teams/7334/Show/Brazil-Ceara" xlink:type="simple">Ceara, </text:a>24, AM(LR)</text:p>
          </table:table-cell>
          <table:table-cell office:value-type="string" calcext:value-type="string">
            <text:p><text:a xlink:href="https://1xbet.whoscored.com/Players/360373/Show/Erick" xlink:type="simple"> </text:a><text:a xlink:href="https://1xbet.whoscored.com/Teams/7334/Show/Brazil-Cear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77" calcext:value-type="float">
            <text:p>67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7/Show/Agustín-Canobbio" xlink:type="simple">286Agustín Canobbio</text:a><text:a xlink:href="https://1xbet.whoscored.com/Teams/1243/Show/Brazil-Athletico-Paranaense" xlink:type="simple">Athletico Paranaense, </text:a>23, AM(R)</text:p>
          </table:table-cell>
          <table:table-cell office:value-type="string" calcext:value-type="string">
            <text:p><text:a xlink:href="https://1xbet.whoscored.com/Players/436657/Show/Agustín-Canobbio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21" calcext:value-type="float">
            <text:p>92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29/Show/Igor-Vinicius" xlink:type="simple">287Igor Vinicius</text:a><text:a xlink:href="https://1xbet.whoscored.com/Teams/1224/Show/Brazil-Sao-Paulo" xlink:type="simple">Sao Paulo, </text:a>25, D(R),M(R)</text:p>
          </table:table-cell>
          <table:table-cell office:value-type="string" calcext:value-type="string">
            <text:p><text:a xlink:href="https://1xbet.whoscored.com/Players/373429/Show/Igor-Vinicius" xlink:type="simple"> </text:a><text:a xlink:href="https://1xbet.whoscored.com/Teams/1224/Show/Brazil-Sao-Paul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67" calcext:value-type="float">
            <text:p>76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120114/Show/Emiliano-Velázquez" xlink:type="simple">288Emiliano Velázquez</text:a><text:a xlink:href="https://1xbet.whoscored.com/Teams/1241/Show/Brazil-Santos-FC" xlink:type="simple">Santos FC, </text:a>28, D(C)</text:p>
          </table:table-cell>
          <table:table-cell office:value-type="string" calcext:value-type="string">
            <text:p><text:a xlink:href="https://1xbet.whoscored.com/Players/120114/Show/Emiliano-Velázquez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40" calcext:value-type="float">
            <text:p>5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248123/Show/Jorge" xlink:type="simple">289Jorge</text:a><text:a xlink:href="https://1xbet.whoscored.com/Teams/1234/Show/Brazil-Palmeiras" xlink:type="simple">Palmeiras, </text:a>26, D(L),M(L)</text:p>
          </table:table-cell>
          <table:table-cell office:value-type="string" calcext:value-type="string">
            <text:p><text:a xlink:href="https://1xbet.whoscored.com/Players/248123/Show/Jorge" xlink:type="simple"> </text:a><text:a xlink:href="https://1xbet.whoscored.com/Teams/1234/Show/Brazil-Palmeir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41" calcext:value-type="float">
            <text:p>44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40671/Show/Réver" xlink:type="simple">290Réver</text:a><text:a xlink:href="https://1xbet.whoscored.com/Teams/1235/Show/Brazil-Atletico-MG" xlink:type="simple">Atletico MG, </text:a>37, D(C)</text:p>
          </table:table-cell>
          <table:table-cell office:value-type="string" calcext:value-type="string">
            <text:p><text:a xlink:href="https://1xbet.whoscored.com/Players/40671/Show/Réver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9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16790/Show/Paulo-Henrique" xlink:type="simple">291Paulo Henrique</text:a><text:a xlink:href="https://1xbet.whoscored.com/Teams/1220/Show/Brazil-Juventude" xlink:type="simple">Juventude, </text:a>26, D(R),M(R)</text:p>
          </table:table-cell>
          <table:table-cell office:value-type="string" calcext:value-type="string">
            <text:p><text:a xlink:href="https://1xbet.whoscored.com/Players/416790/Show/Paulo-Henrique" xlink:type="simple"> </text:a><text:a xlink:href="https://1xbet.whoscored.com/Teams/1220/Show/Brazil-Juventud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84" calcext:value-type="float">
            <text:p>78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2">
          <table:table-cell office:value-type="string" calcext:value-type="string">
            <text:p><text:a xlink:href="https://1xbet.whoscored.com/Players/41494/Show/Taison" xlink:type="simple">292Taison</text:a><text:a xlink:href="https://1xbet.whoscored.com/Teams/1219/Show/Brazil-Internacional" xlink:type="simple">Internacional, </text:a>34, AM(CL),FW</text:p>
          </table:table-cell>
          <table:table-cell office:value-type="string" calcext:value-type="string">
            <text:p><text:a xlink:href="https://1xbet.whoscored.com/Players/41494/Show/Taison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28" calcext:value-type="float">
            <text:p>52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83150/Show/Diego-Costa" xlink:type="simple">293Diego Costa</text:a><text:a xlink:href="https://1xbet.whoscored.com/Teams/1224/Show/Brazil-Sao-Paulo" xlink:type="simple">Sao Paulo, </text:a>23, D(C)</text:p>
          </table:table-cell>
          <table:table-cell office:value-type="string" calcext:value-type="string">
            <text:p><text:a xlink:href="https://1xbet.whoscored.com/Players/383150/Show/Diego-Costa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49" calcext:value-type="float">
            <text:p>144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248121/Show/Thiago-Maia" xlink:type="simple">294Thiago Maia</text:a><text:a xlink:href="https://1xbet.whoscored.com/Teams/1239/Show/Brazil-Flamengo" xlink:type="simple">Flamengo, </text:a>25, DMC</text:p>
          </table:table-cell>
          <table:table-cell office:value-type="string" calcext:value-type="string">
            <text:p><text:a xlink:href="https://1xbet.whoscored.com/Players/248121/Show/Thiago-Maia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24" calcext:value-type="float">
            <text:p>102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420464/Show/Airton" xlink:type="simple">295Airton</text:a><text:a xlink:href="https://1xbet.whoscored.com/Teams/6368/Show/Brazil-Atletico-GO" xlink:type="simple">Atletico GO, </text:a>23, AM(R)</text:p>
          </table:table-cell>
          <table:table-cell office:value-type="string" calcext:value-type="string">
            <text:p><text:a xlink:href="https://1xbet.whoscored.com/Players/420464/Show/Airton" xlink:type="simple"> </text:a><text:a xlink:href="https://1xbet.whoscored.com/Teams/6368/Show/Brazil-Atletico-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53" calcext:value-type="float">
            <text:p>95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76953/Show/Dodô" xlink:type="simple">296Dodô</text:a><text:a xlink:href="https://1xbet.whoscored.com/Teams/1235/Show/Brazil-Atletico-MG" xlink:type="simple">Atletico MG, </text:a>30, D(L),M(L)</text:p>
          </table:table-cell>
          <table:table-cell office:value-type="string" calcext:value-type="string">
            <text:p><text:a xlink:href="https://1xbet.whoscored.com/Players/76953/Show/Dodô" xlink:type="simple"> </text:a><text:a xlink:href="https://1xbet.whoscored.com/Teams/1235/Show/Brazil-Atletico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444694/Show/Lucas-Gazal" xlink:type="simple">297Lucas Gazal</text:a><text:a xlink:href="https://1xbet.whoscored.com/Teams/6368/Show/Brazil-Atletico-GO" xlink:type="simple">Atletico GO, </text:a>23, Defender</text:p>
          </table:table-cell>
          <table:table-cell office:value-type="string" calcext:value-type="string">
            <text:p><text:a xlink:href="https://1xbet.whoscored.com/Players/444694/Show/Lucas-Gazal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31608/Show/Thalisson-Kelven" xlink:type="simple">298Thalisson Kelven</text:a><text:a xlink:href="https://1xbet.whoscored.com/Teams/1220/Show/Brazil-Juventude" xlink:type="simple">Juventude, </text:a>24, D(C)</text:p>
          </table:table-cell>
          <table:table-cell office:value-type="string" calcext:value-type="string">
            <text:p><text:a xlink:href="https://1xbet.whoscored.com/Players/331608/Show/Thalisson-Kelven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03" calcext:value-type="float">
            <text:p>100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4/Show/Bruno-Méndez" xlink:type="simple">299Bruno Méndez</text:a><text:a xlink:href="https://1xbet.whoscored.com/Teams/1237/Show/Brazil-Corinthians" xlink:type="simple">Corinthians, </text:a>22, D(C)</text:p>
          </table:table-cell>
          <table:table-cell office:value-type="string" calcext:value-type="string">
            <text:p><text:a xlink:href="https://1xbet.whoscored.com/Players/373514/Show/Bruno-Méndez" xlink:type="simple"> </text:a><text:a xlink:href="https://1xbet.whoscored.com/Teams/1237/Show/Brazil-Corinthian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8" calcext:value-type="float">
            <text:p>39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228262/Show/Hyoran" xlink:type="simple">300Hyoran</text:a><text:a xlink:href="https://1xbet.whoscored.com/Teams/5438/Show/Brazil-Red-Bull-Bragantino" xlink:type="simple">Red Bull Bragantino, </text:a>29, M(CLR)</text:p>
          </table:table-cell>
          <table:table-cell office:value-type="string" calcext:value-type="string">
            <text:p><text:a xlink:href="https://1xbet.whoscored.com/Players/228262/Show/Hyoran" xlink:type="simple"> </text:a><text:a xlink:href="https://1xbet.whoscored.com/Teams/5438/Show/Brazil-Red-Bull-Bragantin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8" calcext:value-type="float">
            <text:p>66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99249/Show/Hugo" xlink:type="simple">301Hugo</text:a><text:a xlink:href="https://1xbet.whoscored.com/Teams/1227/Show/Brazil-Botafogo-RJ" xlink:type="simple">Botafogo RJ, </text:a>20, D(L),M(L)</text:p>
          </table:table-cell>
          <table:table-cell office:value-type="string" calcext:value-type="string">
            <text:p><text:a xlink:href="https://1xbet.whoscored.com/Players/399249/Show/Hugo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40" calcext:value-type="float">
            <text:p>9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64717/Show/Caetano" xlink:type="simple">302Caetano</text:a><text:a xlink:href="https://1xbet.whoscored.com/Teams/1218/Show/Brazil-Goias" xlink:type="simple">Goias, </text:a>23, D(C)</text:p>
          </table:table-cell>
          <table:table-cell office:value-type="string" calcext:value-type="string">
            <text:p><text:a xlink:href="https://1xbet.whoscored.com/Players/364717/Show/Caetan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5" calcext:value-type="float">
            <text:p>155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142410/Show/Nathan" xlink:type="simple">303Nathan</text:a><text:a xlink:href="https://1xbet.whoscored.com/Teams/1232/Show/Brazil-Fluminense" xlink:type="simple">Fluminense, </text:a>26, M(CL)</text:p>
          </table:table-cell>
          <table:table-cell office:value-type="string" calcext:value-type="string">
            <text:p><text:a xlink:href="https://1xbet.whoscored.com/Players/142410/Show/Nathan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1/Show/Da-Silva" xlink:type="simple">304Da Silva</text:a><text:a xlink:href="https://1xbet.whoscored.com/Teams/1218/Show/Brazil-Goias" xlink:type="simple">Goias, </text:a>21, D(C)</text:p>
          </table:table-cell>
          <table:table-cell office:value-type="string" calcext:value-type="string">
            <text:p><text:a xlink:href="https://1xbet.whoscored.com/Players/436561/Show/Da-Silva" xlink:type="simple"> </text:a><text:a xlink:href="https://1xbet.whoscored.com/Teams/1218/Show/Brazil-Goi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4/Show/Yan" xlink:type="simple">305Yan</text:a><text:a xlink:href="https://1xbet.whoscored.com/Teams/1218/Show/Brazil-Goias" xlink:type="simple">Goias, </text:a>20, D(C)</text:p>
          </table:table-cell>
          <table:table-cell office:value-type="string" calcext:value-type="string">
            <text:p><text:a xlink:href="https://1xbet.whoscored.com/Players/436564/Show/Yan" xlink:type="simple"> </text:a><text:a xlink:href="https://1xbet.whoscored.com/Teams/1218/Show/Brazil-Goi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76" calcext:value-type="float">
            <text:p>47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77/Show/Helinho" xlink:type="simple">306Helinho</text:a><text:a xlink:href="https://1xbet.whoscored.com/Teams/5438/Show/Brazil-Red-Bull-Bragantino" xlink:type="simple">Red Bull Bragantino, </text:a>22, AM(LR)</text:p>
          </table:table-cell>
          <table:table-cell office:value-type="string" calcext:value-type="string">
            <text:p><text:a xlink:href="https://1xbet.whoscored.com/Players/355777/Show/Helinho" xlink:type="simple"> </text:a><text:a xlink:href="https://1xbet.whoscored.com/Teams/5438/Show/Brazil-Red-Bull-Bragantino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32" calcext:value-type="float">
            <text:p>93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57474/Show/Igor-Cariús" xlink:type="simple">307Igor Cariús</text:a><text:a xlink:href="https://1xbet.whoscored.com/Teams/8938/Show/Brazil-Cuiaba" xlink:type="simple">Cuiaba, </text:a>29, D(L)</text:p>
          </table:table-cell>
          <table:table-cell office:value-type="string" calcext:value-type="string">
            <text:p><text:a xlink:href="https://1xbet.whoscored.com/Players/357474/Show/Igor-Cariús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78" calcext:value-type="float">
            <text:p>47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18751/Show/José-Hurtado" xlink:type="simple">308José Hurtado</text:a><text:a xlink:href="https://1xbet.whoscored.com/Teams/5438/Show/Brazil-Red-Bull-Bragantino" xlink:type="simple">Red Bull Bragantino, </text:a>20, D(R)</text:p>
          </table:table-cell>
          <table:table-cell office:value-type="string" calcext:value-type="string">
            <text:p><text:a xlink:href="https://1xbet.whoscored.com/Players/418751/Show/José-Hurta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40" calcext:value-type="float">
            <text:p>5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1997/Show/Robinho" xlink:type="simple">309Robinho</text:a><text:a xlink:href="https://1xbet.whoscored.com/Teams/1236/Show/Brazil-Coritiba" xlink:type="simple">Coritiba, </text:a>34, M(CR)</text:p>
          </table:table-cell>
          <table:table-cell office:value-type="string" calcext:value-type="string">
            <text:p><text:a xlink:href="https://1xbet.whoscored.com/Players/41997/Show/Robinho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3/Show/Lucas-Barbosa" xlink:type="simple">310Lucas Barbosa</text:a><text:a xlink:href="https://1xbet.whoscored.com/Teams/1241/Show/Brazil-Santos-FC" xlink:type="simple">Santos FC, </text:a>21, Midfielder</text:p>
          </table:table-cell>
          <table:table-cell office:value-type="string" calcext:value-type="string">
            <text:p><text:a xlink:href="https://1xbet.whoscored.com/Players/436503/Show/Lucas-Barbosa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84" calcext:value-type="float">
            <text:p>38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02214/Show/Lázaro" xlink:type="simple">311Lázaro</text:a><text:a xlink:href="https://1xbet.whoscored.com/Teams/1239/Show/Brazil-Flamengo" xlink:type="simple">Flamengo, </text:a>20, Forward</text:p>
          </table:table-cell>
          <table:table-cell office:value-type="string" calcext:value-type="string">
            <text:p><text:a xlink:href="https://1xbet.whoscored.com/Players/402214/Show/Lázaro" xlink:type="simple"> </text:a><text:a xlink:href="https://1xbet.whoscored.com/Teams/1239/Show/Brazil-Flamen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688" calcext:value-type="float">
            <text:p>68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0/Show/Patrick-de-Paula" xlink:type="simple">312Patrick de Paula</text:a><text:a xlink:href="https://1xbet.whoscored.com/Teams/1227/Show/Brazil-Botafogo-RJ" xlink:type="simple">Botafogo RJ, </text:a>22, DMC</text:p>
          </table:table-cell>
          <table:table-cell office:value-type="string" calcext:value-type="string">
            <text:p><text:a xlink:href="https://1xbet.whoscored.com/Players/397850/Show/Patrick-de-Paula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91" calcext:value-type="float">
            <text:p>79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4/Show/Iago-Maidana" xlink:type="simple">313Iago Maidana</text:a><text:a xlink:href="https://1xbet.whoscored.com/Teams/1228/Show/Brazil-America-MG" xlink:type="simple">America MG, </text:a>26, D(C)</text:p>
          </table:table-cell>
          <table:table-cell office:value-type="string" calcext:value-type="string">
            <text:p><text:a xlink:href="https://1xbet.whoscored.com/Players/241824/Show/Iago-Maidana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743" calcext:value-type="float">
            <text:p>74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13/Show/Alê" xlink:type="simple">314Alê</text:a><text:a xlink:href="https://1xbet.whoscored.com/Teams/1228/Show/Brazil-America-MG" xlink:type="simple">America MG, </text:a>32, M(C)</text:p>
          </table:table-cell>
          <table:table-cell office:value-type="string" calcext:value-type="string">
            <text:p><text:a xlink:href="https://1xbet.whoscored.com/Players/416913/Show/Alê" xlink:type="simple"> </text:a><text:a xlink:href="https://1xbet.whoscored.com/Teams/1228/Show/Brazil-America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78" calcext:value-type="float">
            <text:p>87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140977/Show/Wanderson" xlink:type="simple">315Wanderson</text:a><text:a xlink:href="https://1xbet.whoscored.com/Teams/6368/Show/Brazil-Atletico-GO" xlink:type="simple">Atletico GO, </text:a>31, D(C)</text:p>
          </table:table-cell>
          <table:table-cell office:value-type="string" calcext:value-type="string">
            <text:p><text:a xlink:href="https://1xbet.whoscored.com/Players/140977/Show/Wanderson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70" calcext:value-type="float">
            <text:p>117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54/Show/Andreas-Pereira" xlink:type="simple">316Andreas Pereira</text:a><text:a xlink:href="https://1xbet.whoscored.com/Teams/1239/Show/Brazil-Flamengo" xlink:type="simple">Flamengo, </text:a>26, M(CLR)</text:p>
          </table:table-cell>
          <table:table-cell office:value-type="string" calcext:value-type="string">
            <text:p><text:a xlink:href="https://1xbet.whoscored.com/Players/243254/Show/Andreas-Pereira" xlink:type="simple"> </text:a><text:a xlink:href="https://1xbet.whoscored.com/Teams/1239/Show/Brazil-Flamen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94" calcext:value-type="float">
            <text:p>79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15/Show/Adryelson" xlink:type="simple">317Adryelson</text:a><text:a xlink:href="https://1xbet.whoscored.com/Teams/1227/Show/Brazil-Botafogo-RJ" xlink:type="simple">Botafogo RJ, </text:a>24, D(C)</text:p>
          </table:table-cell>
          <table:table-cell office:value-type="string" calcext:value-type="string">
            <text:p><text:a xlink:href="https://1xbet.whoscored.com/Players/279515/Show/Adryelson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5/Show/Bruno-Praxedes" xlink:type="simple">318Bruno Praxedes</text:a><text:a xlink:href="https://1xbet.whoscored.com/Teams/5438/Show/Brazil-Red-Bull-Bragantino" xlink:type="simple">Red Bull Bragantino, </text:a>20, M(C)</text:p>
          </table:table-cell>
          <table:table-cell office:value-type="string" calcext:value-type="string">
            <text:p><text:a xlink:href="https://1xbet.whoscored.com/Players/397505/Show/Bruno-Praxedes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61" calcext:value-type="float">
            <text:p>56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32/Show/Felipe" xlink:type="simple">319Felipe</text:a><text:a xlink:href="https://1xbet.whoscored.com/Teams/2065/Show/Brazil-Fortaleza" xlink:type="simple">Fortaleza, </text:a>28, DMC</text:p>
          </table:table-cell>
          <table:table-cell office:value-type="string" calcext:value-type="string">
            <text:p><text:a xlink:href="https://1xbet.whoscored.com/Players/373532/Show/Felipe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82" calcext:value-type="float">
            <text:p>88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76939/Show/João-Lucas" xlink:type="simple">320João Lucas</text:a><text:a xlink:href="https://1xbet.whoscored.com/Teams/8938/Show/Brazil-Cuiaba" xlink:type="simple">Cuiaba, </text:a>24, D(R)</text:p>
          </table:table-cell>
          <table:table-cell office:value-type="string" calcext:value-type="string">
            <text:p><text:a xlink:href="https://1xbet.whoscored.com/Players/376939/Show/João-Lucas" xlink:type="simple"> </text:a><text:a xlink:href="https://1xbet.whoscored.com/Teams/8938/Show/Brazil-Cuiab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61" calcext:value-type="float">
            <text:p>156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29404/Show/Dudu" xlink:type="simple">321Dudu</text:a><text:a xlink:href="https://1xbet.whoscored.com/Teams/6368/Show/Brazil-Atletico-GO" xlink:type="simple">Atletico GO, </text:a>25, D(R)</text:p>
          </table:table-cell>
          <table:table-cell office:value-type="string" calcext:value-type="string">
            <text:p><text:a xlink:href="https://1xbet.whoscored.com/Players/329404/Show/Dudu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22" calcext:value-type="float">
            <text:p>72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70/Show/Fellipe-Bastos" xlink:type="simple">322Fellipe Bastos</text:a><text:a xlink:href="https://1xbet.whoscored.com/Teams/1218/Show/Brazil-Goias" xlink:type="simple">Goias, </text:a>32, DMC</text:p>
          </table:table-cell>
          <table:table-cell office:value-type="string" calcext:value-type="string">
            <text:p><text:a xlink:href="https://1xbet.whoscored.com/Players/43970/Show/Fellipe-Bastos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81" calcext:value-type="float">
            <text:p>78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25770/Show/Pedrinho" xlink:type="simple">323Pedrinho</text:a><text:a xlink:href="https://1xbet.whoscored.com/Teams/1243/Show/Brazil-Athletico-Paranaense" xlink:type="simple">Athletico Paranaense, </text:a>20, Defender</text:p>
          </table:table-cell>
          <table:table-cell office:value-type="string" calcext:value-type="string">
            <text:p><text:a xlink:href="https://1xbet.whoscored.com/Players/425770/Show/Pedrinho" xlink:type="simple"> </text:a><text:a xlink:href="https://1xbet.whoscored.com/Teams/1243/Show/Brazil-Athletico-Parana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74" calcext:value-type="float">
            <text:p>57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26059/Show/Diego-Godín" xlink:type="simple">324Diego Godín</text:a><text:a xlink:href="https://1xbet.whoscored.com/Teams/1235/Show/Brazil-Atletico-MG" xlink:type="simple">Atletico MG, </text:a>36, D(C)</text:p>
          </table:table-cell>
          <table:table-cell office:value-type="string" calcext:value-type="string">
            <text:p><text:a xlink:href="https://1xbet.whoscored.com/Players/26059/Show/Diego-Godín" xlink:type="simple"> </text:a><text:a xlink:href="https://1xbet.whoscored.com/Teams/1235/Show/Brazil-Atletico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34/Show/Gustavinho" xlink:type="simple">325Gustavinho</text:a><text:a xlink:href="https://1xbet.whoscored.com/Teams/1228/Show/Brazil-America-MG" xlink:type="simple">America MG, </text:a>20, Midfielder</text:p>
          </table:table-cell>
          <table:table-cell office:value-type="string" calcext:value-type="string">
            <text:p><text:a xlink:href="https://1xbet.whoscored.com/Players/417534/Show/Gustavinho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28330/Show/Rômulo" xlink:type="simple">326Rômul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28330/Show/Rômulo" xlink:type="simple"> </text:a><text:a xlink:href="https://1xbet.whoscored.com/Teams/1243/Show/Brazil-Athletico-Parana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96" calcext:value-type="float">
            <text:p>69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5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7/Show/Lucas-Kal" xlink:type="simple">327Lucas Kal</text:a><text:a xlink:href="https://1xbet.whoscored.com/Teams/1228/Show/Brazil-America-MG" xlink:type="simple">America MG, </text:a>26, D(CL),DMC</text:p>
          </table:table-cell>
          <table:table-cell office:value-type="string" calcext:value-type="string">
            <text:p><text:a xlink:href="https://1xbet.whoscored.com/Players/317747/Show/Lucas-Kal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36" calcext:value-type="float">
            <text:p>153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81/Show/Valdívia" xlink:type="simple">328Valdívia</text:a><text:a xlink:href="https://1xbet.whoscored.com/Teams/8938/Show/Brazil-Cuiaba" xlink:type="simple">Cuiaba, </text:a>27, AM(CLR),FW</text:p>
          </table:table-cell>
          <table:table-cell office:value-type="string" calcext:value-type="string">
            <text:p><text:a xlink:href="https://1xbet.whoscored.com/Players/137081/Show/Valdívia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27" calcext:value-type="float">
            <text:p>112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3878/Show/Mauricio-Isla" xlink:type="simple">329Mauricio Isla</text:a><text:a xlink:href="https://1xbet.whoscored.com/Teams/1239/Show/Brazil-Flamengo" xlink:type="simple">Flamengo, </text:a>34, D(R),M(CR)</text:p>
          </table:table-cell>
          <table:table-cell office:value-type="string" calcext:value-type="string">
            <text:p><text:a xlink:href="https://1xbet.whoscored.com/Players/33878/Show/Mauricio-Isla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41" calcext:value-type="float">
            <text:p>34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8/Show/Val" xlink:type="simple">330Val</text:a><text:a xlink:href="https://1xbet.whoscored.com/Teams/1236/Show/Brazil-Coritiba" xlink:type="simple">Coritiba, </text:a>25, DMC</text:p>
          </table:table-cell>
          <table:table-cell office:value-type="string" calcext:value-type="string">
            <text:p><text:a xlink:href="https://1xbet.whoscored.com/Players/436558/Show/Val" xlink:type="simple"> </text:a><text:a xlink:href="https://1xbet.whoscored.com/Teams/1236/Show/Brazil-Coritib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74" calcext:value-type="float">
            <text:p>57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31611/Show/Gustavo-Mosquito" xlink:type="simple">331Gustavo Mosquito</text:a><text:a xlink:href="https://1xbet.whoscored.com/Teams/1237/Show/Brazil-Corinthians" xlink:type="simple">Corinthians, </text:a>24, AM(LR)</text:p>
          </table:table-cell>
          <table:table-cell office:value-type="string" calcext:value-type="string">
            <text:p><text:a xlink:href="https://1xbet.whoscored.com/Players/331611/Show/Gustavo-Mosquito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57" calcext:value-type="float">
            <text:p>55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57138/Show/Robson-Bambu" xlink:type="simple">332Robson Bambu</text:a><text:a xlink:href="https://1xbet.whoscored.com/Teams/1237/Show/Brazil-Corinthians" xlink:type="simple">Corinthians, </text:a>24, D(C)</text:p>
          </table:table-cell>
          <table:table-cell office:value-type="string" calcext:value-type="string">
            <text:p><text:a xlink:href="https://1xbet.whoscored.com/Players/357138/Show/Robson-Bambu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27586/Show/David-Luiz" xlink:type="simple">333David Luiz</text:a><text:a xlink:href="https://1xbet.whoscored.com/Teams/1239/Show/Brazil-Flamengo" xlink:type="simple">Flamengo, </text:a>35, D(C),DMC</text:p>
          </table:table-cell>
          <table:table-cell office:value-type="string" calcext:value-type="string">
            <text:p><text:a xlink:href="https://1xbet.whoscored.com/Players/27586/Show/David-Luiz" xlink:type="simple"> </text:a><text:a xlink:href="https://1xbet.whoscored.com/Teams/1239/Show/Brazil-Flamen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1" calcext:value-type="float">
            <text:p>75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125792/Show/Bressan" xlink:type="simple">334Bressan</text:a><text:a xlink:href="https://1xbet.whoscored.com/Teams/4619/Show/Brazil-Avai-FC" xlink:type="simple">Avai FC, </text:a>29, D(CR)</text:p>
          </table:table-cell>
          <table:table-cell office:value-type="string" calcext:value-type="string">
            <text:p><text:a xlink:href="https://1xbet.whoscored.com/Players/125792/Show/Bressan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26" calcext:value-type="float">
            <text:p>142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2">
          <table:table-cell office:value-type="string" calcext:value-type="string">
            <text:p><text:a xlink:href="https://1xbet.whoscored.com/Players/294064/Show/Vitor-Bueno" xlink:type="simple">335Vitor Bueno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94064/Show/Vitor-Bueno" xlink:type="simple"> </text:a><text:a xlink:href="https://1xbet.whoscored.com/Teams/1243/Show/Brazil-Athletico-Paranaens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25" calcext:value-type="float">
            <text:p>72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417914/Show/Vinícius-Zanocelo" xlink:type="simple">336Vinícius Zanocelo</text:a><text:a xlink:href="https://1xbet.whoscored.com/Teams/1241/Show/Brazil-Santos-FC" xlink:type="simple">Santos FC, </text:a>21, DMC</text:p>
          </table:table-cell>
          <table:table-cell office:value-type="string" calcext:value-type="string">
            <text:p><text:a xlink:href="https://1xbet.whoscored.com/Players/417914/Show/Vinícius-Zanocel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06" calcext:value-type="float">
            <text:p>150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127618/Show/Renzo-Saravia" xlink:type="simple">337Renzo Saravia</text:a><text:a xlink:href="https://1xbet.whoscored.com/Teams/1227/Show/Brazil-Botafogo-RJ" xlink:type="simple">Botafogo RJ, </text:a>29, D(R),M(R)</text:p>
          </table:table-cell>
          <table:table-cell office:value-type="string" calcext:value-type="string">
            <text:p><text:a xlink:href="https://1xbet.whoscored.com/Players/127618/Show/Renzo-Saravia" xlink:type="simple"> </text:a><text:a xlink:href="https://1xbet.whoscored.com/Teams/1227/Show/Brazil-Botafogo-RJ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41" calcext:value-type="float">
            <text:p>134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5689/Show/Gabriel-Mercado" xlink:type="simple">338Gabriel Mercado</text:a><text:a xlink:href="https://1xbet.whoscored.com/Teams/1219/Show/Brazil-Internacional" xlink:type="simple">Internacional, </text:a>35, D(CR)</text:p>
          </table:table-cell>
          <table:table-cell office:value-type="string" calcext:value-type="string">
            <text:p><text:a xlink:href="https://1xbet.whoscored.com/Players/35689/Show/Gabriel-Mercado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30" calcext:value-type="float">
            <text:p>133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46026/Show/Eduardo-Biasi" xlink:type="simple">339Eduardo Biasi</text:a><text:a xlink:href="https://1xbet.whoscored.com/Teams/4619/Show/Brazil-Avai-FC" xlink:type="simple">Avai FC, </text:a>25, M(C)</text:p>
          </table:table-cell>
          <table:table-cell office:value-type="string" calcext:value-type="string">
            <text:p><text:a xlink:href="https://1xbet.whoscored.com/Players/346026/Show/Eduardo-Biasi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409" calcext:value-type="float">
            <text:p>140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98/Show/Jadsom" xlink:type="simple">340Jadsom</text:a><text:a xlink:href="https://1xbet.whoscored.com/Teams/5438/Show/Brazil-Red-Bull-Bragantino" xlink:type="simple">Red Bull Bragantino, </text:a>21, DMC</text:p>
          </table:table-cell>
          <table:table-cell office:value-type="string" calcext:value-type="string">
            <text:p><text:a xlink:href="https://1xbet.whoscored.com/Players/366498/Show/Jadsom" xlink:type="simple"> </text:a><text:a xlink:href="https://1xbet.whoscored.com/Teams/5438/Show/Brazil-Red-Bull-Bragantin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71" calcext:value-type="float">
            <text:p>67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29194/Show/Alan-Kardec" xlink:type="simple">341Alan Kardec</text:a><text:a xlink:href="https://1xbet.whoscored.com/Teams/1235/Show/Brazil-Atletico-MG" xlink:type="simple">Atletico MG, </text:a>33, FW</text:p>
          </table:table-cell>
          <table:table-cell office:value-type="string" calcext:value-type="string">
            <text:p><text:a xlink:href="https://1xbet.whoscored.com/Players/29194/Show/Alan-Kardec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247903/Show/Daniel-Guedes" xlink:type="simple">342Daniel Guedes</text:a><text:a xlink:href="https://1xbet.whoscored.com/Teams/8938/Show/Brazil-Cuiaba" xlink:type="simple">Cuiaba, </text:a>28, D(R)</text:p>
          </table:table-cell>
          <table:table-cell office:value-type="string" calcext:value-type="string">
            <text:p><text:a xlink:href="https://1xbet.whoscored.com/Players/247903/Show/Daniel-Guedes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02" calcext:value-type="float">
            <text:p>40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427985/Show/Thauan-Lara" xlink:type="simple">343Thauan Lara</text:a><text:a xlink:href="https://1xbet.whoscored.com/Teams/1219/Show/Brazil-Internacional" xlink:type="simple">Internacional, </text:a>18, Defender</text:p>
          </table:table-cell>
          <table:table-cell office:value-type="string" calcext:value-type="string">
            <text:p><text:a xlink:href="https://1xbet.whoscored.com/Players/427985/Show/Thauan-Lara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43/Show/Thonny-Anderson" xlink:type="simple">344Thonny Anderson</text:a><text:a xlink:href="https://1xbet.whoscored.com/Teams/1236/Show/Brazil-Coritiba" xlink:type="simple">Coritiba, </text:a>24, AM(C),FW</text:p>
          </table:table-cell>
          <table:table-cell office:value-type="string" calcext:value-type="string">
            <text:p><text:a xlink:href="https://1xbet.whoscored.com/Players/355643/Show/Thonny-Anderson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03" calcext:value-type="float">
            <text:p>60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3/Show/Luis-Oyama" xlink:type="simple">345Luis Oyama</text:a><text:a xlink:href="https://1xbet.whoscored.com/Teams/1227/Show/Brazil-Botafogo-RJ" xlink:type="simple">Botafogo RJ, </text:a>25, DMC</text:p>
          </table:table-cell>
          <table:table-cell office:value-type="string" calcext:value-type="string">
            <text:p><text:a xlink:href="https://1xbet.whoscored.com/Players/436623/Show/Luis-Oyama" xlink:type="simple"> </text:a><text:a xlink:href="https://1xbet.whoscored.com/Teams/1227/Show/Brazil-Botafogo-RJ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88" calcext:value-type="float">
            <text:p>108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8202/Show/Rwan" xlink:type="simple">346Rwan</text:a><text:a xlink:href="https://1xbet.whoscored.com/Teams/1241/Show/Brazil-Santos-FC" xlink:type="simple">Santos FC, </text:a>21, Forward</text:p>
          </table:table-cell>
          <table:table-cell office:value-type="string" calcext:value-type="string">
            <text:p><text:a xlink:href="https://1xbet.whoscored.com/Players/438202/Show/Rwan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64" calcext:value-type="float">
            <text:p>36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0/Show/Hércules" xlink:type="simple">347Hércules</text:a><text:a xlink:href="https://1xbet.whoscored.com/Teams/2065/Show/Brazil-Fortaleza" xlink:type="simple">Fortaleza, </text:a>21, M(C)</text:p>
          </table:table-cell>
          <table:table-cell office:value-type="string" calcext:value-type="string">
            <text:p><text:a xlink:href="https://1xbet.whoscored.com/Players/436640/Show/Hércules" xlink:type="simple"> </text:a><text:a xlink:href="https://1xbet.whoscored.com/Teams/2065/Show/Brazil-Fortalez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3" calcext:value-type="float">
            <text:p>71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102072/Show/João-Paulo" xlink:type="simple">348João Paulo</text:a><text:a xlink:href="https://1xbet.whoscored.com/Teams/1228/Show/Brazil-America-MG" xlink:type="simple">America MG, </text:a>36, D(L)</text:p>
          </table:table-cell>
          <table:table-cell office:value-type="string" calcext:value-type="string">
            <text:p><text:a xlink:href="https://1xbet.whoscored.com/Players/102072/Show/João-Paulo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2">
          <table:table-cell office:value-type="string" calcext:value-type="string">
            <text:p><text:a xlink:href="https://1xbet.whoscored.com/Players/19119/Show/Fernandinho" xlink:type="simple">349Fernandinho</text:a><text:a xlink:href="https://1xbet.whoscored.com/Teams/1243/Show/Brazil-Athletico-Paranaense" xlink:type="simple">Athletico Paranaense, </text:a>37, D(CR),DMC</text:p>
          </table:table-cell>
          <table:table-cell office:value-type="string" calcext:value-type="string">
            <text:p><text:a xlink:href="https://1xbet.whoscored.com/Players/19119/Show/Fernandinho" xlink:type="simple"> </text:a><text:a xlink:href="https://1xbet.whoscored.com/Teams/1243/Show/Brazil-Athletico-Parana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6/Show/Luiz-Fernando" xlink:type="simple">350Luiz Fernando</text:a><text:a xlink:href="https://1xbet.whoscored.com/Teams/6368/Show/Brazil-Atletico-GO" xlink:type="simple">Atletico GO, </text:a>25, AM(CLR)</text:p>
          </table:table-cell>
          <table:table-cell office:value-type="string" calcext:value-type="string">
            <text:p><text:a xlink:href="https://1xbet.whoscored.com/Players/337976/Show/Luiz-Fernando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57" calcext:value-type="float">
            <text:p>75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82423/Show/Carlos-Sánchez" xlink:type="simple">351Carlos Sánchez</text:a><text:a xlink:href="https://1xbet.whoscored.com/Teams/1241/Show/Brazil-Santos-FC" xlink:type="simple">Santos FC, </text:a>37, M(CR)</text:p>
          </table:table-cell>
          <table:table-cell office:value-type="string" calcext:value-type="string">
            <text:p><text:a xlink:href="https://1xbet.whoscored.com/Players/82423/Show/Carlos-Sánchez" xlink:type="simple"> </text:a><text:a xlink:href="https://1xbet.whoscored.com/Teams/1241/Show/Brazil-Santos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09495/Show/Camilo" xlink:type="simple">352Camilo</text:a><text:a xlink:href="https://1xbet.whoscored.com/Teams/8938/Show/Brazil-Cuiaba" xlink:type="simple">Cuiaba, </text:a>23, DMC,M(R)</text:p>
          </table:table-cell>
          <table:table-cell office:value-type="string" calcext:value-type="string">
            <text:p><text:a xlink:href="https://1xbet.whoscored.com/Players/409495/Show/Camilo" xlink:type="simple"> </text:a><text:a xlink:href="https://1xbet.whoscored.com/Teams/8938/Show/Brazil-Cuia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66" calcext:value-type="float">
            <text:p>106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7/Show/Óscar-Ruiz" xlink:type="simple">353Óscar Ruiz</text:a><text:a xlink:href="https://1xbet.whoscored.com/Teams/1220/Show/Brazil-Juventude" xlink:type="simple">Juventude, </text:a>31, Forward</text:p>
          </table:table-cell>
          <table:table-cell office:value-type="string" calcext:value-type="string">
            <text:p><text:a xlink:href="https://1xbet.whoscored.com/Players/416797/Show/Óscar-Ruiz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14" calcext:value-type="float">
            <text:p>61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10287/Show/Sávio" xlink:type="simple">354Sávio</text:a><text:a xlink:href="https://1xbet.whoscored.com/Teams/1218/Show/Brazil-Goias" xlink:type="simple">Goias, </text:a>27, D(L)</text:p>
          </table:table-cell>
          <table:table-cell office:value-type="string" calcext:value-type="string">
            <text:p><text:a xlink:href="https://1xbet.whoscored.com/Players/410287/Show/Sávio" xlink:type="simple"> </text:a><text:a xlink:href="https://1xbet.whoscored.com/Teams/1218/Show/Brazil-Goia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2">
          <table:table-cell office:value-type="string" calcext:value-type="string">
            <text:p><text:a xlink:href="https://1xbet.whoscored.com/Players/92032/Show/Eduardo-Sasha" xlink:type="simple">355Eduardo Sasha</text:a><text:a xlink:href="https://1xbet.whoscored.com/Teams/1235/Show/Brazil-Atletico-MG" xlink:type="simple">Atletico MG, </text:a>30, AM(CLR),FW</text:p>
          </table:table-cell>
          <table:table-cell office:value-type="string" calcext:value-type="string">
            <text:p><text:a xlink:href="https://1xbet.whoscored.com/Players/92032/Show/Eduardo-Sasha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37316/Show/Léo" xlink:type="simple">356Léo</text:a><text:a xlink:href="https://1xbet.whoscored.com/Teams/1224/Show/Brazil-Sao-Paulo" xlink:type="simple">Sao Paulo, </text:a>26, D(CL)</text:p>
          </table:table-cell>
          <table:table-cell office:value-type="string" calcext:value-type="string">
            <text:p><text:a xlink:href="https://1xbet.whoscored.com/Players/137316/Show/Léo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06" calcext:value-type="float">
            <text:p>140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290844/Show/Rodrigo-Soares" xlink:type="simple">357Rodrigo Soares</text:a><text:a xlink:href="https://1xbet.whoscored.com/Teams/1220/Show/Brazil-Juventude" xlink:type="simple">Juventude, </text:a>29, D(R),M(R)</text:p>
          </table:table-cell>
          <table:table-cell office:value-type="string" calcext:value-type="string">
            <text:p><text:a xlink:href="https://1xbet.whoscored.com/Players/290844/Show/Rodrigo-Soares" xlink:type="simple"> </text:a><text:a xlink:href="https://1xbet.whoscored.com/Teams/1220/Show/Brazil-Juventude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62/Show/Lucas-Crispim" xlink:type="simple">358Lucas Crispim</text:a><text:a xlink:href="https://1xbet.whoscored.com/Teams/2065/Show/Brazil-Fortaleza" xlink:type="simple">Fortaleza, </text:a>28, M(CLR)</text:p>
          </table:table-cell>
          <table:table-cell office:value-type="string" calcext:value-type="string">
            <text:p><text:a xlink:href="https://1xbet.whoscored.com/Players/279562/Show/Lucas-Crispim" xlink:type="simple"> </text:a><text:a xlink:href="https://1xbet.whoscored.com/Teams/2065/Show/Brazil-Fortalez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16" calcext:value-type="float">
            <text:p>81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090/Show/Dadá-Belmonte" xlink:type="simple">359Dadá Belmonte</text:a><text:a xlink:href="https://1xbet.whoscored.com/Teams/1218/Show/Brazil-Goias" xlink:type="simple">Goias, </text:a>25, M(L)</text:p>
          </table:table-cell>
          <table:table-cell office:value-type="string" calcext:value-type="string">
            <text:p><text:a xlink:href="https://1xbet.whoscored.com/Players/437090/Show/Dadá-Belmonte" xlink:type="simple"> </text:a><text:a xlink:href="https://1xbet.whoscored.com/Teams/1218/Show/Brazil-Goi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401192/Show/Martinelli" xlink:type="simple">360Martinelli</text:a><text:a xlink:href="https://1xbet.whoscored.com/Teams/1232/Show/Brazil-Fluminense" xlink:type="simple">Fluminense, </text:a>20, DMC</text:p>
          </table:table-cell>
          <table:table-cell office:value-type="string" calcext:value-type="string">
            <text:p><text:a xlink:href="https://1xbet.whoscored.com/Players/401192/Show/Martinelli" xlink:type="simple"> </text:a><text:a xlink:href="https://1xbet.whoscored.com/Teams/1232/Show/Brazil-Flumin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6/Show/Jádson" xlink:type="simple">361Jádson</text:a><text:a xlink:href="https://1xbet.whoscored.com/Teams/1220/Show/Brazil-Juventude" xlink:type="simple">Juventude, </text:a>28, M(CR)</text:p>
          </table:table-cell>
          <table:table-cell office:value-type="string" calcext:value-type="string">
            <text:p><text:a xlink:href="https://1xbet.whoscored.com/Players/114096/Show/Jádson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9" calcext:value-type="float">
            <text:p>155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36670/Show/Rodrigo-Lindoso" xlink:type="simple">362Rodrigo Lindoso</text:a><text:a xlink:href="https://1xbet.whoscored.com/Teams/7334/Show/Brazil-Ceara" xlink:type="simple">Ceara, </text:a>33, DMC</text:p>
          </table:table-cell>
          <table:table-cell office:value-type="string" calcext:value-type="string">
            <text:p><text:a xlink:href="https://1xbet.whoscored.com/Players/136670/Show/Rodrigo-Lindos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68" calcext:value-type="float">
            <text:p>86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4/Show/Gabriel-Lacerda" xlink:type="simple">363Gabriel Lacerda</text:a><text:a xlink:href="https://1xbet.whoscored.com/Teams/7334/Show/Brazil-Ceara" xlink:type="simple">Ceara, </text:a>22, D(C)</text:p>
          </table:table-cell>
          <table:table-cell office:value-type="string" calcext:value-type="string">
            <text:p><text:a xlink:href="https://1xbet.whoscored.com/Players/397854/Show/Gabriel-Lacerda" xlink:type="simple"> </text:a><text:a xlink:href="https://1xbet.whoscored.com/Teams/7334/Show/Brazil-Cear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2" calcext:value-type="float">
            <text:p>110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26/Show/Jefferson" xlink:type="simple">364Jefferson</text:a><text:a xlink:href="https://1xbet.whoscored.com/Teams/6368/Show/Brazil-Atletico-GO" xlink:type="simple">Atletico GO, </text:a>25, D(L)</text:p>
          </table:table-cell>
          <table:table-cell office:value-type="string" calcext:value-type="string">
            <text:p><text:a xlink:href="https://1xbet.whoscored.com/Players/373526/Show/Jefferson" xlink:type="simple"> </text:a><text:a xlink:href="https://1xbet.whoscored.com/Teams/6368/Show/Brazil-Atletico-GO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24" calcext:value-type="float">
            <text:p>162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8/Show/Felipe-Azevedo" xlink:type="simple">365Felipe Azevedo</text:a><text:a xlink:href="https://1xbet.whoscored.com/Teams/1228/Show/Brazil-America-MG" xlink:type="simple">America MG, </text:a>35, AM(CLR),FW</text:p>
          </table:table-cell>
          <table:table-cell office:value-type="string" calcext:value-type="string">
            <text:p><text:a xlink:href="https://1xbet.whoscored.com/Players/76808/Show/Felipe-Azevedo" xlink:type="simple"> </text:a><text:a xlink:href="https://1xbet.whoscored.com/Teams/1228/Show/Brazil-America-MG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353" calcext:value-type="float">
            <text:p>135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5/Show/Henrique" xlink:type="simple">366Henrique</text:a><text:a xlink:href="https://1xbet.whoscored.com/Teams/1236/Show/Brazil-Coritiba" xlink:type="simple">Coritiba, </text:a>35, D(CR)</text:p>
          </table:table-cell>
          <table:table-cell office:value-type="string" calcext:value-type="string">
            <text:p><text:a xlink:href="https://1xbet.whoscored.com/Players/40765/Show/Henriqu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26" calcext:value-type="float">
            <text:p>152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5116/Show/Diego-Churín" xlink:type="simple">367Diego Churín</text:a><text:a xlink:href="https://1xbet.whoscored.com/Teams/6368/Show/Brazil-Atletico-GO" xlink:type="simple">Atletico GO, </text:a>32, FW</text:p>
          </table:table-cell>
          <table:table-cell office:value-type="string" calcext:value-type="string">
            <text:p><text:a xlink:href="https://1xbet.whoscored.com/Players/405116/Show/Diego-Churín" xlink:type="simple"> </text:a><text:a xlink:href="https://1xbet.whoscored.com/Teams/6368/Show/Brazil-Atletico-GO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05" calcext:value-type="float">
            <text:p>120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119867/Show/Rodrigo-Dourado" xlink:type="simple">368Rodrigo Dourado</text:a><text:a xlink:href="https://1xbet.whoscored.com/Teams/1219/Show/Brazil-Internacional" xlink:type="simple">Internacional, </text:a>28, DMC</text:p>
          </table:table-cell>
          <table:table-cell office:value-type="string" calcext:value-type="string">
            <text:p><text:a xlink:href="https://1xbet.whoscored.com/Players/119867/Show/Rodrigo-Dourado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8/Show/David-Braz" xlink:type="simple">369David Braz</text:a><text:a xlink:href="https://1xbet.whoscored.com/Teams/1232/Show/Brazil-Fluminense" xlink:type="simple">Fluminense, </text:a>35, D(C)</text:p>
          </table:table-cell>
          <table:table-cell office:value-type="string" calcext:value-type="string">
            <text:p><text:a xlink:href="https://1xbet.whoscored.com/Players/40768/Show/David-Braz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39" calcext:value-type="float">
            <text:p>53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87833/Show/Raúl-Cáceres" xlink:type="simple">370Raúl Cáceres</text:a><text:a xlink:href="https://1xbet.whoscored.com/Teams/1228/Show/Brazil-America-MG" xlink:type="simple">America MG, </text:a>30, D(R)</text:p>
          </table:table-cell>
          <table:table-cell office:value-type="string" calcext:value-type="string">
            <text:p><text:a xlink:href="https://1xbet.whoscored.com/Players/87833/Show/Raúl-Cáceres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37" calcext:value-type="float">
            <text:p>73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86677/Show/Luciano-Castán" xlink:type="simple">371Luciano Castán</text:a><text:a xlink:href="https://1xbet.whoscored.com/Teams/1236/Show/Brazil-Coritiba" xlink:type="simple">Coritiba, </text:a>32, D(C)</text:p>
          </table:table-cell>
          <table:table-cell office:value-type="string" calcext:value-type="string">
            <text:p><text:a xlink:href="https://1xbet.whoscored.com/Players/86677/Show/Luciano-Castán" xlink:type="simple"> </text:a><text:a xlink:href="https://1xbet.whoscored.com/Teams/1236/Show/Brazil-Coriti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7/Show/Brayan-Ceballos" xlink:type="simple">372Brayan Ceballos</text:a><text:a xlink:href="https://1xbet.whoscored.com/Teams/2065/Show/Brazil-Fortaleza" xlink:type="simple">Fortaleza, </text:a>21, D(C)</text:p>
          </table:table-cell>
          <table:table-cell office:value-type="string" calcext:value-type="string">
            <text:p><text:a xlink:href="https://1xbet.whoscored.com/Players/436637/Show/Brayan-Ceballos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64" calcext:value-type="float">
            <text:p>96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04/Show/Bruno-Cortez" xlink:type="simple">373Bruno Cortez</text:a><text:a xlink:href="https://1xbet.whoscored.com/Teams/4619/Show/Brazil-Avai-FC" xlink:type="simple">Avai FC, </text:a>35, D(L)</text:p>
          </table:table-cell>
          <table:table-cell office:value-type="string" calcext:value-type="string">
            <text:p><text:a xlink:href="https://1xbet.whoscored.com/Players/101704/Show/Bruno-Cortez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1/Show/Sávio" xlink:type="simple">374Sávio</text:a><text:a xlink:href="https://1xbet.whoscored.com/Teams/1235/Show/Brazil-Atletico-MG" xlink:type="simple">Atletico MG, </text:a>18, Forward</text:p>
          </table:table-cell>
          <table:table-cell office:value-type="string" calcext:value-type="string">
            <text:p><text:a xlink:href="https://1xbet.whoscored.com/Players/397821/Show/Sávio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18247/Show/Matheusinho" xlink:type="simple">375Matheusinho</text:a><text:a xlink:href="https://1xbet.whoscored.com/Teams/1228/Show/Brazil-America-MG" xlink:type="simple">America MG, </text:a>24, AM(CR)</text:p>
          </table:table-cell>
          <table:table-cell office:value-type="string" calcext:value-type="string">
            <text:p><text:a xlink:href="https://1xbet.whoscored.com/Players/318247/Show/Matheusinho" xlink:type="simple"> </text:a><text:a xlink:href="https://1xbet.whoscored.com/Teams/1228/Show/Brazil-America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09" calcext:value-type="float">
            <text:p>60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97/Show/Ronald" xlink:type="simple">376Ronald</text:a><text:a xlink:href="https://1xbet.whoscored.com/Teams/2065/Show/Brazil-Fortaleza" xlink:type="simple">Fortaleza, </text:a>25, M(C)</text:p>
          </table:table-cell>
          <table:table-cell office:value-type="string" calcext:value-type="string">
            <text:p><text:a xlink:href="https://1xbet.whoscored.com/Players/397897/Show/Ronald" xlink:type="simple"> </text:a><text:a xlink:href="https://1xbet.whoscored.com/Teams/2065/Show/Brazil-Fortalez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7/Show/Rafael-William" xlink:type="simple">377Rafael William</text:a><text:a xlink:href="https://1xbet.whoscored.com/Teams/1236/Show/Brazil-Coritiba" xlink:type="simple">Coritiba, </text:a>20, GK</text:p>
          </table:table-cell>
          <table:table-cell office:value-type="string" calcext:value-type="string">
            <text:p><text:a xlink:href="https://1xbet.whoscored.com/Players/436557/Show/Rafael-William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2/Show/Sorriso" xlink:type="simple">378Sorriso</text:a><text:a xlink:href="https://1xbet.whoscored.com/Teams/5438/Show/Brazil-Red-Bull-Bragantino" xlink:type="simple">Red Bull Bragantino, </text:a>21, AM(LR)</text:p>
          </table:table-cell>
          <table:table-cell office:value-type="string" calcext:value-type="string">
            <text:p><text:a xlink:href="https://1xbet.whoscored.com/Players/416792/Show/Sorriso" xlink:type="simple"> </text:a><text:a xlink:href="https://1xbet.whoscored.com/Teams/5438/Show/Brazil-Red-Bull-Bragantin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132298/Show/Rafael-Vaz" xlink:type="simple">379Rafael Vaz</text:a><text:a xlink:href="https://1xbet.whoscored.com/Teams/4619/Show/Brazil-Avai-FC" xlink:type="simple">Avai FC, </text:a>34, D(C)</text:p>
          </table:table-cell>
          <table:table-cell office:value-type="string" calcext:value-type="string">
            <text:p><text:a xlink:href="https://1xbet.whoscored.com/Players/132298/Show/Rafael-Vaz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66" calcext:value-type="float">
            <text:p>46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75970/Show/Ricardo-Bueno" xlink:type="simple">380Ricardo Bueno</text:a><text:a xlink:href="https://1xbet.whoscored.com/Teams/1220/Show/Brazil-Juventude" xlink:type="simple">Juventude, </text:a>35, FW</text:p>
          </table:table-cell>
          <table:table-cell office:value-type="string" calcext:value-type="string">
            <text:p><text:a xlink:href="https://1xbet.whoscored.com/Players/75970/Show/Ricardo-Bueno" xlink:type="simple"> </text:a><text:a xlink:href="https://1xbet.whoscored.com/Teams/1220/Show/Brazil-Juventud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04" calcext:value-type="float">
            <text:p>80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76914/Show/Maurício" xlink:type="simple">381Maurício</text:a><text:a xlink:href="https://1xbet.whoscored.com/Teams/1219/Show/Brazil-Internacional" xlink:type="simple">Internacional, </text:a>21, AM(CR)</text:p>
          </table:table-cell>
          <table:table-cell office:value-type="string" calcext:value-type="string">
            <text:p><text:a xlink:href="https://1xbet.whoscored.com/Players/376914/Show/Maurício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14" calcext:value-type="float">
            <text:p>71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29/Show/Thiago-Galhardo" xlink:type="simple">382Thiago Galhardo</text:a><text:a xlink:href="https://1xbet.whoscored.com/Teams/2065/Show/Brazil-Fortaleza" xlink:type="simple">Fortaleza, </text:a>33, AM(CL),FW</text:p>
          </table:table-cell>
          <table:table-cell office:value-type="string" calcext:value-type="string">
            <text:p><text:a xlink:href="https://1xbet.whoscored.com/Players/101729/Show/Thiago-Galhardo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7417/Show/Diego" xlink:type="simple">383Diego</text:a><text:a xlink:href="https://1xbet.whoscored.com/Teams/1239/Show/Brazil-Flamengo" xlink:type="simple">Flamengo, </text:a>37, M(CLR)</text:p>
          </table:table-cell>
          <table:table-cell office:value-type="string" calcext:value-type="string">
            <text:p><text:a xlink:href="https://1xbet.whoscored.com/Players/7417/Show/Diego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29659/Show/Diego" xlink:type="simple">384Diego</text:a><text:a xlink:href="https://1xbet.whoscored.com/Teams/7334/Show/Brazil-Ceara" xlink:type="simple">Ceara, </text:a>34, AM(LR)</text:p>
          </table:table-cell>
          <table:table-cell office:value-type="string" calcext:value-type="string">
            <text:p><text:a xlink:href="https://1xbet.whoscored.com/Players/29659/Show/Diego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5/Show/Boschilia" xlink:type="simple">385Boschilia</text:a><text:a xlink:href="https://1xbet.whoscored.com/Teams/1236/Show/Brazil-Coritiba" xlink:type="simple">Coritiba, </text:a>26, AM(CLR)</text:p>
          </table:table-cell>
          <table:table-cell office:value-type="string" calcext:value-type="string">
            <text:p><text:a xlink:href="https://1xbet.whoscored.com/Players/146765/Show/Boschili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378823/Show/Rômulo" xlink:type="simple">386Rômulo</text:a><text:a xlink:href="https://1xbet.whoscored.com/Teams/1220/Show/Brazil-Juventude" xlink:type="simple">Juventude, </text:a>22, Midfielder</text:p>
          </table:table-cell>
          <table:table-cell office:value-type="string" calcext:value-type="string">
            <text:p><text:a xlink:href="https://1xbet.whoscored.com/Players/378823/Show/Rômul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364190/Show/Alesson" xlink:type="simple">387Alesson</text:a><text:a xlink:href="https://1xbet.whoscored.com/Teams/8938/Show/Brazil-Cuiaba" xlink:type="simple">Cuiaba, </text:a>23, AM(R)</text:p>
          </table:table-cell>
          <table:table-cell office:value-type="string" calcext:value-type="string">
            <text:p><text:a xlink:href="https://1xbet.whoscored.com/Players/364190/Show/Alesson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65" calcext:value-type="float">
            <text:p>76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61995/Show/Lucas-Ribeiro" xlink:type="simple">388Lucas Ribeiro</text:a><text:a xlink:href="https://1xbet.whoscored.com/Teams/7334/Show/Brazil-Ceara" xlink:type="simple">Ceara, </text:a>23, D(C)</text:p>
          </table:table-cell>
          <table:table-cell office:value-type="string" calcext:value-type="string">
            <text:p><text:a xlink:href="https://1xbet.whoscored.com/Players/361995/Show/Lucas-Ribeiro" xlink:type="simple"> </text:a><text:a xlink:href="https://1xbet.whoscored.com/Teams/7334/Show/Brazil-Cear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5908/Show/Apodi" xlink:type="simple">389Apodi</text:a><text:a xlink:href="https://1xbet.whoscored.com/Teams/1218/Show/Brazil-Goias" xlink:type="simple">Goias, </text:a>35, D(R),M(LR)</text:p>
          </table:table-cell>
          <table:table-cell office:value-type="string" calcext:value-type="string">
            <text:p><text:a xlink:href="https://1xbet.whoscored.com/Players/35908/Show/Apodi" xlink:type="simple"> </text:a><text:a xlink:href="https://1xbet.whoscored.com/Teams/1218/Show/Brazil-Goi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79" calcext:value-type="float">
            <text:p>67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1/Show/Christian" xlink:type="simple">390Christian</text:a><text:a xlink:href="https://1xbet.whoscored.com/Teams/1243/Show/Brazil-Athletico-Paranaense" xlink:type="simple">Athletico Paranaense, </text:a>21, M(C)</text:p>
          </table:table-cell>
          <table:table-cell office:value-type="string" calcext:value-type="string">
            <text:p><text:a xlink:href="https://1xbet.whoscored.com/Players/397491/Show/Christian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1" calcext:value-type="float">
            <text:p>35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73502/Show/Fernando-Sobral" xlink:type="simple">391Fernando Sobral</text:a><text:a xlink:href="https://1xbet.whoscored.com/Teams/7334/Show/Brazil-Ceara" xlink:type="simple">Ceara, </text:a>27, M(CLR)</text:p>
          </table:table-cell>
          <table:table-cell office:value-type="string" calcext:value-type="string">
            <text:p><text:a xlink:href="https://1xbet.whoscored.com/Players/373502/Show/Fernando-Sobral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52" calcext:value-type="float">
            <text:p>45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8/Show/Kaiky" xlink:type="simple">392Kaiky</text:a><text:a xlink:href="https://1xbet.whoscored.com/Teams/1241/Show/Brazil-Santos-FC" xlink:type="simple">Santos FC, </text:a>18, D(C)</text:p>
          </table:table-cell>
          <table:table-cell office:value-type="string" calcext:value-type="string">
            <text:p><text:a xlink:href="https://1xbet.whoscored.com/Players/416798/Show/Kaiky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19077/Show/Marquinhos" xlink:type="simple">393Marquinhos</text:a><text:a xlink:href="https://1xbet.whoscored.com/Teams/1224/Show/Brazil-Sao-Paulo" xlink:type="simple">Sao Paulo, </text:a>19, Forward</text:p>
          </table:table-cell>
          <table:table-cell office:value-type="string" calcext:value-type="string">
            <text:p><text:a xlink:href="https://1xbet.whoscored.com/Players/419077/Show/Marquinhos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4/Show/Matías-Galarza" xlink:type="simple">394Matías Galarza</text:a><text:a xlink:href="https://1xbet.whoscored.com/Teams/1236/Show/Brazil-Coritiba" xlink:type="simple">Coritiba, </text:a>20, Midfielder</text:p>
          </table:table-cell>
          <table:table-cell office:value-type="string" calcext:value-type="string">
            <text:p><text:a xlink:href="https://1xbet.whoscored.com/Players/436554/Show/Matías-Galarza" xlink:type="simple"> </text:a><text:a xlink:href="https://1xbet.whoscored.com/Teams/1236/Show/Brazil-Coriti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58736/Show/Morato" xlink:type="simple">395Morato</text:a><text:a xlink:href="https://1xbet.whoscored.com/Teams/4619/Show/Brazil-Avai-FC" xlink:type="simple">Avai FC, </text:a>29, AM(LR)</text:p>
          </table:table-cell>
          <table:table-cell office:value-type="string" calcext:value-type="string">
            <text:p><text:a xlink:href="https://1xbet.whoscored.com/Players/358736/Show/Morato" xlink:type="simple"> </text:a><text:a xlink:href="https://1xbet.whoscored.com/Teams/4619/Show/Brazil-Avai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1" calcext:value-type="float">
            <text:p>66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49707/Show/Matheus-Fernandes" xlink:type="simple">396Matheus Fernandes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49707/Show/Matheus-Fernandes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57" calcext:value-type="float">
            <text:p>55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141538/Show/Alan-Empereur" xlink:type="simple">397Alan Empereur</text:a><text:a xlink:href="https://1xbet.whoscored.com/Teams/8938/Show/Brazil-Cuiaba" xlink:type="simple">Cuiaba, </text:a>28, D(C)</text:p>
          </table:table-cell>
          <table:table-cell office:value-type="string" calcext:value-type="string">
            <text:p><text:a xlink:href="https://1xbet.whoscored.com/Players/141538/Show/Alan-Empereur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38" calcext:value-type="float">
            <text:p>113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5/Show/Gabriel-Pirani" xlink:type="simple">398Gabriel Pirani</text:a><text:a xlink:href="https://1xbet.whoscored.com/Teams/8938/Show/Brazil-Cuiaba" xlink:type="simple">Cuiaba, </text:a>20, AM(C)</text:p>
          </table:table-cell>
          <table:table-cell office:value-type="string" calcext:value-type="string">
            <text:p><text:a xlink:href="https://1xbet.whoscored.com/Players/406255/Show/Gabriel-Pirani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6/Show/Arthur-Chaves" xlink:type="simple">399Arthur Chaves</text:a><text:a xlink:href="https://1xbet.whoscored.com/Teams/4619/Show/Brazil-Avai-FC" xlink:type="simple">Avai FC, </text:a>21, D(C)</text:p>
          </table:table-cell>
          <table:table-cell office:value-type="string" calcext:value-type="string">
            <text:p><text:a xlink:href="https://1xbet.whoscored.com/Players/436646/Show/Arthur-Chaves" xlink:type="simple"> </text:a><text:a xlink:href="https://1xbet.whoscored.com/Teams/4619/Show/Brazil-Avai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86" calcext:value-type="float">
            <text:p>148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0653/Show/Muriqui" xlink:type="simple">400Muriqui</text:a><text:a xlink:href="https://1xbet.whoscored.com/Teams/4619/Show/Brazil-Avai-FC" xlink:type="simple">Avai FC, </text:a>36, AM(CL)</text:p>
          </table:table-cell>
          <table:table-cell office:value-type="string" calcext:value-type="string">
            <text:p><text:a xlink:href="https://1xbet.whoscored.com/Players/40653/Show/Muriqui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86" calcext:value-type="float">
            <text:p>88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6</text:p>
          </table:table-cell>
        </table:table-row>
        <table:table-row table:style-name="ro3">
          <table:table-cell table:style-name="Default" table:number-columns-repeated="9"/>
        </table:table-row>
        <table:table-row table:style-name="ro2">
          <table:table-cell office:value-type="string" calcext:value-type="string">
            <text:p><text:a xlink:href="https://1xbet.whoscored.com/Players/90132/Show/Danilo-Avelar" xlink:type="simple">401Danilo Avelar</text:a><text:a xlink:href="https://1xbet.whoscored.com/Teams/1228/Show/Brazil-America-MG" xlink:type="simple">America MG, </text:a>33, D(CL),M(L)</text:p>
          </table:table-cell>
          <table:table-cell office:value-type="string" calcext:value-type="string">
            <text:p><text:a xlink:href="https://1xbet.whoscored.com/Players/90132/Show/Danilo-Avelar" xlink:type="simple"> </text:a><text:a xlink:href="https://1xbet.whoscored.com/Teams/1228/Show/Brazil-America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86" calcext:value-type="float">
            <text:p>48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17789/Show/Maycon" xlink:type="simple">402Maycon</text:a><text:a xlink:href="https://1xbet.whoscored.com/Teams/1237/Show/Brazil-Corinthians" xlink:type="simple">Corinthians, </text:a>25, M(C)</text:p>
          </table:table-cell>
          <table:table-cell office:value-type="string" calcext:value-type="string">
            <text:p><text:a xlink:href="https://1xbet.whoscored.com/Players/317789/Show/Maycon" xlink:type="simple"> </text:a><text:a xlink:href="https://1xbet.whoscored.com/Teams/1237/Show/Brazil-Corinthian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40" calcext:value-type="float">
            <text:p>6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1/Show/Wesley" xlink:type="simple">403Wesley</text:a><text:a xlink:href="https://1xbet.whoscored.com/Teams/1234/Show/Brazil-Palmeiras" xlink:type="simple">Palmeiras, </text:a>23, AM(L)</text:p>
          </table:table-cell>
          <table:table-cell office:value-type="string" calcext:value-type="string">
            <text:p><text:a xlink:href="https://1xbet.whoscored.com/Players/397851/Show/Wesley" xlink:type="simple"> </text:a><text:a xlink:href="https://1xbet.whoscored.com/Teams/1234/Show/Brazil-Palmeira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35" calcext:value-type="float">
            <text:p>53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56785/Show/Ademir" xlink:type="simple">404Ademir</text:a><text:a xlink:href="https://1xbet.whoscored.com/Teams/1235/Show/Brazil-Atletico-MG" xlink:type="simple">Atletico MG, </text:a>27, AM(CR)</text:p>
          </table:table-cell>
          <table:table-cell office:value-type="string" calcext:value-type="string">
            <text:p><text:a xlink:href="https://1xbet.whoscored.com/Players/356785/Show/Ademir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15" calcext:value-type="float">
            <text:p>91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243476/Show/Matheus-Sales" xlink:type="simple">405Matheus Sales</text:a><text:a xlink:href="https://1xbet.whoscored.com/Teams/1218/Show/Brazil-Goias" xlink:type="simple">Goias, </text:a>27, M(C)</text:p>
          </table:table-cell>
          <table:table-cell office:value-type="string" calcext:value-type="string">
            <text:p><text:a xlink:href="https://1xbet.whoscored.com/Players/243476/Show/Matheus-Sales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88" calcext:value-type="float">
            <text:p>118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0731/Show/Sidnei" xlink:type="simple">406Sidnei</text:a><text:a xlink:href="https://1xbet.whoscored.com/Teams/1218/Show/Brazil-Goias" xlink:type="simple">Goias, </text:a>32, D(C)</text:p>
          </table:table-cell>
          <table:table-cell office:value-type="string" calcext:value-type="string">
            <text:p><text:a xlink:href="https://1xbet.whoscored.com/Players/40731/Show/Sidnei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95/Show/Danilo-Barcelos" xlink:type="simple">407Danilo Barcelos</text:a><text:a xlink:href="https://1xbet.whoscored.com/Teams/1218/Show/Brazil-Goias" xlink:type="simple">Goias, </text:a>30, D(L),M(CL)</text:p>
          </table:table-cell>
          <table:table-cell office:value-type="string" calcext:value-type="string">
            <text:p><text:a xlink:href="https://1xbet.whoscored.com/Players/146795/Show/Danilo-Barcelos" xlink:type="simple"> </text:a><text:a xlink:href="https://1xbet.whoscored.com/Teams/1218/Show/Brazil-Goia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57" calcext:value-type="float">
            <text:p>85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5/Show/Rodriguinho" xlink:type="simple">408Rodriguinho</text:a><text:a xlink:href="https://1xbet.whoscored.com/Teams/1228/Show/Brazil-America-MG" xlink:type="simple">America MG, </text:a>19, Midfielder</text:p>
          </table:table-cell>
          <table:table-cell office:value-type="string" calcext:value-type="string">
            <text:p><text:a xlink:href="https://1xbet.whoscored.com/Players/436655/Show/Rodriguinho" xlink:type="simple"> </text:a><text:a xlink:href="https://1xbet.whoscored.com/Teams/1228/Show/Brazil-America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76/Show/Luan-Patrick" xlink:type="simple">409Luan Patrick</text:a><text:a xlink:href="https://1xbet.whoscored.com/Teams/1228/Show/Brazil-America-MG" xlink:type="simple">America MG, </text:a>20, D(C)</text:p>
          </table:table-cell>
          <table:table-cell office:value-type="string" calcext:value-type="string">
            <text:p><text:a xlink:href="https://1xbet.whoscored.com/Players/389176/Show/Luan-Patrick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1" calcext:value-type="float">
            <text:p>63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02836/Show/Renan" xlink:type="simple">410Renan</text:a><text:a xlink:href="https://1xbet.whoscored.com/Teams/5438/Show/Brazil-Red-Bull-Bragantino" xlink:type="simple">Red Bull Bragantino, </text:a>20, D(CL)</text:p>
          </table:table-cell>
          <table:table-cell office:value-type="string" calcext:value-type="string">
            <text:p><text:a xlink:href="https://1xbet.whoscored.com/Players/402836/Show/Renan" xlink:type="simple"> </text:a><text:a xlink:href="https://1xbet.whoscored.com/Teams/5438/Show/Brazil-Red-Bull-Bragantin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67199/Show/Míchel-Macedo" xlink:type="simple">411Míchel Macedo</text:a><text:a xlink:href="https://1xbet.whoscored.com/Teams/7334/Show/Brazil-Ceara" xlink:type="simple">Ceara, </text:a>32, D(R)</text:p>
          </table:table-cell>
          <table:table-cell office:value-type="string" calcext:value-type="string">
            <text:p><text:a xlink:href="https://1xbet.whoscored.com/Players/67199/Show/Míchel-Maced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27" calcext:value-type="float">
            <text:p>82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8059/Show/Éverton" xlink:type="simple">412Éverton</text:a><text:a xlink:href="https://1xbet.whoscored.com/Teams/8938/Show/Brazil-Cuiaba" xlink:type="simple">Cuiaba, </text:a>33, D(L),M(CLR)</text:p>
          </table:table-cell>
          <table:table-cell office:value-type="string" calcext:value-type="string">
            <text:p><text:a xlink:href="https://1xbet.whoscored.com/Players/28059/Show/Éverton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83385/Show/Matheus-Galdezani" xlink:type="simple">413Matheus Galdezani</text:a><text:a xlink:href="https://1xbet.whoscored.com/Teams/4619/Show/Brazil-Avai-FC" xlink:type="simple">Avai FC, </text:a>30, M(C)</text:p>
          </table:table-cell>
          <table:table-cell office:value-type="string" calcext:value-type="string">
            <text:p><text:a xlink:href="https://1xbet.whoscored.com/Players/283385/Show/Matheus-Galdezani" xlink:type="simple"> </text:a><text:a xlink:href="https://1xbet.whoscored.com/Teams/4619/Show/Brazil-Avai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3/Show/Pedrinho" xlink:type="simple">414Pedrinho</text:a><text:a xlink:href="https://1xbet.whoscored.com/Teams/1235/Show/Brazil-Atletico-MG" xlink:type="simple">Atletico MG, </text:a>24, AM(CR)</text:p>
          </table:table-cell>
          <table:table-cell office:value-type="string" calcext:value-type="string">
            <text:p><text:a xlink:href="https://1xbet.whoscored.com/Players/337813/Show/Pedrinho" xlink:type="simple"> </text:a><text:a xlink:href="https://1xbet.whoscored.com/Teams/1235/Show/Brazil-Atletico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137417/Show/Bruno-Nazário" xlink:type="simple">415Bruno Nazário</text:a><text:a xlink:href="https://1xbet.whoscored.com/Teams/1220/Show/Brazil-Juventude" xlink:type="simple">Juventude, </text:a>27, AM(CR)</text:p>
          </table:table-cell>
          <table:table-cell office:value-type="string" calcext:value-type="string">
            <text:p><text:a xlink:href="https://1xbet.whoscored.com/Players/137417/Show/Bruno-Nazári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438910/Show/Bruno-Oliveira" xlink:type="simple">416Bruno Oliveira</text:a><text:a xlink:href="https://1xbet.whoscored.com/Teams/1241/Show/Brazil-Santos-FC" xlink:type="simple">Santos FC, </text:a>24, Midfielder</text:p>
          </table:table-cell>
          <table:table-cell office:value-type="string" calcext:value-type="string">
            <text:p><text:a xlink:href="https://1xbet.whoscored.com/Players/438910/Show/Bruno-Oliveira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9" calcext:value-type="float">
            <text:p>36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417929/Show/Bruno-Tubarão" xlink:type="simple">417Bruno Tubarão</text:a><text:a xlink:href="https://1xbet.whoscored.com/Teams/5438/Show/Brazil-Red-Bull-Bragantino" xlink:type="simple">Red Bull Bragantino, </text:a>27, AM(LR)</text:p>
          </table:table-cell>
          <table:table-cell office:value-type="string" calcext:value-type="string">
            <text:p><text:a xlink:href="https://1xbet.whoscored.com/Players/417929/Show/Bruno-Tubarão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54" calcext:value-type="float">
            <text:p>45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68/Show/Calebe" xlink:type="simple">418Calebe</text:a><text:a xlink:href="https://1xbet.whoscored.com/Teams/1235/Show/Brazil-Atletico-MG" xlink:type="simple">Atletico MG, </text:a>22, M(C)</text:p>
          </table:table-cell>
          <table:table-cell office:value-type="string" calcext:value-type="string">
            <text:p><text:a xlink:href="https://1xbet.whoscored.com/Players/397568/Show/Calebe" xlink:type="simple"> </text:a><text:a xlink:href="https://1xbet.whoscored.com/Teams/1235/Show/Brazil-Atletico-MG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4">
          <table:table-cell office:value-type="string" calcext:value-type="string">
            <text:p><text:a xlink:href="https://1xbet.whoscored.com/Players/139125/Show/Zé-Roberto" xlink:type="simple">419Zé Roberto</text:a><text:a xlink:href="https://1xbet.whoscored.com/Teams/7334/Show/Brazil-Ceara" xlink:type="simple">Ceara, </text:a>28, FW</text:p>
          </table:table-cell>
          <table:table-cell office:value-type="string" calcext:value-type="string">
            <text:p><text:a xlink:href="https://1xbet.whoscored.com/Players/139125/Show/Zé-Roberto" xlink:type="simple"> </text:a><text:a xlink:href="https://1xbet.whoscored.com/Teams/7334/Show/Brazil-Cear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53345/Show/Renato" xlink:type="simple">420Renato</text:a><text:a xlink:href="https://1xbet.whoscored.com/Teams/4619/Show/Brazil-Avai-FC" xlink:type="simple">Avai FC, </text:a>32, D(R),M(R)</text:p>
          </table:table-cell>
          <table:table-cell office:value-type="string" calcext:value-type="string">
            <text:p><text:a xlink:href="https://1xbet.whoscored.com/Players/253345/Show/Renato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14" calcext:value-type="float">
            <text:p>41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3" table:number-rows-repeated="2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36763/Show/Isidro-Pitta" xlink:type="simple">421Isidro Pitta</text:a><text:a xlink:href="https://1xbet.whoscored.com/Teams/1220/Show/Brazil-Juventude" xlink:type="simple">Juventude, </text:a>23, FW</text:p>
          </table:table-cell>
          <table:table-cell office:value-type="string" calcext:value-type="string">
            <text:p><text:a xlink:href="https://1xbet.whoscored.com/Players/436763/Show/Isidro-Pitta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274" calcext:value-type="float">
            <text:p>127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6/Show/Bernardo-Lemes" xlink:type="simple">422Bernardo Lemes</text:a><text:a xlink:href="https://1xbet.whoscored.com/Teams/1236/Show/Brazil-Coritiba" xlink:type="simple">Coritiba, </text:a>20, DMC</text:p>
          </table:table-cell>
          <table:table-cell office:value-type="string" calcext:value-type="string">
            <text:p><text:a xlink:href="https://1xbet.whoscored.com/Players/436556/Show/Bernardo-Lemes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77" calcext:value-type="float">
            <text:p>47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2">
          <table:table-cell office:value-type="string" calcext:value-type="string">
            <text:p><text:a xlink:href="https://1xbet.whoscored.com/Players/279479/Show/Pedro-Rocha" xlink:type="simple">423Pedro Rocha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79479/Show/Pedro-Rocha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40960/Show/Biro" xlink:type="simple">424Biro</text:a><text:a xlink:href="https://1xbet.whoscored.com/Teams/1237/Show/Brazil-Corinthians" xlink:type="simple">Corinthians, </text:a>18, Defender</text:p>
          </table:table-cell>
          <table:table-cell office:value-type="string" calcext:value-type="string">
            <text:p><text:a xlink:href="https://1xbet.whoscored.com/Players/440960/Show/Biro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8/Show/Vitinho" xlink:type="simple">425Vitinho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14098/Show/Vitinho" xlink:type="simple"> </text:a><text:a xlink:href="https://1xbet.whoscored.com/Teams/1239/Show/Brazil-Flamen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9" calcext:value-type="float">
            <text:p>47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399247/Show/Hugo-Souza" xlink:type="simple">426Hugo Souza</text:a><text:a xlink:href="https://1xbet.whoscored.com/Teams/1239/Show/Brazil-Flamengo" xlink:type="simple">Flamengo, </text:a>23, GK</text:p>
          </table:table-cell>
          <table:table-cell office:value-type="string" calcext:value-type="string">
            <text:p><text:a xlink:href="https://1xbet.whoscored.com/Players/399247/Show/Hugo-Souza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3</text:p>
          </table:table-cell>
        </table:table-row>
        <table:table-row table:style-name="ro4">
          <table:table-cell office:value-type="string" calcext:value-type="string">
            <text:p><text:a xlink:href="https://1xbet.whoscored.com/Players/286785/Show/Iury-Castilho" xlink:type="simple">427Iury Castilh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286785/Show/Iury-Castilh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64" calcext:value-type="float">
            <text:p>46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6/Show/Maguinho" xlink:type="simple">428Maguinho</text:a><text:a xlink:href="https://1xbet.whoscored.com/Teams/1218/Show/Brazil-Goias" xlink:type="simple">Goias, </text:a>30, D(R)</text:p>
          </table:table-cell>
          <table:table-cell office:value-type="string" calcext:value-type="string">
            <text:p><text:a xlink:href="https://1xbet.whoscored.com/Players/436566/Show/Maguinh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45" calcext:value-type="float">
            <text:p>94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32/Show/Kaique-Rocha" xlink:type="simple">429Kaique Rocha</text:a><text:a xlink:href="https://1xbet.whoscored.com/Teams/1219/Show/Brazil-Internacional" xlink:type="simple">Internacional, </text:a>21, D(C)</text:p>
          </table:table-cell>
          <table:table-cell office:value-type="string" calcext:value-type="string">
            <text:p><text:a xlink:href="https://1xbet.whoscored.com/Players/366432/Show/Kaique-Rocha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54" calcext:value-type="float">
            <text:p>45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295756/Show/Gustavo-Sauer" xlink:type="simple">430Gustavo Sauer</text:a><text:a xlink:href="https://1xbet.whoscored.com/Teams/1227/Show/Brazil-Botafogo-RJ" xlink:type="simple">Botafogo RJ, </text:a>29, M(CLR)</text:p>
          </table:table-cell>
          <table:table-cell office:value-type="string" calcext:value-type="string">
            <text:p><text:a xlink:href="https://1xbet.whoscored.com/Players/295756/Show/Gustavo-Sauer" xlink:type="simple"> </text:a><text:a xlink:href="https://1xbet.whoscored.com/Teams/1227/Show/Brazil-Botafogo-RJ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2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27763/Show/Titi" xlink:type="simple">431Titi</text:a><text:a xlink:href="https://1xbet.whoscored.com/Teams/2065/Show/Brazil-Fortaleza" xlink:type="simple">Fortaleza, </text:a>34, D(C)</text:p>
          </table:table-cell>
          <table:table-cell office:value-type="string" calcext:value-type="string">
            <text:p><text:a xlink:href="https://1xbet.whoscored.com/Players/27763/Show/Titi" xlink:type="simple"> </text:a><text:a xlink:href="https://1xbet.whoscored.com/Teams/2065/Show/Brazil-Fortalez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12" calcext:value-type="float">
            <text:p>16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404487/Show/Gabriel-Baralhas" xlink:type="simple">432Gabriel Baralhas</text:a><text:a xlink:href="https://1xbet.whoscored.com/Teams/6368/Show/Brazil-Atletico-GO" xlink:type="simple">Atletico GO, </text:a>23, DMC</text:p>
          </table:table-cell>
          <table:table-cell office:value-type="string" calcext:value-type="string">
            <text:p><text:a xlink:href="https://1xbet.whoscored.com/Players/404487/Show/Gabriel-Baralhas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42" calcext:value-type="float">
            <text:p>124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77/Show/Douglas-Friedrich" xlink:type="simple">433Douglas Friedrich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318677/Show/Douglas-Friedrich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68249/Show/Camacho" xlink:type="simple">434Camacho</text:a><text:a xlink:href="https://1xbet.whoscored.com/Teams/1241/Show/Brazil-Santos-FC" xlink:type="simple">Santos FC, </text:a>32, DMC</text:p>
          </table:table-cell>
          <table:table-cell office:value-type="string" calcext:value-type="string">
            <text:p><text:a xlink:href="https://1xbet.whoscored.com/Players/68249/Show/Camacho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15" calcext:value-type="float">
            <text:p>61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2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4/Show/Henrique-Almeida" xlink:type="simple">435Henrique Almeida</text:a><text:a xlink:href="https://1xbet.whoscored.com/Teams/1228/Show/Brazil-America-MG" xlink:type="simple">America MG, </text:a>31, AM(LR),FW</text:p>
          </table:table-cell>
          <table:table-cell office:value-type="string" calcext:value-type="string">
            <text:p><text:a xlink:href="https://1xbet.whoscored.com/Players/76804/Show/Henrique-Almeida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53" calcext:value-type="float">
            <text:p>75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56762/Show/Richardson" xlink:type="simple">436Richardson</text:a><text:a xlink:href="https://1xbet.whoscored.com/Teams/7334/Show/Brazil-Ceara" xlink:type="simple">Ceara, </text:a>30, DMC</text:p>
          </table:table-cell>
          <table:table-cell office:value-type="string" calcext:value-type="string">
            <text:p><text:a xlink:href="https://1xbet.whoscored.com/Players/356762/Show/Richardson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78" calcext:value-type="float">
            <text:p>107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948/Show/Luan" xlink:type="simple">437Luan</text:a><text:a xlink:href="https://1xbet.whoscored.com/Teams/1218/Show/Brazil-Goias" xlink:type="simple">Goias, </text:a>32, M(CLR)</text:p>
          </table:table-cell>
          <table:table-cell office:value-type="string" calcext:value-type="string">
            <text:p><text:a xlink:href="https://1xbet.whoscored.com/Players/114948/Show/Luan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57/Show/Ramiro" xlink:type="simple">438Ramiro</text:a><text:a xlink:href="https://1xbet.whoscored.com/Teams/1237/Show/Brazil-Corinthians" xlink:type="simple">Corinthians, </text:a>29, D(R),M(CR)</text:p>
          </table:table-cell>
          <table:table-cell office:value-type="string" calcext:value-type="string">
            <text:p><text:a xlink:href="https://1xbet.whoscored.com/Players/131057/Show/Ramiro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4/Show/Talles-Costa" xlink:type="simple">439Talles Costa</text:a><text:a xlink:href="https://1xbet.whoscored.com/Teams/1224/Show/Brazil-Sao-Paulo" xlink:type="simple">Sao Paulo, </text:a>20, M(C)</text:p>
          </table:table-cell>
          <table:table-cell office:value-type="string" calcext:value-type="string">
            <text:p><text:a xlink:href="https://1xbet.whoscored.com/Players/389164/Show/Talles-Costa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438531/Show/Luizão" xlink:type="simple">441Luizão</text:a><text:a xlink:href="https://1xbet.whoscored.com/Teams/1224/Show/Brazil-Sao-Paulo" xlink:type="simple">Sao Paulo, </text:a>20, Defender</text:p>
          </table:table-cell>
          <table:table-cell office:value-type="string" calcext:value-type="string">
            <text:p><text:a xlink:href="https://1xbet.whoscored.com/Players/438531/Show/Luizão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56/Show/Thiago-Couto" xlink:type="simple">442Thiago Couto</text:a><text:a xlink:href="https://1xbet.whoscored.com/Teams/1224/Show/Brazil-Sao-Paulo" xlink:type="simple">Sao Paulo, </text:a>23, Goalkeeper</text:p>
          </table:table-cell>
          <table:table-cell office:value-type="string" calcext:value-type="string">
            <text:p><text:a xlink:href="https://1xbet.whoscored.com/Players/389156/Show/Thiago-Couto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52966/Show/Giuliano-Galoppo" xlink:type="simple">443Giuliano Galoppo</text:a><text:a xlink:href="https://1xbet.whoscored.com/Teams/1224/Show/Brazil-Sao-Paulo" xlink:type="simple">Sao Paulo, </text:a>23, M(C)</text:p>
          </table:table-cell>
          <table:table-cell office:value-type="string" calcext:value-type="string">
            <text:p><text:a xlink:href="https://1xbet.whoscored.com/Players/352966/Show/Giuliano-Galoppo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1/Show/Rhaldney" xlink:type="simple">444Rhaldney</text:a><text:a xlink:href="https://1xbet.whoscored.com/Teams/6368/Show/Brazil-Atletico-GO" xlink:type="simple">Atletico GO, </text:a>23, Midfielder</text:p>
          </table:table-cell>
          <table:table-cell office:value-type="string" calcext:value-type="string">
            <text:p><text:a xlink:href="https://1xbet.whoscored.com/Players/442751/Show/Rhaldney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81/Show/David-Duarte" xlink:type="simple">445David Duarte</text:a><text:a xlink:href="https://1xbet.whoscored.com/Teams/1232/Show/Brazil-Fluminense" xlink:type="simple">Fluminense, </text:a>27, D(C)</text:p>
          </table:table-cell>
          <table:table-cell office:value-type="string" calcext:value-type="string">
            <text:p><text:a xlink:href="https://1xbet.whoscored.com/Players/279581/Show/David-Duarte" xlink:type="simple"> </text:a><text:a xlink:href="https://1xbet.whoscored.com/Teams/1232/Show/Brazil-Flumin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6/Show/Douglas-Borges" xlink:type="simple">446Douglas Borges</text:a><text:a xlink:href="https://1xbet.whoscored.com/Teams/1227/Show/Brazil-Botafogo-RJ" xlink:type="simple">Botafogo RJ, </text:a>32, Goalkeeper</text:p>
          </table:table-cell>
          <table:table-cell office:value-type="string" calcext:value-type="string">
            <text:p><text:a xlink:href="https://1xbet.whoscored.com/Players/436626/Show/Douglas-Borges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67/Show/Gabriel-Novaes" xlink:type="simple">447Gabriel Novaes</text:a><text:a xlink:href="https://1xbet.whoscored.com/Teams/5438/Show/Brazil-Red-Bull-Bragantino" xlink:type="simple">Red Bull Bragantino, </text:a>23, FW</text:p>
          </table:table-cell>
          <table:table-cell office:value-type="string" calcext:value-type="string">
            <text:p><text:a xlink:href="https://1xbet.whoscored.com/Players/407667/Show/Gabriel-Novaes" xlink:type="simple"> </text:a><text:a xlink:href="https://1xbet.whoscored.com/Teams/5438/Show/Brazil-Red-Bull-Bragantin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02166/Show/Fagner" xlink:type="simple">448Fagner</text:a><text:a xlink:href="https://1xbet.whoscored.com/Teams/1237/Show/Brazil-Corinthians" xlink:type="simple">Corinthians, </text:a>33, D(R)</text:p>
          </table:table-cell>
          <table:table-cell office:value-type="string" calcext:value-type="string">
            <text:p><text:a xlink:href="https://1xbet.whoscored.com/Players/102166/Show/Fagner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35223/Show/Diego-Gonçalves" xlink:type="simple">449Diego Gonçalves</text:a><text:a xlink:href="https://1xbet.whoscored.com/Teams/1227/Show/Brazil-Botafogo-RJ" xlink:type="simple">Botafogo RJ, </text:a>27, Forward</text:p>
          </table:table-cell>
          <table:table-cell office:value-type="string" calcext:value-type="string">
            <text:p><text:a xlink:href="https://1xbet.whoscored.com/Players/135223/Show/Diego-Gonçalves" xlink:type="simple"> </text:a><text:a xlink:href="https://1xbet.whoscored.com/Teams/1227/Show/Brazil-Botafogo-RJ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24" calcext:value-type="float">
            <text:p>42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6/Show/Andrés-Colorado" xlink:type="simple">450Andrés Colorado</text:a><text:a xlink:href="https://1xbet.whoscored.com/Teams/1224/Show/Brazil-Sao-Paulo" xlink:type="simple">Sao Paulo, </text:a>23, Midfielder</text:p>
          </table:table-cell>
          <table:table-cell office:value-type="string" calcext:value-type="string">
            <text:p><text:a xlink:href="https://1xbet.whoscored.com/Players/436656/Show/Andrés-Colorado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7/Show/Vinícius-Leite" xlink:type="simple">451Vinícius Leite</text:a><text:a xlink:href="https://1xbet.whoscored.com/Teams/4619/Show/Brazil-Avai-FC" xlink:type="simple">Avai FC, </text:a>28, Forward</text:p>
          </table:table-cell>
          <table:table-cell office:value-type="string" calcext:value-type="string">
            <text:p><text:a xlink:href="https://1xbet.whoscored.com/Players/436647/Show/Vinícius-Leite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98/Show/Vitor-Mendes" xlink:type="simple">452Vitor Mendes</text:a><text:a xlink:href="https://1xbet.whoscored.com/Teams/1220/Show/Brazil-Juventude" xlink:type="simple">Juventude, </text:a>23, D(C)</text:p>
          </table:table-cell>
          <table:table-cell office:value-type="string" calcext:value-type="string">
            <text:p><text:a xlink:href="https://1xbet.whoscored.com/Players/378598/Show/Vitor-Mendes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13" calcext:value-type="float">
            <text:p>71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428259/Show/Pablo-Maia" xlink:type="simple">453Pablo Maia</text:a><text:a xlink:href="https://1xbet.whoscored.com/Teams/1224/Show/Brazil-Sao-Paulo" xlink:type="simple">Sao Paulo, </text:a>20, DMC</text:p>
          </table:table-cell>
          <table:table-cell office:value-type="string" calcext:value-type="string">
            <text:p><text:a xlink:href="https://1xbet.whoscored.com/Players/428259/Show/Pablo-Maia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60" calcext:value-type="float">
            <text:p>96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3/Show/Caio-Vinícius" xlink:type="simple">454Caio Vinícius</text:a><text:a xlink:href="https://1xbet.whoscored.com/Teams/1218/Show/Brazil-Goias" xlink:type="simple">Goias, </text:a>23, M(C)</text:p>
          </table:table-cell>
          <table:table-cell office:value-type="string" calcext:value-type="string">
            <text:p><text:a xlink:href="https://1xbet.whoscored.com/Players/363173/Show/Caio-Vinícius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55" calcext:value-type="float">
            <text:p>105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282780/Show/Mario-Pineida" xlink:type="simple">455Mario Pineida</text:a><text:a xlink:href="https://1xbet.whoscored.com/Teams/1232/Show/Brazil-Fluminense" xlink:type="simple">Fluminense, </text:a>30, Defender</text:p>
          </table:table-cell>
          <table:table-cell office:value-type="string" calcext:value-type="string">
            <text:p><text:a xlink:href="https://1xbet.whoscored.com/Players/282780/Show/Mario-Pineida" xlink:type="simple"> </text:a><text:a xlink:href="https://1xbet.whoscored.com/Teams/1232/Show/Brazil-Fluminense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15418/Show/Fred" xlink:type="simple">456Fred</text:a><text:a xlink:href="https://1xbet.whoscored.com/Teams/1232/Show/Brazil-Fluminense" xlink:type="simple">Fluminense, </text:a>38, FW</text:p>
          </table:table-cell>
          <table:table-cell office:value-type="string" calcext:value-type="string">
            <text:p><text:a xlink:href="https://1xbet.whoscored.com/Players/15418/Show/Fred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149574/Show/Victor-Luis" xlink:type="simple">457Victor Luis</text:a><text:a xlink:href="https://1xbet.whoscored.com/Teams/7334/Show/Brazil-Ceara" xlink:type="simple">Ceara, </text:a>29, D(L),M(CL)</text:p>
          </table:table-cell>
          <table:table-cell office:value-type="string" calcext:value-type="string">
            <text:p><text:a xlink:href="https://1xbet.whoscored.com/Players/149574/Show/Victor-Luis" xlink:type="simple"> </text:a><text:a xlink:href="https://1xbet.whoscored.com/Teams/7334/Show/Brazil-Cear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4" calcext:value-type="float">
            <text:p>66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1/Show/Chay" xlink:type="simple">458Chay</text:a><text:a xlink:href="https://1xbet.whoscored.com/Teams/1227/Show/Brazil-Botafogo-RJ" xlink:type="simple">Botafogo RJ, </text:a>31, Forward</text:p>
          </table:table-cell>
          <table:table-cell office:value-type="string" calcext:value-type="string">
            <text:p><text:a xlink:href="https://1xbet.whoscored.com/Players/436621/Show/Chay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80" calcext:value-type="float">
            <text:p>5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75/Show/Yago-Felipe" xlink:type="simple">459Yago Felipe</text:a><text:a xlink:href="https://1xbet.whoscored.com/Teams/1232/Show/Brazil-Fluminense" xlink:type="simple">Fluminense, </text:a>27, M(CLR)</text:p>
          </table:table-cell>
          <table:table-cell office:value-type="string" calcext:value-type="string">
            <text:p><text:a xlink:href="https://1xbet.whoscored.com/Players/243275/Show/Yago-Felipe" xlink:type="simple"> </text:a><text:a xlink:href="https://1xbet.whoscored.com/Teams/1232/Show/Brazil-Flumin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444815/Show/Denilson" xlink:type="simple">460Denilson</text:a><text:a xlink:href="https://1xbet.whoscored.com/Teams/8938/Show/Brazil-Cuiaba" xlink:type="simple">Cuiaba, </text:a>21, Midfielder</text:p>
          </table:table-cell>
          <table:table-cell office:value-type="string" calcext:value-type="string">
            <text:p><text:a xlink:href="https://1xbet.whoscored.com/Players/444815/Show/Denilson" xlink:type="simple"> </text:a><text:a xlink:href="https://1xbet.whoscored.com/Teams/8938/Show/Brazil-Cuia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37729/Show/Matheus-Santos" xlink:type="simple">461Matheus Santos</text:a><text:a xlink:href="https://1xbet.whoscored.com/Teams/1218/Show/Brazil-Goias" xlink:type="simple">Goias, </text:a>24, Forward</text:p>
          </table:table-cell>
          <table:table-cell office:value-type="string" calcext:value-type="string">
            <text:p><text:a xlink:href="https://1xbet.whoscored.com/Players/437729/Show/Matheus-Santos" xlink:type="simple"> </text:a><text:a xlink:href="https://1xbet.whoscored.com/Teams/1218/Show/Brazil-Goi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3/Show/Welliton" xlink:type="simple">462Welliton</text:a><text:a xlink:href="https://1xbet.whoscored.com/Teams/5438/Show/Brazil-Red-Bull-Bragantino" xlink:type="simple">Red Bull Bragantino, </text:a>22, Forward</text:p>
          </table:table-cell>
          <table:table-cell office:value-type="string" calcext:value-type="string">
            <text:p><text:a xlink:href="https://1xbet.whoscored.com/Players/437723/Show/Welliton" xlink:type="simple"> </text:a><text:a xlink:href="https://1xbet.whoscored.com/Teams/5438/Show/Brazil-Red-Bull-Bragantin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70/Show/Juan-Ramírez" xlink:type="simple">463Juan Ramírez</text:a><text:a xlink:href="https://1xbet.whoscored.com/Teams/1228/Show/Brazil-America-MG" xlink:type="simple">America MG, </text:a>24, AM(C)</text:p>
          </table:table-cell>
          <table:table-cell office:value-type="string" calcext:value-type="string">
            <text:p><text:a xlink:href="https://1xbet.whoscored.com/Players/407670/Show/Juan-Ramírez" xlink:type="simple"> </text:a><text:a xlink:href="https://1xbet.whoscored.com/Teams/1228/Show/Brazil-America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22" calcext:value-type="float">
            <text:p>32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1/Show/Anthony-Landázuri" xlink:type="simple">464Anthony Landázuri</text:a><text:a xlink:href="https://1xbet.whoscored.com/Teams/2065/Show/Brazil-Fortaleza" xlink:type="simple">Fortaleza, </text:a>25, Defender</text:p>
          </table:table-cell>
          <table:table-cell office:value-type="string" calcext:value-type="string">
            <text:p><text:a xlink:href="https://1xbet.whoscored.com/Players/436641/Show/Anthony-Landázuri" xlink:type="simple"> </text:a><text:a xlink:href="https://1xbet.whoscored.com/Teams/2065/Show/Brazil-Fortalez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24" calcext:value-type="float">
            <text:p>52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2">
          <table:table-cell office:value-type="string" calcext:value-type="string">
            <text:p><text:a xlink:href="https://1xbet.whoscored.com/Players/33183/Show/Giuliano" xlink:type="simple">465Giuliano</text:a><text:a xlink:href="https://1xbet.whoscored.com/Teams/1237/Show/Brazil-Corinthians" xlink:type="simple">Corinthians, </text:a>32, AM(CLR),FW</text:p>
          </table:table-cell>
          <table:table-cell office:value-type="string" calcext:value-type="string">
            <text:p><text:a xlink:href="https://1xbet.whoscored.com/Players/33183/Show/Giuliano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828" calcext:value-type="float">
            <text:p>82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09122/Show/Guilherme" xlink:type="simple">466Guilherme</text:a><text:a xlink:href="https://1xbet.whoscored.com/Teams/5438/Show/Brazil-Red-Bull-Bragantino" xlink:type="simple">Red Bull Bragantino, </text:a>20, Defender</text:p>
          </table:table-cell>
          <table:table-cell office:value-type="string" calcext:value-type="string">
            <text:p><text:a xlink:href="https://1xbet.whoscored.com/Players/409122/Show/Guilherme" xlink:type="simple"> </text:a><text:a xlink:href="https://1xbet.whoscored.com/Teams/5438/Show/Brazil-Red-Bull-Bragantin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4/Show/Otávio" xlink:type="simple">467Otávio</text:a><text:a xlink:href="https://1xbet.whoscored.com/Teams/1235/Show/Brazil-Atletico-MG" xlink:type="simple">Atletico MG, </text:a>28, DMC</text:p>
          </table:table-cell>
          <table:table-cell office:value-type="string" calcext:value-type="string">
            <text:p><text:a xlink:href="https://1xbet.whoscored.com/Players/146764/Show/Otávio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44" calcext:value-type="float">
            <text:p>74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2">
          <table:table-cell office:value-type="string" calcext:value-type="string">
            <text:p><text:a xlink:href="https://1xbet.whoscored.com/Players/101964/Show/Lucas-Piazón" xlink:type="simple">468Lucas Piazón</text:a><text:a xlink:href="https://1xbet.whoscored.com/Teams/1227/Show/Brazil-Botafogo-RJ" xlink:type="simple">Botafogo RJ, </text:a>28, AM(CLR),FW</text:p>
          </table:table-cell>
          <table:table-cell office:value-type="string" calcext:value-type="string">
            <text:p><text:a xlink:href="https://1xbet.whoscored.com/Players/101964/Show/Lucas-Piazón" xlink:type="simple"> </text:a><text:a xlink:href="https://1xbet.whoscored.com/Teams/1227/Show/Brazil-Botafogo-RJ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16" calcext:value-type="float">
            <text:p>61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284655/Show/André-Luis" xlink:type="simple">469André Luis</text:a><text:a xlink:href="https://1xbet.whoscored.com/Teams/8938/Show/Brazil-Cuiaba" xlink:type="simple">Cuiaba, </text:a>25, AM(CR),FW</text:p>
          </table:table-cell>
          <table:table-cell office:value-type="string" calcext:value-type="string">
            <text:p><text:a xlink:href="https://1xbet.whoscored.com/Players/284655/Show/André-Luis" xlink:type="simple"> </text:a><text:a xlink:href="https://1xbet.whoscored.com/Teams/8938/Show/Brazil-Cuia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62" calcext:value-type="float">
            <text:p>76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12/Show/Marquinhos" xlink:type="simple">471Marquinhos</text:a><text:a xlink:href="https://1xbet.whoscored.com/Teams/8938/Show/Brazil-Cuiaba" xlink:type="simple">Cuiaba, </text:a>25, AM(LR)</text:p>
          </table:table-cell>
          <table:table-cell office:value-type="string" calcext:value-type="string">
            <text:p><text:a xlink:href="https://1xbet.whoscored.com/Players/397512/Show/Marquinhos" xlink:type="simple"> </text:a><text:a xlink:href="https://1xbet.whoscored.com/Teams/8938/Show/Brazil-Cuia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88/Show/Felipe-Marques" xlink:type="simple">472Felipe Marques</text:a><text:a xlink:href="https://1xbet.whoscored.com/Teams/8938/Show/Brazil-Cuiaba" xlink:type="simple">Cuiaba, </text:a>32, AM(L)</text:p>
          </table:table-cell>
          <table:table-cell office:value-type="string" calcext:value-type="string">
            <text:p><text:a xlink:href="https://1xbet.whoscored.com/Players/416788/Show/Felipe-Marques" xlink:type="simple"> </text:a><text:a xlink:href="https://1xbet.whoscored.com/Teams/8938/Show/Brazil-Cuiaba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06" calcext:value-type="float">
            <text:p>70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42624/Show/Douglas-da-Silva" xlink:type="simple">473Douglas da Silva</text:a><text:a xlink:href="https://1xbet.whoscored.com/Teams/1227/Show/Brazil-Botafogo-RJ" xlink:type="simple">Botafogo RJ, </text:a>21, Defender</text:p>
          </table:table-cell>
          <table:table-cell office:value-type="string" calcext:value-type="string">
            <text:p><text:a xlink:href="https://1xbet.whoscored.com/Players/442624/Show/Douglas-da-Silva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148524/Show/Auro" xlink:type="simple">474Auro</text:a><text:a xlink:href="https://1xbet.whoscored.com/Teams/1241/Show/Brazil-Santos-FC" xlink:type="simple">Santos FC, </text:a>26, D(LR),M(CR)</text:p>
          </table:table-cell>
          <table:table-cell office:value-type="string" calcext:value-type="string">
            <text:p><text:a xlink:href="https://1xbet.whoscored.com/Players/148524/Show/Auro" xlink:type="simple"> </text:a><text:a xlink:href="https://1xbet.whoscored.com/Teams/1241/Show/Brazil-Santos-FC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3/Show/Ramon" xlink:type="simple">475Ramon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97843/Show/Ramon" xlink:type="simple"> </text:a><text:a xlink:href="https://1xbet.whoscored.com/Teams/5438/Show/Brazil-Red-Bull-Bragantin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2">
          <table:table-cell office:value-type="string" calcext:value-type="string">
            <text:p><text:a xlink:href="https://1xbet.whoscored.com/Players/36161/Show/Luo-Guofu" xlink:type="simple">476Luo Guofu</text:a><text:a xlink:href="https://1xbet.whoscored.com/Teams/1228/Show/Brazil-America-MG" xlink:type="simple">America MG, </text:a>34, AM(LR),FW</text:p>
          </table:table-cell>
          <table:table-cell office:value-type="string" calcext:value-type="string">
            <text:p><text:a xlink:href="https://1xbet.whoscored.com/Players/36161/Show/Luo-Guofu" xlink:type="simple"> </text:a><text:a xlink:href="https://1xbet.whoscored.com/Teams/1228/Show/Brazil-America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22" calcext:value-type="float">
            <text:p>62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28/Show/Fausto-Vera" xlink:type="simple">477Fausto Vera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366428/Show/Fausto-Vera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41061/Show/Wellington" xlink:type="simple">478Wellington</text:a><text:a xlink:href="https://1xbet.whoscored.com/Teams/1232/Show/Brazil-Fluminense" xlink:type="simple">Fluminense, </text:a>31, DMC</text:p>
          </table:table-cell>
          <table:table-cell office:value-type="string" calcext:value-type="string">
            <text:p><text:a xlink:href="https://1xbet.whoscored.com/Players/41061/Show/Wellington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33" calcext:value-type="float">
            <text:p>63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74549/Show/Élton" xlink:type="simple">479Élton</text:a><text:a xlink:href="https://1xbet.whoscored.com/Teams/8938/Show/Brazil-Cuiaba" xlink:type="simple">Cuiaba, </text:a>37, FW</text:p>
          </table:table-cell>
          <table:table-cell office:value-type="string" calcext:value-type="string">
            <text:p><text:a xlink:href="https://1xbet.whoscored.com/Players/74549/Show/Élton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34/Show/Bruno-Melo" xlink:type="simple">480Bruno Melo</text:a><text:a xlink:href="https://1xbet.whoscored.com/Teams/1237/Show/Brazil-Corinthians" xlink:type="simple">Corinthians, </text:a>29, D(L),M(L)</text:p>
          </table:table-cell>
          <table:table-cell office:value-type="string" calcext:value-type="string">
            <text:p><text:a xlink:href="https://1xbet.whoscored.com/Players/373534/Show/Bruno-Melo" xlink:type="simple"> </text:a><text:a xlink:href="https://1xbet.whoscored.com/Teams/1237/Show/Brazil-Corinthian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69" calcext:value-type="float">
            <text:p>36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318129/Show/Capixaba" xlink:type="simple">481Capixaba</text:a><text:a xlink:href="https://1xbet.whoscored.com/Teams/1220/Show/Brazil-Juventude" xlink:type="simple">Juventude, </text:a>25, AM(LR)</text:p>
          </table:table-cell>
          <table:table-cell office:value-type="string" calcext:value-type="string">
            <text:p><text:a xlink:href="https://1xbet.whoscored.com/Players/318129/Show/Capixaba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07" calcext:value-type="float">
            <text:p>80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9/Show/Clayton" xlink:type="simple">482Clayton</text:a><text:a xlink:href="https://1xbet.whoscored.com/Teams/1236/Show/Brazil-Coritiba" xlink:type="simple">Coritiba, </text:a>23, Forward</text:p>
          </table:table-cell>
          <table:table-cell office:value-type="string" calcext:value-type="string">
            <text:p><text:a xlink:href="https://1xbet.whoscored.com/Players/436559/Show/Clayton" xlink:type="simple"> </text:a><text:a xlink:href="https://1xbet.whoscored.com/Teams/1236/Show/Brazil-Coriti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324" calcext:value-type="float">
            <text:p>32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4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62/Show/David" xlink:type="simple">483David</text:a><text:a xlink:href="https://1xbet.whoscored.com/Teams/1219/Show/Brazil-Internacional" xlink:type="simple">Internacional, </text:a>26, AM(CLR),FW</text:p>
          </table:table-cell>
          <table:table-cell office:value-type="string" calcext:value-type="string">
            <text:p><text:a xlink:href="https://1xbet.whoscored.com/Players/317762/Show/David" xlink:type="simple"> </text:a><text:a xlink:href="https://1xbet.whoscored.com/Teams/1219/Show/Brazil-Internacional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49" calcext:value-type="float">
            <text:p>74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25/Show/Adrián-Martínez" xlink:type="simple">484Adrián Martínez</text:a><text:a xlink:href="https://1xbet.whoscored.com/Teams/1236/Show/Brazil-Coritiba" xlink:type="simple">Coritiba, </text:a>30, FW</text:p>
          </table:table-cell>
          <table:table-cell office:value-type="string" calcext:value-type="string">
            <text:p><text:a xlink:href="https://1xbet.whoscored.com/Players/437125/Show/Adrián-Martínez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70" calcext:value-type="float">
            <text:p>67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3</text:p>
          </table:table-cell>
        </table:table-row>
        <table:table-row table:style-name="ro2">
          <table:table-cell office:value-type="string" calcext:value-type="string">
            <text:p><text:a xlink:href="https://1xbet.whoscored.com/Players/348261/Show/Yuri-Alberto" xlink:type="simple">485Yuri Alberto</text:a><text:a xlink:href="https://1xbet.whoscored.com/Teams/1237/Show/Brazil-Corinthians" xlink:type="simple">Corinthians, </text:a>21, AM(L),FW</text:p>
          </table:table-cell>
          <table:table-cell office:value-type="string" calcext:value-type="string">
            <text:p><text:a xlink:href="https://1xbet.whoscored.com/Players/348261/Show/Yuri-Alberto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72/Show/Rodriguinho" xlink:type="simple">486Rodriguinho</text:a><text:a xlink:href="https://1xbet.whoscored.com/Teams/8938/Show/Brazil-Cuiaba" xlink:type="simple">Cuiaba, </text:a>34, M(CL),FW</text:p>
          </table:table-cell>
          <table:table-cell office:value-type="string" calcext:value-type="string">
            <text:p><text:a xlink:href="https://1xbet.whoscored.com/Players/137072/Show/Rodriguinho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78" calcext:value-type="float">
            <text:p>97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3</text:p>
          </table:table-cell>
        </table:table-row>
        <table:table-row table:style-name="ro4">
          <table:table-cell office:value-type="string" calcext:value-type="string">
            <text:p><text:a xlink:href="https://1xbet.whoscored.com/Players/337897/Show/Matheus-Peixoto" xlink:type="simple">487Matheus Peixot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337897/Show/Matheus-Peixot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57" calcext:value-type="float">
            <text:p>35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74573/Show/André" xlink:type="simple">488André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74573/Show/André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8" calcext:value-type="float">
            <text:p>71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384420/Show/Sandry" xlink:type="simple">489Sandry</text:a><text:a xlink:href="https://1xbet.whoscored.com/Teams/1241/Show/Brazil-Santos-FC" xlink:type="simple">Santos FC, </text:a>19, DMC</text:p>
          </table:table-cell>
          <table:table-cell office:value-type="string" calcext:value-type="string">
            <text:p><text:a xlink:href="https://1xbet.whoscored.com/Players/384420/Show/Sandry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35" calcext:value-type="float">
            <text:p>43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380650/Show/Arthur-Henrique" xlink:type="simple">490Arthur Henrique</text:a><text:a xlink:href="https://1xbet.whoscored.com/Teams/6368/Show/Brazil-Atletico-GO" xlink:type="simple">Atletico GO, </text:a>28, D(L),M(L)</text:p>
          </table:table-cell>
          <table:table-cell office:value-type="string" calcext:value-type="string">
            <text:p><text:a xlink:href="https://1xbet.whoscored.com/Players/380650/Show/Arthur-Henrique" xlink:type="simple"> </text:a><text:a xlink:href="https://1xbet.whoscored.com/Teams/6368/Show/Brazil-Atletico-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87/Show/Gustavo-García" xlink:type="simple">491Gustavo García</text:a><text:a xlink:href="https://1xbet.whoscored.com/Teams/1234/Show/Brazil-Palmeiras" xlink:type="simple">Palmeiras, </text:a>20, Defender</text:p>
          </table:table-cell>
          <table:table-cell office:value-type="string" calcext:value-type="string">
            <text:p><text:a xlink:href="https://1xbet.whoscored.com/Players/416887/Show/Gustavo-García" xlink:type="simple"> </text:a><text:a xlink:href="https://1xbet.whoscored.com/Teams/1234/Show/Brazil-Palmeira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38435/Show/Marcos-Paulo" xlink:type="simple">492Marcos Paulo</text:a><text:a xlink:href="https://1xbet.whoscored.com/Teams/1239/Show/Brazil-Flamengo" xlink:type="simple">Flamengo, </text:a>19, Defender</text:p>
          </table:table-cell>
          <table:table-cell office:value-type="string" calcext:value-type="string">
            <text:p><text:a xlink:href="https://1xbet.whoscored.com/Players/438435/Show/Marcos-Paulo" xlink:type="simple"> </text:a><text:a xlink:href="https://1xbet.whoscored.com/Teams/1239/Show/Brazil-Flamen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88/Show/Yuri" xlink:type="simple">493Yuri</text:a><text:a xlink:href="https://1xbet.whoscored.com/Teams/1220/Show/Brazil-Juventude" xlink:type="simple">Juventude, </text:a>28, D(C),DMC</text:p>
          </table:table-cell>
          <table:table-cell office:value-type="string" calcext:value-type="string">
            <text:p><text:a xlink:href="https://1xbet.whoscored.com/Players/318688/Show/Yuri" xlink:type="simple"> </text:a><text:a xlink:href="https://1xbet.whoscored.com/Teams/1220/Show/Brazil-Juventud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78" calcext:value-type="float">
            <text:p>117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25147/Show/Gabriel-Neves" xlink:type="simple">494Gabriel Neves</text:a><text:a xlink:href="https://1xbet.whoscored.com/Teams/1224/Show/Brazil-Sao-Paulo" xlink:type="simple">Sao Paulo, </text:a>25, M(C)</text:p>
          </table:table-cell>
          <table:table-cell office:value-type="string" calcext:value-type="string">
            <text:p><text:a xlink:href="https://1xbet.whoscored.com/Players/425147/Show/Gabriel-Neves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37" calcext:value-type="float">
            <text:p>43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113/Show/Eduard-Atuesta" xlink:type="simple">495Eduard Atuesta</text:a><text:a xlink:href="https://1xbet.whoscored.com/Teams/1234/Show/Brazil-Palmeiras" xlink:type="simple">Palmeiras, </text:a>25, DMC</text:p>
          </table:table-cell>
          <table:table-cell office:value-type="string" calcext:value-type="string">
            <text:p><text:a xlink:href="https://1xbet.whoscored.com/Players/355113/Show/Eduard-Atuest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13" calcext:value-type="float">
            <text:p>21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8/Show/Natanael" xlink:type="simple">496Natanael</text:a><text:a xlink:href="https://1xbet.whoscored.com/Teams/1236/Show/Brazil-Coritiba" xlink:type="simple">Coritiba, </text:a>20, D(R)</text:p>
          </table:table-cell>
          <table:table-cell office:value-type="string" calcext:value-type="string">
            <text:p><text:a xlink:href="https://1xbet.whoscored.com/Players/397498/Show/Natanael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22" calcext:value-type="float">
            <text:p>42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125295/Show/Jonathan-Copete" xlink:type="simple">497Jonathan Copete</text:a><text:a xlink:href="https://1xbet.whoscored.com/Teams/4619/Show/Brazil-Avai-FC" xlink:type="simple">Avai FC, </text:a>34, AM(LR)</text:p>
          </table:table-cell>
          <table:table-cell office:value-type="string" calcext:value-type="string">
            <text:p><text:a xlink:href="https://1xbet.whoscored.com/Players/125295/Show/Jonathan-Copete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79" calcext:value-type="float">
            <text:p>27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14/Show/Hugo" xlink:type="simple">498Hugo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37414/Show/Hugo" xlink:type="simple"> </text:a><text:a xlink:href="https://1xbet.whoscored.com/Teams/1236/Show/Brazil-Coriti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56/Show/Tchê-Tchê" xlink:type="simple">499Tchê Tchê</text:a><text:a xlink:href="https://1xbet.whoscored.com/Teams/1227/Show/Brazil-Botafogo-RJ" xlink:type="simple">Botafogo RJ, </text:a>29, M(CR)</text:p>
          </table:table-cell>
          <table:table-cell office:value-type="string" calcext:value-type="string">
            <text:p><text:a xlink:href="https://1xbet.whoscored.com/Players/317656/Show/Tchê-Tchê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47" calcext:value-type="float">
            <text:p>104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53/Show/Flávio" xlink:type="simple">500Flávio</text:a><text:a xlink:href="https://1xbet.whoscored.com/Teams/1228/Show/Brazil-America-MG" xlink:type="simple">America MG, </text:a>22, Midfielder</text:p>
          </table:table-cell>
          <table:table-cell office:value-type="string" calcext:value-type="string">
            <text:p><text:a xlink:href="https://1xbet.whoscored.com/Players/437453/Show/Flávio" xlink:type="simple"> </text:a><text:a xlink:href="https://1xbet.whoscored.com/Teams/1228/Show/Brazil-America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9240/Show/Pedrinho" xlink:type="simple">501Pedrinh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39240/Show/Pedrinho" xlink:type="simple"> </text:a><text:a xlink:href="https://1xbet.whoscored.com/Teams/1218/Show/Brazil-Goi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06571/Show/Luiz-Felipe" xlink:type="simple">502Luiz Felipe</text:a><text:a xlink:href="https://1xbet.whoscored.com/Teams/1218/Show/Brazil-Goias" xlink:type="simple">Goias, </text:a>21, Forward</text:p>
          </table:table-cell>
          <table:table-cell office:value-type="string" calcext:value-type="string">
            <text:p><text:a xlink:href="https://1xbet.whoscored.com/Players/406571/Show/Luiz-Felipe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666/Show/Vitinho" xlink:type="simple">503Vitinho</text:a><text:a xlink:href="https://1xbet.whoscored.com/Teams/1243/Show/Brazil-Athletico-Paranaense" xlink:type="simple">Athletico Paranaense, </text:a>23, AM(L)</text:p>
          </table:table-cell>
          <table:table-cell office:value-type="string" calcext:value-type="string">
            <text:p><text:a xlink:href="https://1xbet.whoscored.com/Players/373666/Show/Vitinh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85" calcext:value-type="float">
            <text:p>58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4/Show/Bryan-Angulo" xlink:type="simple">504Bryan Angulo</text:a><text:a xlink:href="https://1xbet.whoscored.com/Teams/1241/Show/Brazil-Santos-FC" xlink:type="simple">Santos FC, </text:a>26, Forward</text:p>
          </table:table-cell>
          <table:table-cell office:value-type="string" calcext:value-type="string">
            <text:p><text:a xlink:href="https://1xbet.whoscored.com/Players/436504/Show/Bryan-Angulo" xlink:type="simple"> </text:a><text:a xlink:href="https://1xbet.whoscored.com/Teams/1241/Show/Brazil-Santos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09" calcext:value-type="float">
            <text:p>40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43418/Show/Jesús-Trindade" xlink:type="simple">505Jesús Trindade</text:a><text:a xlink:href="https://1xbet.whoscored.com/Teams/1236/Show/Brazil-Coritiba" xlink:type="simple">Coritiba, </text:a>29, Midfielder</text:p>
          </table:table-cell>
          <table:table-cell office:value-type="string" calcext:value-type="string">
            <text:p><text:a xlink:href="https://1xbet.whoscored.com/Players/443418/Show/Jesús-Trindade" xlink:type="simple"> </text:a><text:a xlink:href="https://1xbet.whoscored.com/Teams/1236/Show/Brazil-Coritib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5/Show/Willian-Maranhão" xlink:type="simple">506Willian Maranhão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363175/Show/Willian-Maranhão" xlink:type="simple"> </text:a><text:a xlink:href="https://1xbet.whoscored.com/Teams/1241/Show/Brazil-Santos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28635/Show/Matheus-Franca" xlink:type="simple">507Matheus Franca</text:a><text:a xlink:href="https://1xbet.whoscored.com/Teams/1239/Show/Brazil-Flamengo" xlink:type="simple">Flamengo, </text:a>18, Midfielder</text:p>
          </table:table-cell>
          <table:table-cell office:value-type="string" calcext:value-type="string">
            <text:p><text:a xlink:href="https://1xbet.whoscored.com/Players/428635/Show/Matheus-Franca" xlink:type="simple"> </text:a><text:a xlink:href="https://1xbet.whoscored.com/Teams/1239/Show/Brazil-Flamen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5/Show/Barreto" xlink:type="simple">508Barreto</text:a><text:a xlink:href="https://1xbet.whoscored.com/Teams/1227/Show/Brazil-Botafogo-RJ" xlink:type="simple">Botafogo RJ, </text:a>26, DMC</text:p>
          </table:table-cell>
          <table:table-cell office:value-type="string" calcext:value-type="string">
            <text:p><text:a xlink:href="https://1xbet.whoscored.com/Players/241825/Show/Barreto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29471/Show/Kaiky-Naves" xlink:type="simple">509Kaiky Naves</text:a><text:a xlink:href="https://1xbet.whoscored.com/Teams/1234/Show/Brazil-Palmeiras" xlink:type="simple">Palmeiras, </text:a>20, Midfielder</text:p>
          </table:table-cell>
          <table:table-cell office:value-type="string" calcext:value-type="string">
            <text:p><text:a xlink:href="https://1xbet.whoscored.com/Players/429471/Show/Kaiky-Naves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94/Show/Keiller" xlink:type="simple">510Keiller</text:a><text:a xlink:href="https://1xbet.whoscored.com/Teams/1219/Show/Brazil-Internacional" xlink:type="simple">Internacional, </text:a>25, GK</text:p>
          </table:table-cell>
          <table:table-cell office:value-type="string" calcext:value-type="string">
            <text:p><text:a xlink:href="https://1xbet.whoscored.com/Players/318494/Show/Keiller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29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146765/Show/Boschilia" xlink:type="simple">511Boschilia</text:a><text:a xlink:href="https://1xbet.whoscored.com/Teams/1219/Show/Brazil-Internacional" xlink:type="simple">Internacional, </text:a>26, AM(CLR)</text:p>
          </table:table-cell>
          <table:table-cell office:value-type="string" calcext:value-type="string">
            <text:p><text:a xlink:href="https://1xbet.whoscored.com/Players/146765/Show/Boschilia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3/Show/Liziero" xlink:type="simple">512Liziero</text:a><text:a xlink:href="https://1xbet.whoscored.com/Teams/1219/Show/Brazil-Internacional" xlink:type="simple">Internacional, </text:a>24, DMC</text:p>
          </table:table-cell>
          <table:table-cell office:value-type="string" calcext:value-type="string">
            <text:p><text:a xlink:href="https://1xbet.whoscored.com/Players/349213/Show/Liziero" xlink:type="simple"> </text:a><text:a xlink:href="https://1xbet.whoscored.com/Teams/1219/Show/Brazil-Internacional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2/Show/Cristian-Rivas" xlink:type="simple">513Cristian Rivas</text:a><text:a xlink:href="https://1xbet.whoscored.com/Teams/8938/Show/Brazil-Cuiaba" xlink:type="simple">Cuiaba, </text:a>25, Midfielder</text:p>
          </table:table-cell>
          <table:table-cell office:value-type="string" calcext:value-type="string">
            <text:p><text:a xlink:href="https://1xbet.whoscored.com/Players/436642/Show/Cristian-Rivas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399736/Show/Guilherme-Biro" xlink:type="simple">514Guilherme Biro</text:a><text:a xlink:href="https://1xbet.whoscored.com/Teams/1236/Show/Brazil-Coritiba" xlink:type="simple">Coritiba, </text:a>22, D(L)</text:p>
          </table:table-cell>
          <table:table-cell office:value-type="string" calcext:value-type="string">
            <text:p><text:a xlink:href="https://1xbet.whoscored.com/Players/399736/Show/Guilherme-Biro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70" calcext:value-type="float">
            <text:p>67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6797/Show/Paolo-Guerrero" xlink:type="simple">515Paolo Guerrero</text:a><text:a xlink:href="https://1xbet.whoscored.com/Teams/4619/Show/Brazil-Avai-FC" xlink:type="simple">Avai FC, </text:a>38, FW</text:p>
          </table:table-cell>
          <table:table-cell office:value-type="string" calcext:value-type="string">
            <text:p><text:a xlink:href="https://1xbet.whoscored.com/Players/6797/Show/Paolo-Guerrero" xlink:type="simple"> </text:a><text:a xlink:href="https://1xbet.whoscored.com/Teams/4619/Show/Brazil-Avai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88653/Show/Léo-Pereira" xlink:type="simple">516Léo Pereira</text:a><text:a xlink:href="https://1xbet.whoscored.com/Teams/6368/Show/Brazil-Atletico-GO" xlink:type="simple">Atletico GO, </text:a>22, AM(LR)</text:p>
          </table:table-cell>
          <table:table-cell office:value-type="string" calcext:value-type="string">
            <text:p><text:a xlink:href="https://1xbet.whoscored.com/Players/388653/Show/Léo-Pereira" xlink:type="simple"> </text:a><text:a xlink:href="https://1xbet.whoscored.com/Teams/6368/Show/Brazil-Atletico-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39" calcext:value-type="float">
            <text:p>83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46/Show/Edson-Fernando" xlink:type="simple">517Edson Fernando</text:a><text:a xlink:href="https://1xbet.whoscored.com/Teams/6368/Show/Brazil-Atletico-GO" xlink:type="simple">Atletico GO, </text:a>24, DMC</text:p>
          </table:table-cell>
          <table:table-cell office:value-type="string" calcext:value-type="string">
            <text:p><text:a xlink:href="https://1xbet.whoscored.com/Players/378546/Show/Edson-Fernando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372" calcext:value-type="float">
            <text:p>37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443086/Show/Jhon-Vásquez" xlink:type="simple">518Jhon Vásquez</text:a><text:a xlink:href="https://1xbet.whoscored.com/Teams/7334/Show/Brazil-Ceara" xlink:type="simple">Ceara, </text:a>27, Forward</text:p>
          </table:table-cell>
          <table:table-cell office:value-type="string" calcext:value-type="string">
            <text:p><text:a xlink:href="https://1xbet.whoscored.com/Players/443086/Show/Jhon-Vásquez" xlink:type="simple"> </text:a><text:a xlink:href="https://1xbet.whoscored.com/Teams/7334/Show/Brazil-Cear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6/Show/Matheus-Jussa" xlink:type="simple">519Matheus Jussa</text:a><text:a xlink:href="https://1xbet.whoscored.com/Teams/2065/Show/Brazil-Fortaleza" xlink:type="simple">Fortaleza, </text:a>26, D(C),DMC</text:p>
          </table:table-cell>
          <table:table-cell office:value-type="string" calcext:value-type="string">
            <text:p><text:a xlink:href="https://1xbet.whoscored.com/Players/397506/Show/Matheus-Jussa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34" calcext:value-type="float">
            <text:p>63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103802/Show/Elton" xlink:type="simple">520Elton</text:a><text:a xlink:href="https://1xbet.whoscored.com/Teams/1220/Show/Brazil-Juventude" xlink:type="simple">Juventude, </text:a>32, DMC</text:p>
          </table:table-cell>
          <table:table-cell office:value-type="string" calcext:value-type="string">
            <text:p><text:a xlink:href="https://1xbet.whoscored.com/Players/103802/Show/Elton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8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283835/Show/Matheus-Vargas" xlink:type="simple">521Matheus Vargas</text:a><text:a xlink:href="https://1xbet.whoscored.com/Teams/2065/Show/Brazil-Fortaleza" xlink:type="simple">Fortaleza, </text:a>26, M(C)</text:p>
          </table:table-cell>
          <table:table-cell office:value-type="string" calcext:value-type="string">
            <text:p><text:a xlink:href="https://1xbet.whoscored.com/Players/283835/Show/Matheus-Vargas" xlink:type="simple"> </text:a><text:a xlink:href="https://1xbet.whoscored.com/Teams/2065/Show/Brazil-Fortalez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131458/Show/Léo-Cittadini" xlink:type="simple">522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3" calcext:value-type="float">
            <text:p>46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82237/Show/André-Anderson" xlink:type="simple">523André Anderson</text:a><text:a xlink:href="https://1xbet.whoscored.com/Teams/1224/Show/Brazil-Sao-Paulo" xlink:type="simple">Sao Paulo, </text:a>22, Midfielder</text:p>
          </table:table-cell>
          <table:table-cell office:value-type="string" calcext:value-type="string">
            <text:p><text:a xlink:href="https://1xbet.whoscored.com/Players/382237/Show/André-Anderson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42608/Show/Jean-Pyerre" xlink:type="simple">524Jean Pyerre</text:a><text:a xlink:href="https://1xbet.whoscored.com/Teams/4619/Show/Brazil-Avai-FC" xlink:type="simple">Avai FC, </text:a>24, AM(C)</text:p>
          </table:table-cell>
          <table:table-cell office:value-type="string" calcext:value-type="string">
            <text:p><text:a xlink:href="https://1xbet.whoscored.com/Players/342608/Show/Jean-Pyerre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42/Show/Max-Walef" xlink:type="simple">525Max Walef</text:a><text:a xlink:href="https://1xbet.whoscored.com/Teams/2065/Show/Brazil-Fortaleza" xlink:type="simple">Fortaleza, </text:a>28, GK</text:p>
          </table:table-cell>
          <table:table-cell office:value-type="string" calcext:value-type="string">
            <text:p><text:a xlink:href="https://1xbet.whoscored.com/Players/378542/Show/Max-Walef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50/Show/Vitor-Gabriel" xlink:type="simple">526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88" calcext:value-type="float">
            <text:p>48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85/Show/Breno-Lopes" xlink:type="simple">527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4/Show/Gustavo-Marques" xlink:type="simple">528Gustavo Marques</text:a><text:a xlink:href="https://1xbet.whoscored.com/Teams/1228/Show/Brazil-America-MG" xlink:type="simple">America MG, </text:a>20, Defender</text:p>
          </table:table-cell>
          <table:table-cell office:value-type="string" calcext:value-type="string">
            <text:p><text:a xlink:href="https://1xbet.whoscored.com/Players/436654/Show/Gustavo-Marques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322661/Show/Jean-Cléber" xlink:type="simple">529Jean Cléber</text:a><text:a xlink:href="https://1xbet.whoscored.com/Teams/4619/Show/Brazil-Avai-FC" xlink:type="simple">Avai FC, </text:a>32, M(C)</text:p>
          </table:table-cell>
          <table:table-cell office:value-type="string" calcext:value-type="string">
            <text:p><text:a xlink:href="https://1xbet.whoscored.com/Players/322661/Show/Jean-Cléber" xlink:type="simple"> </text:a><text:a xlink:href="https://1xbet.whoscored.com/Teams/4619/Show/Brazil-Avai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54" calcext:value-type="float">
            <text:p>55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384008/Show/Warley" xlink:type="simple">530Warley</text:a><text:a xlink:href="https://1xbet.whoscored.com/Teams/1236/Show/Brazil-Coritiba" xlink:type="simple">Coritiba, </text:a>22, AM(R)</text:p>
          </table:table-cell>
          <table:table-cell office:value-type="string" calcext:value-type="string">
            <text:p><text:a xlink:href="https://1xbet.whoscored.com/Players/384008/Show/Warley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114123/Show/Auremir" xlink:type="simple">531Auremir</text:a><text:a xlink:href="https://1xbet.whoscored.com/Teams/1218/Show/Brazil-Goias" xlink:type="simple">Goias, </text:a>30, D(R),DMC</text:p>
          </table:table-cell>
          <table:table-cell office:value-type="string" calcext:value-type="string">
            <text:p><text:a xlink:href="https://1xbet.whoscored.com/Players/114123/Show/Auremir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220/Show/Luan-Dias" xlink:type="simple">532Luan Dias</text:a><text:a xlink:href="https://1xbet.whoscored.com/Teams/1218/Show/Brazil-Goias" xlink:type="simple">Goias, </text:a>25, Forward</text:p>
          </table:table-cell>
          <table:table-cell office:value-type="string" calcext:value-type="string">
            <text:p><text:a xlink:href="https://1xbet.whoscored.com/Players/439220/Show/Luan-Dias" xlink:type="simple"> </text:a><text:a xlink:href="https://1xbet.whoscored.com/Teams/1218/Show/Brazil-Goias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15" calcext:value-type="float">
            <text:p>41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5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08/Show/Emiliano-Rigoni" xlink:type="simple">533Emiliano Rigoni</text:a><text:a xlink:href="https://1xbet.whoscored.com/Teams/1224/Show/Brazil-Sao-Paulo" xlink:type="simple">Sao Paulo, </text:a>29, M(CLR),FW</text:p>
          </table:table-cell>
          <table:table-cell office:value-type="string" calcext:value-type="string">
            <text:p><text:a xlink:href="https://1xbet.whoscored.com/Players/133808/Show/Emiliano-Rigoni" xlink:type="simple"> </text:a><text:a xlink:href="https://1xbet.whoscored.com/Teams/1224/Show/Brazil-Sao-Paul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4</text:p>
          </table:table-cell>
        </table:table-row>
        <table:table-row table:style-name="ro2">
          <table:table-cell office:value-type="string" calcext:value-type="string">
            <text:p><text:a xlink:href="https://1xbet.whoscored.com/Players/337301/Show/Shaylon" xlink:type="simple">534Shaylon</text:a><text:a xlink:href="https://1xbet.whoscored.com/Teams/6368/Show/Brazil-Atletico-GO" xlink:type="simple">Atletico GO, </text:a>25, D(R),M(CR)</text:p>
          </table:table-cell>
          <table:table-cell office:value-type="string" calcext:value-type="string">
            <text:p><text:a xlink:href="https://1xbet.whoscored.com/Players/337301/Show/Shaylon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51" calcext:value-type="float">
            <text:p>75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60288/Show/Luan" xlink:type="simple">535Luan</text:a><text:a xlink:href="https://1xbet.whoscored.com/Teams/1224/Show/Brazil-Sao-Paulo" xlink:type="simple">Sao Paulo, </text:a>23, DMC</text:p>
          </table:table-cell>
          <table:table-cell office:value-type="string" calcext:value-type="string">
            <text:p><text:a xlink:href="https://1xbet.whoscored.com/Players/360288/Show/Luan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7/Show/Luis-Henrique" xlink:type="simple">536Luis Henrique</text:a><text:a xlink:href="https://1xbet.whoscored.com/Teams/1227/Show/Brazil-Botafogo-RJ" xlink:type="simple">Botafogo RJ, </text:a>20, M(LR)</text:p>
          </table:table-cell>
          <table:table-cell office:value-type="string" calcext:value-type="string">
            <text:p><text:a xlink:href="https://1xbet.whoscored.com/Players/388567/Show/Luis-Henrique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60049/Show/Edinho" xlink:type="simple">537Edinho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360049/Show/Edinho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67" calcext:value-type="float">
            <text:p>36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13551/Show/Felipe-Melo" xlink:type="simple">538Felipe Melo</text:a><text:a xlink:href="https://1xbet.whoscored.com/Teams/1232/Show/Brazil-Fluminense" xlink:type="simple">Fluminense, </text:a>39, D(C),M(C)</text:p>
          </table:table-cell>
          <table:table-cell office:value-type="string" calcext:value-type="string">
            <text:p><text:a xlink:href="https://1xbet.whoscored.com/Players/13551/Show/Felipe-Melo" xlink:type="simple"> </text:a><text:a xlink:href="https://1xbet.whoscored.com/Teams/1232/Show/Brazil-Flumin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81" calcext:value-type="float">
            <text:p>38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7/Show/Giovane" xlink:type="simple">539Giovane</text:a><text:a xlink:href="https://1xbet.whoscored.com/Teams/1237/Show/Brazil-Corinthians" xlink:type="simple">Corinthians, </text:a>18, Forward</text:p>
          </table:table-cell>
          <table:table-cell office:value-type="string" calcext:value-type="string">
            <text:p><text:a xlink:href="https://1xbet.whoscored.com/Players/436627/Show/Giovane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48" calcext:value-type="float">
            <text:p>24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40/Show/Fabinho" xlink:type="simple">540Fabinho</text:a><text:a xlink:href="https://1xbet.whoscored.com/Teams/1234/Show/Brazil-Palmeiras" xlink:type="simple">Palmeiras, </text:a>20, Midfielder</text:p>
          </table:table-cell>
          <table:table-cell office:value-type="string" calcext:value-type="string">
            <text:p><text:a xlink:href="https://1xbet.whoscored.com/Players/417540/Show/Fabinho" xlink:type="simple"> </text:a><text:a xlink:href="https://1xbet.whoscored.com/Teams/1234/Show/Brazil-Palmeir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296454/Show/Júnior-Moraes" xlink:type="simple">541Júnior Moraes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296454/Show/Júnior-Moraes" xlink:type="simple"> </text:a><text:a xlink:href="https://1xbet.whoscored.com/Teams/1237/Show/Brazil-Corinthian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22211/Show/Renato-Júnior" xlink:type="simple">542Renato Júnior</text:a><text:a xlink:href="https://1xbet.whoscored.com/Teams/1218/Show/Brazil-Goias" xlink:type="simple">Goias, </text:a>20, Forward</text:p>
          </table:table-cell>
          <table:table-cell office:value-type="string" calcext:value-type="string">
            <text:p><text:a xlink:href="https://1xbet.whoscored.com/Players/422211/Show/Renato-Júnior" xlink:type="simple"> </text:a><text:a xlink:href="https://1xbet.whoscored.com/Teams/1218/Show/Brazil-Goia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6503/Show/Thales" xlink:type="simple">543Thales</text:a><text:a xlink:href="https://1xbet.whoscored.com/Teams/4619/Show/Brazil-Avai-FC" xlink:type="simple">Avai FC, </text:a>28, D(R)</text:p>
          </table:table-cell>
          <table:table-cell office:value-type="string" calcext:value-type="string">
            <text:p><text:a xlink:href="https://1xbet.whoscored.com/Players/416503/Show/Thales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1/Show/Vinicius-Balieiro" xlink:type="simple">544Vinicius Balieiro</text:a><text:a xlink:href="https://1xbet.whoscored.com/Teams/1241/Show/Brazil-Santos-FC" xlink:type="simple">Santos FC, </text:a>23, DMC</text:p>
          </table:table-cell>
          <table:table-cell office:value-type="string" calcext:value-type="string">
            <text:p><text:a xlink:href="https://1xbet.whoscored.com/Players/406251/Show/Vinicius-Balieiro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8/Show/Matheus-Nascimento" xlink:type="simple">545Matheus Nascimento</text:a><text:a xlink:href="https://1xbet.whoscored.com/Teams/1227/Show/Brazil-Botafogo-RJ" xlink:type="simple">Botafogo RJ, </text:a>18, FW</text:p>
          </table:table-cell>
          <table:table-cell office:value-type="string" calcext:value-type="string">
            <text:p><text:a xlink:href="https://1xbet.whoscored.com/Players/397828/Show/Matheus-Nascimento" xlink:type="simple"> </text:a><text:a xlink:href="https://1xbet.whoscored.com/Teams/1227/Show/Brazil-Botafogo-RJ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519" calcext:value-type="float">
            <text:p>51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8100/Show/Jenison" xlink:type="simple">546Jeni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418100/Show/Jenison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230/Show/William-Matheus" xlink:type="simple">547William Matheus</text:a><text:a xlink:href="https://1xbet.whoscored.com/Teams/1220/Show/Brazil-Juventude" xlink:type="simple">Juventude, </text:a>32, D(L),M(L)</text:p>
          </table:table-cell>
          <table:table-cell office:value-type="string" calcext:value-type="string">
            <text:p><text:a xlink:href="https://1xbet.whoscored.com/Players/41230/Show/William-Matheus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03" calcext:value-type="float">
            <text:p>90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3/Show/Marcão-Silva" xlink:type="simple">548Marcão Silva</text:a><text:a xlink:href="https://1xbet.whoscored.com/Teams/8938/Show/Brazil-Cuiaba" xlink:type="simple">Cuiaba, </text:a>31, DMC</text:p>
          </table:table-cell>
          <table:table-cell office:value-type="string" calcext:value-type="string">
            <text:p><text:a xlink:href="https://1xbet.whoscored.com/Players/337973/Show/Marcão-Silva" xlink:type="simple"> </text:a><text:a xlink:href="https://1xbet.whoscored.com/Teams/8938/Show/Brazil-Cuia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1" calcext:value-type="float">
            <text:p>46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08/Show/Klaus" xlink:type="simple">549Klaus</text:a><text:a xlink:href="https://1xbet.whoscored.com/Teams/1227/Show/Brazil-Botafogo-RJ" xlink:type="simple">Botafogo RJ, </text:a>28, D(C)</text:p>
          </table:table-cell>
          <table:table-cell office:value-type="string" calcext:value-type="string">
            <text:p><text:a xlink:href="https://1xbet.whoscored.com/Players/355708/Show/Klaus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8/Show/Juan-Pablo" xlink:type="simple">550Juan Pablo</text:a><text:a xlink:href="https://1xbet.whoscored.com/Teams/1218/Show/Brazil-Goias" xlink:type="simple">Goias, </text:a>20, Defender</text:p>
          </table:table-cell>
          <table:table-cell office:value-type="string" calcext:value-type="string">
            <text:p><text:a xlink:href="https://1xbet.whoscored.com/Players/437728/Show/Juan-Pablo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36653/Show/Vinícius-Jaú" xlink:type="simple">551Vinícius Jaú</text:a><text:a xlink:href="https://1xbet.whoscored.com/Teams/4619/Show/Brazil-Avai-FC" xlink:type="simple">Avai FC, </text:a>24, Forward</text:p>
          </table:table-cell>
          <table:table-cell office:value-type="string" calcext:value-type="string">
            <text:p><text:a xlink:href="https://1xbet.whoscored.com/Players/436653/Show/Vinícius-Jaú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74692/Show/Ricardo-Goulart" xlink:type="simple">552Ricardo Goulart</text:a><text:a xlink:href="https://1xbet.whoscored.com/Teams/1241/Show/Brazil-Santos-FC" xlink:type="simple">Santos FC, </text:a>31, AM(CR),FW</text:p>
          </table:table-cell>
          <table:table-cell office:value-type="string" calcext:value-type="string">
            <text:p><text:a xlink:href="https://1xbet.whoscored.com/Players/74692/Show/Ricardo-Goulart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2">
          <table:table-cell office:value-type="string" calcext:value-type="string">
            <text:p><text:a xlink:href="https://1xbet.whoscored.com/Players/77883/Show/Marcelo" xlink:type="simple">553Marcelo</text:a><text:a xlink:href="https://1xbet.whoscored.com/Teams/1243/Show/Brazil-Athletico-Paranaense" xlink:type="simple">Athletico Paranaense, </text:a>30, AM(CR),FW</text:p>
          </table:table-cell>
          <table:table-cell office:value-type="string" calcext:value-type="string">
            <text:p><text:a xlink:href="https://1xbet.whoscored.com/Players/77883/Show/Marcel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4" calcext:value-type="float">
            <text:p>47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13728/Show/Fábio-Gomes" xlink:type="simple">554Fábio Gomes</text:a><text:a xlink:href="https://1xbet.whoscored.com/Teams/1235/Show/Brazil-Atletico-MG" xlink:type="simple">Atletico MG, </text:a>25, FW</text:p>
          </table:table-cell>
          <table:table-cell office:value-type="string" calcext:value-type="string">
            <text:p><text:a xlink:href="https://1xbet.whoscored.com/Players/413728/Show/Fábio-Gomes" xlink:type="simple"> </text:a><text:a xlink:href="https://1xbet.whoscored.com/Teams/1235/Show/Brazil-Atletico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2/Show/Dentinho" xlink:type="simple">555Dentinho</text:a><text:a xlink:href="https://1xbet.whoscored.com/Teams/4619/Show/Brazil-Avai-FC" xlink:type="simple">Avai FC, </text:a>25, Forward</text:p>
          </table:table-cell>
          <table:table-cell office:value-type="string" calcext:value-type="string">
            <text:p><text:a xlink:href="https://1xbet.whoscored.com/Players/436652/Show/Dentinho" xlink:type="simple"> </text:a><text:a xlink:href="https://1xbet.whoscored.com/Teams/4619/Show/Brazil-Avai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261990/Show/Felipe-Pires" xlink:type="simple">556Felipe Pires</text:a><text:a xlink:href="https://1xbet.whoscored.com/Teams/1220/Show/Brazil-Juventude" xlink:type="simple">Juventude, </text:a>27, AM(LR)</text:p>
          </table:table-cell>
          <table:table-cell office:value-type="string" calcext:value-type="string">
            <text:p><text:a xlink:href="https://1xbet.whoscored.com/Players/261990/Show/Felipe-Pires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58/Show/Robert-Renan" xlink:type="simple">557Robert Renan</text:a><text:a xlink:href="https://1xbet.whoscored.com/Teams/1237/Show/Brazil-Corinthians" xlink:type="simple">Corinthians, </text:a>18, Defender</text:p>
          </table:table-cell>
          <table:table-cell office:value-type="string" calcext:value-type="string">
            <text:p><text:a xlink:href="https://1xbet.whoscored.com/Players/440058/Show/Robert-Renan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2">
          <table:table-cell office:value-type="string" calcext:value-type="string">
            <text:p><text:a xlink:href="https://1xbet.whoscored.com/Players/101772/Show/Willian" xlink:type="simple">558Willian</text:a><text:a xlink:href="https://1xbet.whoscored.com/Teams/1232/Show/Brazil-Fluminense" xlink:type="simple">Fluminense, </text:a>35, AM(CLR),FW</text:p>
          </table:table-cell>
          <table:table-cell office:value-type="string" calcext:value-type="string">
            <text:p><text:a xlink:href="https://1xbet.whoscored.com/Players/101772/Show/Willian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29059/Show/Alexandre-Jesus" xlink:type="simple">559Alexandre Jesus</text:a><text:a xlink:href="https://1xbet.whoscored.com/Teams/1232/Show/Brazil-Fluminense" xlink:type="simple">Fluminense, </text:a>20, Forward</text:p>
          </table:table-cell>
          <table:table-cell office:value-type="string" calcext:value-type="string">
            <text:p><text:a xlink:href="https://1xbet.whoscored.com/Players/429059/Show/Alexandre-Jesus" xlink:type="simple"> </text:a><text:a xlink:href="https://1xbet.whoscored.com/Teams/1232/Show/Brazil-Flumin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34/Show/Rodrigo-Freitas" xlink:type="simple">561Rodrigo Freitas</text:a><text:a xlink:href="https://1xbet.whoscored.com/Teams/4619/Show/Brazil-Avai-FC" xlink:type="simple">Avai FC, </text:a>24, D(C)</text:p>
          </table:table-cell>
          <table:table-cell office:value-type="string" calcext:value-type="string">
            <text:p><text:a xlink:href="https://1xbet.whoscored.com/Players/363134/Show/Rodrigo-Freitas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24" calcext:value-type="float">
            <text:p>32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0</text:p>
          </table:table-cell>
        </table:table-row>
        <table:table-row table:style-name="ro2">
          <table:table-cell office:value-type="string" calcext:value-type="string">
            <text:p><text:a xlink:href="https://1xbet.whoscored.com/Players/280246/Show/Carlos-Eduardo" xlink:type="simple">562Carlos Eduardo</text:a><text:a xlink:href="https://1xbet.whoscored.com/Teams/5438/Show/Brazil-Red-Bull-Bragantino" xlink:type="simple">Red Bull Bragantino, </text:a>25, AM(CLR),FW</text:p>
          </table:table-cell>
          <table:table-cell office:value-type="string" calcext:value-type="string">
            <text:p><text:a xlink:href="https://1xbet.whoscored.com/Players/280246/Show/Carlos-Eduar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2" calcext:value-type="float">
            <text:p>36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0/Show/Hugo" xlink:type="simple">563Hugo</text:a><text:a xlink:href="https://1xbet.whoscored.com/Teams/1218/Show/Brazil-Goias" xlink:type="simple">Goias, </text:a>24, Defender</text:p>
          </table:table-cell>
          <table:table-cell office:value-type="string" calcext:value-type="string">
            <text:p><text:a xlink:href="https://1xbet.whoscored.com/Players/436560/Show/Hugo" xlink:type="simple"> </text:a><text:a xlink:href="https://1xbet.whoscored.com/Teams/1218/Show/Brazil-Goi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0</text:p>
          </table:table-cell>
        </table:table-row>
        <table:table-row table:style-name="ro2">
          <table:table-cell office:value-type="string" calcext:value-type="string">
            <text:p><text:a xlink:href="https://1xbet.whoscored.com/Players/261421/Show/Braian-Romero" xlink:type="simple">564Braian Romero</text:a><text:a xlink:href="https://1xbet.whoscored.com/Teams/1219/Show/Brazil-Internacional" xlink:type="simple">Internacional, </text:a>31, AM(LR),FW</text:p>
          </table:table-cell>
          <table:table-cell office:value-type="string" calcext:value-type="string">
            <text:p><text:a xlink:href="https://1xbet.whoscored.com/Players/261421/Show/Braian-Romero" xlink:type="simple"> </text:a><text:a xlink:href="https://1xbet.whoscored.com/Teams/1219/Show/Brazil-Internacional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330525/Show/Zé-Ricardo" xlink:type="simple">565Zé Ricardo</text:a><text:a xlink:href="https://1xbet.whoscored.com/Teams/1228/Show/Brazil-America-MG" xlink:type="simple">America MG, </text:a>26, DMC</text:p>
          </table:table-cell>
          <table:table-cell office:value-type="string" calcext:value-type="string">
            <text:p><text:a xlink:href="https://1xbet.whoscored.com/Players/330525/Show/Zé-Ricardo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9/Show/Rafael-Navarro" xlink:type="simple">566Rafael Navarro</text:a><text:a xlink:href="https://1xbet.whoscored.com/Teams/1234/Show/Brazil-Palmeiras" xlink:type="simple">Palmeiras, </text:a>22, FW</text:p>
          </table:table-cell>
          <table:table-cell office:value-type="string" calcext:value-type="string">
            <text:p><text:a xlink:href="https://1xbet.whoscored.com/Players/397829/Show/Rafael-Navarro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10" calcext:value-type="float">
            <text:p>6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22377/Show/Éder" xlink:type="simple">567Éder</text:a><text:a xlink:href="https://1xbet.whoscored.com/Teams/1224/Show/Brazil-Sao-Paulo" xlink:type="simple">Sao Paulo, </text:a>35, AM(CLR),FW</text:p>
          </table:table-cell>
          <table:table-cell office:value-type="string" calcext:value-type="string">
            <text:p><text:a xlink:href="https://1xbet.whoscored.com/Players/22377/Show/Éder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518" calcext:value-type="float">
            <text:p>51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9/Show/Bryan-García" xlink:type="simple">568Bryan García</text:a><text:a xlink:href="https://1xbet.whoscored.com/Teams/1243/Show/Brazil-Athletico-Paranaense" xlink:type="simple">Athletico Paranaense, </text:a>21, Midfielder</text:p>
          </table:table-cell>
          <table:table-cell office:value-type="string" calcext:value-type="string">
            <text:p><text:a xlink:href="https://1xbet.whoscored.com/Players/436659/Show/Bryan-García" xlink:type="simple"> </text:a><text:a xlink:href="https://1xbet.whoscored.com/Teams/1243/Show/Brazil-Athletico-Parana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367282/Show/Pedro-Bicalho" xlink:type="simple">569Pedro Bicalho</text:a><text:a xlink:href="https://1xbet.whoscored.com/Teams/1234/Show/Brazil-Palmeiras" xlink:type="simple">Palmeiras, </text:a>21, Midfielder</text:p>
          </table:table-cell>
          <table:table-cell office:value-type="string" calcext:value-type="string">
            <text:p><text:a xlink:href="https://1xbet.whoscored.com/Players/367282/Show/Pedro-Bicalho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43/Show/João-Moreira" xlink:type="simple">571João Moreira</text:a><text:a xlink:href="https://1xbet.whoscored.com/Teams/1224/Show/Brazil-Sao-Paulo" xlink:type="simple">Sao Paulo, </text:a>18, Defender</text:p>
          </table:table-cell>
          <table:table-cell office:value-type="string" calcext:value-type="string">
            <text:p><text:a xlink:href="https://1xbet.whoscored.com/Players/439643/Show/João-Moreira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62/Show/Léo-Rafael" xlink:type="simple">572Léo Rafael</text:a><text:a xlink:href="https://1xbet.whoscored.com/Teams/7334/Show/Brazil-Ceara" xlink:type="simple">Ceara, </text:a>21, Midfielder</text:p>
          </table:table-cell>
          <table:table-cell office:value-type="string" calcext:value-type="string">
            <text:p><text:a xlink:href="https://1xbet.whoscored.com/Players/437162/Show/Léo-Rafael" xlink:type="simple"> </text:a><text:a xlink:href="https://1xbet.whoscored.com/Teams/7334/Show/Brazil-Cear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38277/Show/Pablo-García" xlink:type="simple">573Pablo García</text:a><text:a xlink:href="https://1xbet.whoscored.com/Teams/1236/Show/Brazil-Coritiba" xlink:type="simple">Coritiba, </text:a>23, Midfielder</text:p>
          </table:table-cell>
          <table:table-cell office:value-type="string" calcext:value-type="string">
            <text:p><text:a xlink:href="https://1xbet.whoscored.com/Players/438277/Show/Pablo-Garcí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41924/Show/Weslley" xlink:type="simple">574Weslley</text:a><text:a xlink:href="https://1xbet.whoscored.com/Teams/1241/Show/Brazil-Santos-FC" xlink:type="simple">Santos FC, </text:a>18, Forward</text:p>
          </table:table-cell>
          <table:table-cell office:value-type="string" calcext:value-type="string">
            <text:p><text:a xlink:href="https://1xbet.whoscored.com/Players/441924/Show/Weslley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30641/Show/Diego-Alves" xlink:type="simple">575Diego Alves</text:a><text:a xlink:href="https://1xbet.whoscored.com/Teams/1239/Show/Brazil-Flamengo" xlink:type="simple">Flamengo, </text:a>37, GK</text:p>
          </table:table-cell>
          <table:table-cell office:value-type="string" calcext:value-type="string">
            <text:p><text:a xlink:href="https://1xbet.whoscored.com/Players/30641/Show/Diego-Alves" xlink:type="simple"> </text:a><text:a xlink:href="https://1xbet.whoscored.com/Teams/1239/Show/Brazil-Flameng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965/Show/Roni" xlink:type="simple">576Roni</text:a><text:a xlink:href="https://1xbet.whoscored.com/Teams/1237/Show/Brazil-Corinthians" xlink:type="simple">Corinthians, </text:a>23, M(C)</text:p>
          </table:table-cell>
          <table:table-cell office:value-type="string" calcext:value-type="string">
            <text:p><text:a xlink:href="https://1xbet.whoscored.com/Players/397965/Show/Roni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47" calcext:value-type="float">
            <text:p>54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6</text:p>
          </table:table-cell>
        </table:table-row>
        <table:table-row table:style-name="ro1">
          <table:table-cell office:value-type="string" calcext:value-type="string">
            <text:p><text:a xlink:href="https://1xbet.whoscored.com/Players/91094/Show/Silvio-Romero" xlink:type="simple">577Silvio Romero</text:a><text:a xlink:href="https://1xbet.whoscored.com/Teams/2065/Show/Brazil-Fortaleza" xlink:type="simple">Fortaleza, </text:a>34, AM(R),FW</text:p>
          </table:table-cell>
          <table:table-cell office:value-type="string" calcext:value-type="string">
            <text:p><text:a xlink:href="https://1xbet.whoscored.com/Players/91094/Show/Silvio-Romero" xlink:type="simple"> </text:a><text:a xlink:href="https://1xbet.whoscored.com/Teams/2065/Show/Brazil-Fortalez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44" calcext:value-type="float">
            <text:p>84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6</text:p>
          </table:table-cell>
        </table:table-row>
        <table:table-row table:style-name="ro1">
          <table:table-cell office:value-type="string" calcext:value-type="string">
            <text:p><text:a xlink:href="https://1xbet.whoscored.com/Players/82123/Show/Paulão" xlink:type="simple">578Paulão</text:a><text:a xlink:href="https://1xbet.whoscored.com/Teams/8938/Show/Brazil-Cuiaba" xlink:type="simple">Cuiaba, </text:a>36, D(C)</text:p>
          </table:table-cell>
          <table:table-cell office:value-type="string" calcext:value-type="string">
            <text:p><text:a xlink:href="https://1xbet.whoscored.com/Players/82123/Show/Paulão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03" calcext:value-type="float">
            <text:p>40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409247/Show/John-Kennedy" xlink:type="simple">579John Kennedy</text:a><text:a xlink:href="https://1xbet.whoscored.com/Teams/1232/Show/Brazil-Fluminense" xlink:type="simple">Fluminense, </text:a>20, FW</text:p>
          </table:table-cell>
          <table:table-cell office:value-type="string" calcext:value-type="string">
            <text:p><text:a xlink:href="https://1xbet.whoscored.com/Players/409247/Show/John-Kennedy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30557/Show/Neilton" xlink:type="simple">580Neilton</text:a><text:a xlink:href="https://1xbet.whoscored.com/Teams/1236/Show/Brazil-Coritiba" xlink:type="simple">Coritiba, </text:a>28, AM(CLR),FW</text:p>
          </table:table-cell>
          <table:table-cell office:value-type="string" calcext:value-type="string">
            <text:p><text:a xlink:href="https://1xbet.whoscored.com/Players/130557/Show/Neilton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06258/Show/Kevin-Lomónaco" xlink:type="simple">581Kevin Lomónaco</text:a><text:a xlink:href="https://1xbet.whoscored.com/Teams/5438/Show/Brazil-Red-Bull-Bragantino" xlink:type="simple">Red Bull Bragantino, </text:a>20, D(C)</text:p>
          </table:table-cell>
          <table:table-cell office:value-type="string" calcext:value-type="string">
            <text:p><text:a xlink:href="https://1xbet.whoscored.com/Players/406258/Show/Kevin-Lomónaco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18" calcext:value-type="float">
            <text:p>61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28785/Show/Hernán-Pérez" xlink:type="simple">582Hernán Pérez</text:a><text:a xlink:href="https://1xbet.whoscored.com/Teams/1236/Show/Brazil-Coritiba" xlink:type="simple">Coritiba, </text:a>33, M(LR)</text:p>
          </table:table-cell>
          <table:table-cell office:value-type="string" calcext:value-type="string">
            <text:p><text:a xlink:href="https://1xbet.whoscored.com/Players/28785/Show/Hernán-Pérez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36142/Show/Fabrício-Baiano" xlink:type="simple">583Fabrício Baiano</text:a><text:a xlink:href="https://1xbet.whoscored.com/Teams/2065/Show/Brazil-Fortaleza" xlink:type="simple">Fortaleza, </text:a>30, D(R),M(CR)</text:p>
          </table:table-cell>
          <table:table-cell office:value-type="string" calcext:value-type="string">
            <text:p><text:a xlink:href="https://1xbet.whoscored.com/Players/136142/Show/Fabrício-Baiano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69/Show/Rômulo" xlink:type="simple">584Rômulo</text:a><text:a xlink:href="https://1xbet.whoscored.com/Teams/4619/Show/Brazil-Avai-FC" xlink:type="simple">Avai FC, </text:a>27, AM(LR),FW</text:p>
          </table:table-cell>
          <table:table-cell office:value-type="string" calcext:value-type="string">
            <text:p><text:a xlink:href="https://1xbet.whoscored.com/Players/279569/Show/Rômulo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132407/Show/Régis" xlink:type="simple">585Régis</text:a><text:a xlink:href="https://1xbet.whoscored.com/Teams/1236/Show/Brazil-Coritiba" xlink:type="simple">Coritiba, </text:a>29, AM(C)</text:p>
          </table:table-cell>
          <table:table-cell office:value-type="string" calcext:value-type="string">
            <text:p><text:a xlink:href="https://1xbet.whoscored.com/Players/132407/Show/Régis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92" calcext:value-type="float">
            <text:p>49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70/Show/Weverson" xlink:type="simple">586Weverson</text:a><text:a xlink:href="https://1xbet.whoscored.com/Teams/5438/Show/Brazil-Red-Bull-Bragantino" xlink:type="simple">Red Bull Bragantino, </text:a>22, D(L)</text:p>
          </table:table-cell>
          <table:table-cell office:value-type="string" calcext:value-type="string">
            <text:p><text:a xlink:href="https://1xbet.whoscored.com/Players/397570/Show/Weverson" xlink:type="simple"> </text:a><text:a xlink:href="https://1xbet.whoscored.com/Teams/5438/Show/Brazil-Red-Bull-Bragantin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1/Show/Guilherme-Castilho" xlink:type="simple">587Guilherme Castilho</text:a><text:a xlink:href="https://1xbet.whoscored.com/Teams/1235/Show/Brazil-Atletico-MG" xlink:type="simple">Atletico MG, </text:a>22, M(C)</text:p>
          </table:table-cell>
          <table:table-cell office:value-type="string" calcext:value-type="string">
            <text:p><text:a xlink:href="https://1xbet.whoscored.com/Players/388561/Show/Guilherme-Castilho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8/Show/Vitor-Ricardo" xlink:type="simple">588Vitor Ricardo</text:a><text:a xlink:href="https://1xbet.whoscored.com/Teams/2065/Show/Brazil-Fortaleza" xlink:type="simple">Fortaleza, </text:a>22, Defender</text:p>
          </table:table-cell>
          <table:table-cell office:value-type="string" calcext:value-type="string">
            <text:p><text:a xlink:href="https://1xbet.whoscored.com/Players/436638/Show/Vitor-Ricardo" xlink:type="simple"> </text:a><text:a xlink:href="https://1xbet.whoscored.com/Teams/2065/Show/Brazil-Fortalez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296479/Show/Renato-Kayzer" xlink:type="simple">589Renato Kayzer</text:a><text:a xlink:href="https://1xbet.whoscored.com/Teams/2065/Show/Brazil-Fortaleza" xlink:type="simple">Fortaleza, </text:a>26, FW</text:p>
          </table:table-cell>
          <table:table-cell office:value-type="string" calcext:value-type="string">
            <text:p><text:a xlink:href="https://1xbet.whoscored.com/Players/296479/Show/Renato-Kayzer" xlink:type="simple"> </text:a><text:a xlink:href="https://1xbet.whoscored.com/Teams/2065/Show/Brazil-Fortalez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29/Show/Eric-Ramires" xlink:type="simple">590Eric Ramires</text:a><text:a xlink:href="https://1xbet.whoscored.com/Teams/5438/Show/Brazil-Red-Bull-Bragantino" xlink:type="simple">Red Bull Bragantino, </text:a>22, M(CR)</text:p>
          </table:table-cell>
          <table:table-cell office:value-type="string" calcext:value-type="string">
            <text:p><text:a xlink:href="https://1xbet.whoscored.com/Players/363129/Show/Eric-Ramires" xlink:type="simple"> </text:a><text:a xlink:href="https://1xbet.whoscored.com/Teams/5438/Show/Brazil-Red-Bull-Bragantin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99" calcext:value-type="float">
            <text:p>59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73533/Show/Marlon" xlink:type="simple">591Marlon</text:a><text:a xlink:href="https://1xbet.whoscored.com/Teams/1220/Show/Brazil-Juventude" xlink:type="simple">Juventude, </text:a>32, M(CR)</text:p>
          </table:table-cell>
          <table:table-cell office:value-type="string" calcext:value-type="string">
            <text:p><text:a xlink:href="https://1xbet.whoscored.com/Players/373533/Show/Marlon" xlink:type="simple"> </text:a><text:a xlink:href="https://1xbet.whoscored.com/Teams/1220/Show/Brazil-Juventud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74611/Show/Darlan" xlink:type="simple">592Darlan</text:a><text:a xlink:href="https://1xbet.whoscored.com/Teams/1220/Show/Brazil-Juventude" xlink:type="simple">Juventude, </text:a>24, DMC</text:p>
          </table:table-cell>
          <table:table-cell office:value-type="string" calcext:value-type="string">
            <text:p><text:a xlink:href="https://1xbet.whoscored.com/Players/374611/Show/Darlan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8/Show/Nathan-Palafoz" xlink:type="simple">593Nathan Palafoz</text:a><text:a xlink:href="https://1xbet.whoscored.com/Teams/4619/Show/Brazil-Avai-FC" xlink:type="simple">Avai FC, </text:a>23, Forward</text:p>
          </table:table-cell>
          <table:table-cell office:value-type="string" calcext:value-type="string">
            <text:p><text:a xlink:href="https://1xbet.whoscored.com/Players/388568/Show/Nathan-Palafoz" xlink:type="simple"> </text:a><text:a xlink:href="https://1xbet.whoscored.com/Teams/4619/Show/Brazil-Avai-FC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60/Show/Pablo-Siles" xlink:type="simple">594Pablo Siles</text:a><text:a xlink:href="https://1xbet.whoscored.com/Teams/1243/Show/Brazil-Athletico-Paranaense" xlink:type="simple">Athletico Paranaense, </text:a>25, Midfielder</text:p>
          </table:table-cell>
          <table:table-cell office:value-type="string" calcext:value-type="string">
            <text:p><text:a xlink:href="https://1xbet.whoscored.com/Players/436660/Show/Pablo-Siles" xlink:type="simple"> </text:a><text:a xlink:href="https://1xbet.whoscored.com/Teams/1243/Show/Brazil-Athletico-Paranaens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28892/Show/Dentinho" xlink:type="simple">595Dentinho</text:a><text:a xlink:href="https://1xbet.whoscored.com/Teams/7334/Show/Brazil-Ceara" xlink:type="simple">Ceara, </text:a>33, Midfielder</text:p>
          </table:table-cell>
          <table:table-cell office:value-type="string" calcext:value-type="string">
            <text:p><text:a xlink:href="https://1xbet.whoscored.com/Players/28892/Show/Dentinho" xlink:type="simple"> </text:a><text:a xlink:href="https://1xbet.whoscored.com/Teams/7334/Show/Brazil-Cear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0/Show/Marcinho" xlink:type="simple">596Marcinho</text:a><text:a xlink:href="https://1xbet.whoscored.com/Teams/4619/Show/Brazil-Avai-FC" xlink:type="simple">Avai FC, </text:a>27, M(LR)</text:p>
          </table:table-cell>
          <table:table-cell office:value-type="string" calcext:value-type="string">
            <text:p><text:a xlink:href="https://1xbet.whoscored.com/Players/337880/Show/Marcinho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7/Show/Daniel-Cruz" xlink:type="simple">597Daniel Cruz</text:a><text:a xlink:href="https://1xbet.whoscored.com/Teams/1227/Show/Brazil-Botafogo-RJ" xlink:type="simple">Botafogo RJ, </text:a>21, Forward</text:p>
          </table:table-cell>
          <table:table-cell office:value-type="string" calcext:value-type="string">
            <text:p><text:a xlink:href="https://1xbet.whoscored.com/Players/429557/Show/Daniel-Cruz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294115/Show/Guilherme-Parede" xlink:type="simple">598Guilherme Parede</text:a><text:a xlink:href="https://1xbet.whoscored.com/Teams/1220/Show/Brazil-Juventude" xlink:type="simple">Juventude, </text:a>26, AM(LR)</text:p>
          </table:table-cell>
          <table:table-cell office:value-type="string" calcext:value-type="string">
            <text:p><text:a xlink:href="https://1xbet.whoscored.com/Players/294115/Show/Guilherme-Parede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58510/Show/Bruninho" xlink:type="simple">599Bruninho</text:a><text:a xlink:href="https://1xbet.whoscored.com/Teams/1220/Show/Brazil-Juventude" xlink:type="simple">Juventude, </text:a>22, Midfielder</text:p>
          </table:table-cell>
          <table:table-cell office:value-type="string" calcext:value-type="string">
            <text:p><text:a xlink:href="https://1xbet.whoscored.com/Players/358510/Show/Bruninho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78/Show/Lucas-Ventura" xlink:type="simple">600Lucas Ventura</text:a><text:a xlink:href="https://1xbet.whoscored.com/Teams/4619/Show/Brazil-Avai-FC" xlink:type="simple">Avai FC, </text:a>24, DMC</text:p>
          </table:table-cell>
          <table:table-cell office:value-type="string" calcext:value-type="string">
            <text:p><text:a xlink:href="https://1xbet.whoscored.com/Players/337878/Show/Lucas-Ventura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03" calcext:value-type="float">
            <text:p>30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1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63561/Show/Jan-Hurtado" xlink:type="simple">601Jan Hurtad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63561/Show/Jan-Hurta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5/Show/Estêvão" xlink:type="simple">602Estêvão</text:a><text:a xlink:href="https://1xbet.whoscored.com/Teams/1219/Show/Brazil-Internacional" xlink:type="simple">Internacional, </text:a>20, Midfielder</text:p>
          </table:table-cell>
          <table:table-cell office:value-type="string" calcext:value-type="string">
            <text:p><text:a xlink:href="https://1xbet.whoscored.com/Players/437155/Show/Estêvão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21/Show/Kelvyn" xlink:type="simple">603Kelvyn</text:a><text:a xlink:href="https://1xbet.whoscored.com/Teams/7334/Show/Brazil-Ceara" xlink:type="simple">Ceara, </text:a>23, D(L)</text:p>
          </table:table-cell>
          <table:table-cell office:value-type="string" calcext:value-type="string">
            <text:p><text:a xlink:href="https://1xbet.whoscored.com/Players/397521/Show/Kelvyn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2/Show/Lucas-Fasson" xlink:type="simple">604Lucas Fasson</text:a><text:a xlink:href="https://1xbet.whoscored.com/Teams/1243/Show/Brazil-Athletico-Paranaense" xlink:type="simple">Athletico Paranaense, </text:a>21, D(C)</text:p>
          </table:table-cell>
          <table:table-cell office:value-type="string" calcext:value-type="string">
            <text:p><text:a xlink:href="https://1xbet.whoscored.com/Players/389162/Show/Lucas-Fasson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1/Show/Patryck" xlink:type="simple">605Patryck</text:a><text:a xlink:href="https://1xbet.whoscored.com/Teams/1224/Show/Brazil-Sao-Paulo" xlink:type="simple">Sao Paulo, </text:a>19, Defender</text:p>
          </table:table-cell>
          <table:table-cell office:value-type="string" calcext:value-type="string">
            <text:p><text:a xlink:href="https://1xbet.whoscored.com/Players/389161/Show/Patryck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10598/Show/Geovane" xlink:type="simple">606Geovane</text:a><text:a xlink:href="https://1xbet.whoscored.com/Teams/7334/Show/Brazil-Ceara" xlink:type="simple">Ceara, </text:a>23, DMC</text:p>
          </table:table-cell>
          <table:table-cell office:value-type="string" calcext:value-type="string">
            <text:p><text:a xlink:href="https://1xbet.whoscored.com/Players/410598/Show/Geovane" xlink:type="simple"> </text:a><text:a xlink:href="https://1xbet.whoscored.com/Teams/7334/Show/Brazil-Cear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32" calcext:value-type="float">
            <text:p>33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58/Show/Marcos-Guilherme" xlink:type="simple">607Marcos Guilherme</text:a><text:a xlink:href="https://1xbet.whoscored.com/Teams/1224/Show/Brazil-Sao-Paulo" xlink:type="simple">Sao Paulo, </text:a>27, M(CLR),FW</text:p>
          </table:table-cell>
          <table:table-cell office:value-type="string" calcext:value-type="string">
            <text:p><text:a xlink:href="https://1xbet.whoscored.com/Players/146758/Show/Marcos-Guilherme" xlink:type="simple"> </text:a><text:a xlink:href="https://1xbet.whoscored.com/Teams/1224/Show/Brazil-Sao-Paul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2">
          <table:table-cell office:value-type="string" calcext:value-type="string">
            <text:p><text:a xlink:href="https://1xbet.whoscored.com/Players/21613/Show/Wellington-Paulista" xlink:type="simple">608Wellington Paulista</text:a><text:a xlink:href="https://1xbet.whoscored.com/Teams/1228/Show/Brazil-America-MG" xlink:type="simple">America MG, </text:a>39, AM(R),FW</text:p>
          </table:table-cell>
          <table:table-cell office:value-type="string" calcext:value-type="string">
            <text:p><text:a xlink:href="https://1xbet.whoscored.com/Players/21613/Show/Wellington-Paulista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264" calcext:value-type="float">
            <text:p>26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24041/Show/Valentín-Depietri" xlink:type="simple">609Valentín Depietri</text:a><text:a xlink:href="https://1xbet.whoscored.com/Teams/2065/Show/Brazil-Fortaleza" xlink:type="simple">Fortaleza, </text:a>21, Forward</text:p>
          </table:table-cell>
          <table:table-cell office:value-type="string" calcext:value-type="string">
            <text:p><text:a xlink:href="https://1xbet.whoscored.com/Players/424041/Show/Valentín-Depietri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06808/Show/Caio-Vidal" xlink:type="simple">610Caio Vidal</text:a><text:a xlink:href="https://1xbet.whoscored.com/Teams/1219/Show/Brazil-Internacional" xlink:type="simple">Internacional, </text:a>21, AM(R)</text:p>
          </table:table-cell>
          <table:table-cell office:value-type="string" calcext:value-type="string">
            <text:p><text:a xlink:href="https://1xbet.whoscored.com/Players/406808/Show/Caio-Vidal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441925/Show/Rodrigo" xlink:type="simple">611Rodrigo</text:a><text:a xlink:href="https://1xbet.whoscored.com/Teams/1224/Show/Brazil-Sao-Paulo" xlink:type="simple">Sao Paulo, </text:a>18, Midfielder</text:p>
          </table:table-cell>
          <table:table-cell office:value-type="string" calcext:value-type="string">
            <text:p><text:a xlink:href="https://1xbet.whoscored.com/Players/441925/Show/Rodrigo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7/Show/Matheus-Babi" xlink:type="simple">612Matheus Babi</text:a><text:a xlink:href="https://1xbet.whoscored.com/Teams/1243/Show/Brazil-Athletico-Paranaense" xlink:type="simple">Athletico Paranaense, </text:a>25, FW</text:p>
          </table:table-cell>
          <table:table-cell office:value-type="string" calcext:value-type="string">
            <text:p><text:a xlink:href="https://1xbet.whoscored.com/Players/397827/Show/Matheus-Babi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95/Show/Robinho-Moreira" xlink:type="simple">613Robinho Moreira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07795/Show/Robinho-Moreir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002/Show/Vitinho" xlink:type="simple">614Vitinho</text:a><text:a xlink:href="https://1xbet.whoscored.com/Teams/4619/Show/Brazil-Avai-FC" xlink:type="simple">Avai FC, </text:a>21, Midfielder</text:p>
          </table:table-cell>
          <table:table-cell office:value-type="string" calcext:value-type="string">
            <text:p><text:a xlink:href="https://1xbet.whoscored.com/Players/439002/Show/Vitinho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8</text:p>
          </table:table-cell>
        </table:table-row>
        <table:table-row table:style-name="ro1">
          <table:table-cell office:value-type="string" calcext:value-type="string">
            <text:p><text:a xlink:href="https://1xbet.whoscored.com/Players/369717/Show/Miguel-Merentiel" xlink:type="simple">615Miguel Merentiel</text:a><text:a xlink:href="https://1xbet.whoscored.com/Teams/1234/Show/Brazil-Palmeiras" xlink:type="simple">Palmeiras, </text:a>26, FW</text:p>
          </table:table-cell>
          <table:table-cell office:value-type="string" calcext:value-type="string">
            <text:p><text:a xlink:href="https://1xbet.whoscored.com/Players/369717/Show/Miguel-Merentiel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15/Show/Carlos-Alberto" xlink:type="simple">616Carlos Alberto</text:a><text:a xlink:href="https://1xbet.whoscored.com/Teams/1228/Show/Brazil-America-MG" xlink:type="simple">America MG, </text:a>20, Forward</text:p>
          </table:table-cell>
          <table:table-cell office:value-type="string" calcext:value-type="string">
            <text:p><text:a xlink:href="https://1xbet.whoscored.com/Players/416915/Show/Carlos-Alberto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9/Show/Lucas-Lima" xlink:type="simple">617Lucas Lima</text:a><text:a xlink:href="https://1xbet.whoscored.com/Teams/6368/Show/Brazil-Atletico-GO" xlink:type="simple">Atletico GO, </text:a>22, Midfielder</text:p>
          </table:table-cell>
          <table:table-cell office:value-type="string" calcext:value-type="string">
            <text:p><text:a xlink:href="https://1xbet.whoscored.com/Players/437159/Show/Lucas-Lima" xlink:type="simple"> </text:a><text:a xlink:href="https://1xbet.whoscored.com/Teams/6368/Show/Brazil-Atletico-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147914/Show/Luan" xlink:type="simple">618Luan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47914/Show/Luan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15/Show/Diego-Porfirio" xlink:type="simple">619Diego Porfirio</text:a><text:a xlink:href="https://1xbet.whoscored.com/Teams/1236/Show/Brazil-Coritiba" xlink:type="simple">Coritiba, </text:a>23, Defender</text:p>
          </table:table-cell>
          <table:table-cell office:value-type="string" calcext:value-type="string">
            <text:p><text:a xlink:href="https://1xbet.whoscored.com/Players/437415/Show/Diego-Porfirio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6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4/Show/Arthur" xlink:type="simple">620Arthur</text:a><text:a xlink:href="https://1xbet.whoscored.com/Teams/1228/Show/Brazil-America-MG" xlink:type="simple">America MG, </text:a>19, Defender</text:p>
          </table:table-cell>
          <table:table-cell office:value-type="string" calcext:value-type="string">
            <text:p><text:a xlink:href="https://1xbet.whoscored.com/Players/437724/Show/Arthur" xlink:type="simple"> </text:a><text:a xlink:href="https://1xbet.whoscored.com/Teams/1228/Show/Brazil-America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6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18314/Show/Jaílson" xlink:type="simple">621Jaílson</text:a><text:a xlink:href="https://1xbet.whoscored.com/Teams/1234/Show/Brazil-Palmeiras" xlink:type="simple">Palmeiras, </text:a>26, D(C),DMC</text:p>
          </table:table-cell>
          <table:table-cell office:value-type="string" calcext:value-type="string">
            <text:p><text:a xlink:href="https://1xbet.whoscored.com/Players/318314/Show/Jaílson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6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9/Show/Gustavo" xlink:type="simple">622Gustavo</text:a><text:a xlink:href="https://1xbet.whoscored.com/Teams/4619/Show/Brazil-Avai-FC" xlink:type="simple">Avai FC, </text:a>20, Forward</text:p>
          </table:table-cell>
          <table:table-cell office:value-type="string" calcext:value-type="string">
            <text:p><text:a xlink:href="https://1xbet.whoscored.com/Players/436649/Show/Gustavo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5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3/Show/Marlos" xlink:type="simple">623Marlos</text:a><text:a xlink:href="https://1xbet.whoscored.com/Teams/1243/Show/Brazil-Athletico-Paranaense" xlink:type="simple">Athletico Paranaense, </text:a>34, AM(CR)</text:p>
          </table:table-cell>
          <table:table-cell office:value-type="string" calcext:value-type="string">
            <text:p><text:a xlink:href="https://1xbet.whoscored.com/Players/40763/Show/Marlos" xlink:type="simple"> </text:a><text:a xlink:href="https://1xbet.whoscored.com/Teams/1243/Show/Brazil-Athletico-Parana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5</text:p>
          </table:table-cell>
        </table:table-row>
        <table:table-row table:style-name="ro1">
          <table:table-cell office:value-type="string" calcext:value-type="string">
            <text:p><text:a xlink:href="https://1xbet.whoscored.com/Players/140572/Show/Ricardo-Silva" xlink:type="simple">624Ricardo Silva</text:a><text:a xlink:href="https://1xbet.whoscored.com/Teams/1228/Show/Brazil-America-MG" xlink:type="simple">America MG, </text:a>30, D(C)</text:p>
          </table:table-cell>
          <table:table-cell office:value-type="string" calcext:value-type="string">
            <text:p><text:a xlink:href="https://1xbet.whoscored.com/Players/140572/Show/Ricardo-Silva" xlink:type="simple"> </text:a><text:a xlink:href="https://1xbet.whoscored.com/Teams/1228/Show/Brazil-America-MG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43490/Show/Rickson" xlink:type="simple">625Rickson</text:a><text:a xlink:href="https://1xbet.whoscored.com/Teams/6368/Show/Brazil-Atletico-GO" xlink:type="simple">Atletico GO, </text:a>24, Midfielder</text:p>
          </table:table-cell>
          <table:table-cell office:value-type="string" calcext:value-type="string">
            <text:p><text:a xlink:href="https://1xbet.whoscored.com/Players/343490/Show/Rickson" xlink:type="simple"> </text:a><text:a xlink:href="https://1xbet.whoscored.com/Teams/6368/Show/Brazil-Atletico-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5/Show/Xavier" xlink:type="simple">626Xavier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397825/Show/Xavier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5/Show/Gabriel-Pirani" xlink:type="simple">627Gabriel Pirani</text:a><text:a xlink:href="https://1xbet.whoscored.com/Teams/1241/Show/Brazil-Santos-FC" xlink:type="simple">Santos FC, </text:a>20, AM(C)</text:p>
          </table:table-cell>
          <table:table-cell office:value-type="string" calcext:value-type="string">
            <text:p><text:a xlink:href="https://1xbet.whoscored.com/Players/406255/Show/Gabriel-Pirani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79629/Show/Juninho-Valoura" xlink:type="simple">628Juninho Valoura</text:a><text:a xlink:href="https://1xbet.whoscored.com/Teams/1228/Show/Brazil-America-MG" xlink:type="simple">America MG, </text:a>36, M(C)</text:p>
          </table:table-cell>
          <table:table-cell office:value-type="string" calcext:value-type="string">
            <text:p><text:a xlink:href="https://1xbet.whoscored.com/Players/79629/Show/Juninho-Valoura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764/Show/Gabriel-Tota" xlink:type="simple">629Gabriel Tota</text:a><text:a xlink:href="https://1xbet.whoscored.com/Teams/1220/Show/Brazil-Juventude" xlink:type="simple">Juventude, </text:a>20, Midfielder</text:p>
          </table:table-cell>
          <table:table-cell office:value-type="string" calcext:value-type="string">
            <text:p><text:a xlink:href="https://1xbet.whoscored.com/Players/436764/Show/Gabriel-Tota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17/Show/Paulinho-Moccelin" xlink:type="simple">630Paulinho Moccelin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133817/Show/Paulinho-Moccelin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384" calcext:value-type="float">
            <text:p>38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2</text:p>
          </table:table-cell>
        </table:table-row>
        <table:table-row table:style-name="ro3">
          <table:table-cell table:style-name="Default" table:number-columns-repeated="9"/>
        </table:table-row>
        <table:table-row table:style-name="ro2">
          <table:table-cell office:value-type="string" calcext:value-type="string">
            <text:p><text:a xlink:href="https://1xbet.whoscored.com/Players/409627/Show/Matheus-Donelli" xlink:type="simple">631Matheus Donelli</text:a><text:a xlink:href="https://1xbet.whoscored.com/Teams/1237/Show/Brazil-Corinthians" xlink:type="simple">Corinthians, </text:a>20, Goalkeeper</text:p>
          </table:table-cell>
          <table:table-cell office:value-type="string" calcext:value-type="string">
            <text:p><text:a xlink:href="https://1xbet.whoscored.com/Players/409627/Show/Matheus-Donelli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1</text:p>
          </table:table-cell>
        </table:table-row>
        <table:table-row table:style-name="ro1">
          <table:table-cell office:value-type="string" calcext:value-type="string">
            <text:p><text:a xlink:href="https://1xbet.whoscored.com/Players/418155/Show/Felipe-Augusto" xlink:type="simple">632Felipe Augusto</text:a><text:a xlink:href="https://1xbet.whoscored.com/Teams/1237/Show/Brazil-Corinthians" xlink:type="simple">Corinthians, </text:a>18, Forward</text:p>
          </table:table-cell>
          <table:table-cell office:value-type="string" calcext:value-type="string">
            <text:p><text:a xlink:href="https://1xbet.whoscored.com/Players/418155/Show/Felipe-Augusto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39701/Show/David-Conceição" xlink:type="simple">633David Conceição</text:a><text:a xlink:href="https://1xbet.whoscored.com/Teams/2065/Show/Brazil-Fortaleza" xlink:type="simple">Fortaleza, </text:a>22, Forward</text:p>
          </table:table-cell>
          <table:table-cell office:value-type="string" calcext:value-type="string">
            <text:p><text:a xlink:href="https://1xbet.whoscored.com/Players/439701/Show/David-Conceição" xlink:type="simple"> </text:a><text:a xlink:href="https://1xbet.whoscored.com/Teams/2065/Show/Brazil-Fortaleza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02895/Show/Gabriel-Noga" xlink:type="simple">634Gabriel Noga</text:a><text:a xlink:href="https://1xbet.whoscored.com/Teams/6368/Show/Brazil-Atletico-GO" xlink:type="simple">Atletico GO, </text:a>20, Defender</text:p>
          </table:table-cell>
          <table:table-cell office:value-type="string" calcext:value-type="string">
            <text:p><text:a xlink:href="https://1xbet.whoscored.com/Players/402895/Show/Gabriel-Noga" xlink:type="simple"> </text:a><text:a xlink:href="https://1xbet.whoscored.com/Teams/6368/Show/Brazil-Atletico-GO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74432/Show/Glédson" xlink:type="simple">635Glédson</text:a><text:a xlink:href="https://1xbet.whoscored.com/Teams/4619/Show/Brazil-Avai-FC" xlink:type="simple">Avai FC, </text:a>39, GK</text:p>
          </table:table-cell>
          <table:table-cell office:value-type="string" calcext:value-type="string">
            <text:p><text:a xlink:href="https://1xbet.whoscored.com/Players/74432/Show/Glédson" xlink:type="simple"> </text:a><text:a xlink:href="https://1xbet.whoscored.com/Teams/4619/Show/Brazil-Avai-FC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31/Show/Lucas-Ramos" xlink:type="simple">636Lucas Ramos</text:a><text:a xlink:href="https://1xbet.whoscored.com/Teams/1219/Show/Brazil-Internacional" xlink:type="simple">Internacional, </text:a>21, Midfielder</text:p>
          </table:table-cell>
          <table:table-cell office:value-type="string" calcext:value-type="string">
            <text:p><text:a xlink:href="https://1xbet.whoscored.com/Players/379231/Show/Lucas-Ramos" xlink:type="simple"> </text:a><text:a xlink:href="https://1xbet.whoscored.com/Teams/1219/Show/Brazil-Internacional" xlink:type="simple"> </text:a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07549/Show/Matheus-Alves" xlink:type="simple">637Matheus Alves</text:a><text:a xlink:href="https://1xbet.whoscored.com/Teams/1218/Show/Brazil-Goias" xlink:type="simple">Goias, </text:a>27, Goalkeeper</text:p>
          </table:table-cell>
          <table:table-cell office:value-type="string" calcext:value-type="string">
            <text:p><text:a xlink:href="https://1xbet.whoscored.com/Players/307549/Show/Matheus-Alves" xlink:type="simple"> </text:a><text:a xlink:href="https://1xbet.whoscored.com/Teams/1218/Show/Brazil-Goias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503/Show/Rómulo-Otero" xlink:type="simple">638Rómulo Otero</text:a><text:a xlink:href="https://1xbet.whoscored.com/Teams/2065/Show/Brazil-Fortaleza" xlink:type="simple">Fortaleza, </text:a>29, AM(LR)</text:p>
          </table:table-cell>
          <table:table-cell office:value-type="string" calcext:value-type="string">
            <text:p><text:a xlink:href="https://1xbet.whoscored.com/Players/318503/Show/Rómulo-Otero" xlink:type="simple"> </text:a><text:a xlink:href="https://1xbet.whoscored.com/Teams/2065/Show/Brazil-Fortaleza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56/Show/Vitor-Hugo" xlink:type="simple">639Vitor Hug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40056/Show/Vitor-Hugo" xlink:type="simple"> </text:a><text:a xlink:href="https://1xbet.whoscored.com/Teams/1218/Show/Brazil-Goias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9/Show/Gabriel-Silva" xlink:type="simple">640Gabriel Silva</text:a><text:a xlink:href="https://1xbet.whoscored.com/Teams/1234/Show/Brazil-Palmeiras" xlink:type="simple">Palmeiras, </text:a>20, FW</text:p>
          </table:table-cell>
          <table:table-cell office:value-type="string" calcext:value-type="string">
            <text:p><text:a xlink:href="https://1xbet.whoscored.com/Players/397849/Show/Gabriel-Silva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0/Show/João-Vialle" xlink:type="simple">641João Vialle</text:a><text:a xlink:href="https://1xbet.whoscored.com/Teams/1243/Show/Brazil-Athletico-Paranaense" xlink:type="simple">Athletico Paranaense, </text:a>19, Defender</text:p>
          </table:table-cell>
          <table:table-cell office:value-type="string" calcext:value-type="string">
            <text:p><text:a xlink:href="https://1xbet.whoscored.com/Players/429550/Show/João-Vialle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30/Show/Matheus-Ribeiro" xlink:type="simple">642Matheus Ribeiro</text:a><text:a xlink:href="https://1xbet.whoscored.com/Teams/4619/Show/Brazil-Avai-FC" xlink:type="simple">Avai FC, </text:a>29, D(R)</text:p>
          </table:table-cell>
          <table:table-cell office:value-type="string" calcext:value-type="string">
            <text:p><text:a xlink:href="https://1xbet.whoscored.com/Players/279530/Show/Matheus-Ribeiro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25201/Show/Matheus-Cadorini" xlink:type="simple">643Matheus Cadorini</text:a><text:a xlink:href="https://1xbet.whoscored.com/Teams/1219/Show/Brazil-Internacional" xlink:type="simple">Internacional, </text:a>19, Forward</text:p>
          </table:table-cell>
          <table:table-cell office:value-type="string" calcext:value-type="string">
            <text:p><text:a xlink:href="https://1xbet.whoscored.com/Players/425201/Show/Matheus-Cadorini" xlink:type="simple"> </text:a><text:a xlink:href="https://1xbet.whoscored.com/Teams/1219/Show/Brazil-Internacional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03192/Show/Igor-Torres" xlink:type="simple">644Igor Torres</text:a><text:a xlink:href="https://1xbet.whoscored.com/Teams/2065/Show/Brazil-Fortaleza" xlink:type="simple">Fortaleza, </text:a>22, Forward</text:p>
          </table:table-cell>
          <table:table-cell office:value-type="string" calcext:value-type="string">
            <text:p><text:a xlink:href="https://1xbet.whoscored.com/Players/403192/Show/Igor-Torres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42/Show/Nathan" xlink:type="simple">645Nathan</text:a><text:a xlink:href="https://1xbet.whoscored.com/Teams/1236/Show/Brazil-Coritiba" xlink:type="simple">Coritiba, </text:a>19, Defender</text:p>
          </table:table-cell>
          <table:table-cell office:value-type="string" calcext:value-type="string">
            <text:p><text:a xlink:href="https://1xbet.whoscored.com/Players/439642/Show/Nathan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85/Show/Beraldo" xlink:type="simple">646Beraldo</text:a><text:a xlink:href="https://1xbet.whoscored.com/Teams/1224/Show/Brazil-Sao-Paulo" xlink:type="simple">Sao Paulo, </text:a>18, Defender</text:p>
          </table:table-cell>
          <table:table-cell office:value-type="string" calcext:value-type="string">
            <text:p><text:a xlink:href="https://1xbet.whoscored.com/Players/440085/Show/Beraldo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20938/Show/Thiago-Heleno" xlink:type="simple">647Thiago Heleno</text:a><text:a xlink:href="https://1xbet.whoscored.com/Teams/1243/Show/Brazil-Athletico-Paranaense" xlink:type="simple">Athletico Paranaense, </text:a>33, D(C)</text:p>
          </table:table-cell>
          <table:table-cell office:value-type="string" calcext:value-type="string">
            <text:p><text:a xlink:href="https://1xbet.whoscored.com/Players/20938/Show/Thiago-Heleno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33/Show/Kawê" xlink:type="simple">648Kawê</text:a><text:a xlink:href="https://1xbet.whoscored.com/Teams/1228/Show/Brazil-America-MG" xlink:type="simple">America MG, </text:a>20, Forward</text:p>
          </table:table-cell>
          <table:table-cell office:value-type="string" calcext:value-type="string">
            <text:p><text:a xlink:href="https://1xbet.whoscored.com/Players/417533/Show/Kawê" xlink:type="simple"> </text:a><text:a xlink:href="https://1xbet.whoscored.com/Teams/1228/Show/Brazil-America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7</text:p>
          </table:table-cell>
        </table:table-row>
        <table:table-row table:style-name="ro1">
          <table:table-cell office:value-type="string" calcext:value-type="string">
            <text:p><text:a xlink:href="https://1xbet.whoscored.com/Players/373938/Show/Lucas-Halter" xlink:type="simple">649Lucas Halter</text:a><text:a xlink:href="https://1xbet.whoscored.com/Teams/1243/Show/Brazil-Athletico-Paranaense" xlink:type="simple">Athletico Paranaense, </text:a>22, D(C)</text:p>
          </table:table-cell>
          <table:table-cell office:value-type="string" calcext:value-type="string">
            <text:p><text:a xlink:href="https://1xbet.whoscored.com/Players/373938/Show/Lucas-Halter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6</text:p>
          </table:table-cell>
        </table:table-row>
        <table:table-row table:style-name="ro1">
          <table:table-cell office:value-type="string" calcext:value-type="string">
            <text:p><text:a xlink:href="https://1xbet.whoscored.com/Players/342699/Show/Tabata" xlink:type="simple">650Tabata</text:a><text:a xlink:href="https://1xbet.whoscored.com/Teams/1234/Show/Brazil-Palmeiras" xlink:type="simple">Palmeiras, </text:a>25, AM(CLR)</text:p>
          </table:table-cell>
          <table:table-cell office:value-type="string" calcext:value-type="string">
            <text:p><text:a xlink:href="https://1xbet.whoscored.com/Players/342699/Show/Tabata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16881/Show/João-Victor" xlink:type="simple">651João Victor</text:a><text:a xlink:href="https://1xbet.whoscored.com/Teams/7334/Show/Brazil-Ceara" xlink:type="simple">Ceara, </text:a>18, Forward</text:p>
          </table:table-cell>
          <table:table-cell office:value-type="string" calcext:value-type="string">
            <text:p><text:a xlink:href="https://1xbet.whoscored.com/Players/416881/Show/João-Victor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5/Show/Rikelmi" xlink:type="simple">652Rikelmi</text:a><text:a xlink:href="https://1xbet.whoscored.com/Teams/1227/Show/Brazil-Botafogo-RJ" xlink:type="simple">Botafogo RJ, </text:a>21, Forward</text:p>
          </table:table-cell>
          <table:table-cell office:value-type="string" calcext:value-type="string">
            <text:p><text:a xlink:href="https://1xbet.whoscored.com/Players/436625/Show/Rikelmi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50/Show/Wesley-Ribeiro" xlink:type="simple">653Wesley Ribeiro</text:a><text:a xlink:href="https://1xbet.whoscored.com/Teams/1237/Show/Brazil-Corinthians" xlink:type="simple">Corinthians, </text:a>17, Midfielder</text:p>
          </table:table-cell>
          <table:table-cell office:value-type="string" calcext:value-type="string">
            <text:p><text:a xlink:href="https://1xbet.whoscored.com/Players/439650/Show/Wesley-Ribeiro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360558/Show/Diego" xlink:type="simple">654Diego</text:a><text:a xlink:href="https://1xbet.whoscored.com/Teams/1227/Show/Brazil-Botafogo-RJ" xlink:type="simple">Botafogo RJ, </text:a>24, GK</text:p>
          </table:table-cell>
          <table:table-cell office:value-type="string" calcext:value-type="string">
            <text:p><text:a xlink:href="https://1xbet.whoscored.com/Players/360558/Show/Diego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814/Show/John-Mercado" xlink:type="simple">655John Mercad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39814/Show/John-Mercado" xlink:type="simple"> </text:a><text:a xlink:href="https://1xbet.whoscored.com/Teams/1243/Show/Brazil-Athletico-Paranaense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4</text:p>
          </table:table-cell>
        </table:table-row>
        <table:table-row table:style-name="ro1">
          <table:table-cell office:value-type="string" calcext:value-type="string">
            <text:p><text:a xlink:href="https://1xbet.whoscored.com/Players/135641/Show/Deyverson" xlink:type="simple">656Deyver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135641/Show/Deyverson" xlink:type="simple"> </text:a><text:a xlink:href="https://1xbet.whoscored.com/Teams/8938/Show/Brazil-Cuia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2</text:p>
          </table:table-cell>
        </table:table-row>
        <table:table-row table:style-name="ro1">
          <table:table-cell office:value-type="string" calcext:value-type="string">
            <text:p><text:a xlink:href="https://1xbet.whoscored.com/Players/417867/Show/Giovani" xlink:type="simple">657Giovani</text:a><text:a xlink:href="https://1xbet.whoscored.com/Teams/1234/Show/Brazil-Palmeiras" xlink:type="simple">Palmeiras, </text:a>18, Forward</text:p>
          </table:table-cell>
          <table:table-cell office:value-type="string" calcext:value-type="string">
            <text:p><text:a xlink:href="https://1xbet.whoscored.com/Players/417867/Show/Giovani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19/Show/Henrique-Lordelo" xlink:type="simple">658Henrique Lordelo</text:a><text:a xlink:href="https://1xbet.whoscored.com/Teams/1218/Show/Brazil-Goias" xlink:type="simple">Goias, </text:a>22, M(C)</text:p>
          </table:table-cell>
          <table:table-cell office:value-type="string" calcext:value-type="string">
            <text:p><text:a xlink:href="https://1xbet.whoscored.com/Players/397819/Show/Henrique-Lordelo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1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20/Show/Jonathan-Cafú" xlink:type="simple">659Jonathan Cafú</text:a><text:a xlink:href="https://1xbet.whoscored.com/Teams/8938/Show/Brazil-Cuiaba" xlink:type="simple">Cuiaba, </text:a>31, AM(R),FW</text:p>
          </table:table-cell>
          <table:table-cell office:value-type="string" calcext:value-type="string">
            <text:p><text:a xlink:href="https://1xbet.whoscored.com/Players/279520/Show/Jonathan-Cafú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84/Show/Ricardinho" xlink:type="simple">660Ricardinho</text:a><text:a xlink:href="https://1xbet.whoscored.com/Teams/6368/Show/Brazil-Atletico-GO" xlink:type="simple">Atletico GO, </text:a>21, FW</text:p>
          </table:table-cell>
          <table:table-cell office:value-type="string" calcext:value-type="string">
            <text:p><text:a xlink:href="https://1xbet.whoscored.com/Players/416884/Show/Ricardinho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0:17:25.787798879</meta:creation-date>
    <meta:generator>LibreOffice/7.3.4.2$Linux_X86_64 LibreOffice_project/30$Build-2</meta:generator>
    <dc:date>2022-08-16T00:22:43.368103758</dc:date>
    <meta:editing-duration>PT5M18S</meta:editing-duration>
    <meta:editing-cycles>1</meta:editing-cycles>
    <meta:document-statistic meta:table-count="1" meta:cell-count="5832" meta:object-count="0"/>
  </office:meta>
</office:document-meta>
</file>